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Gill Sans MT Condensed" svg:font-family="'Gill Sans MT Condense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Standar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1.3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1.3cm" loext:decorative="false"/>
    </style:style>
    <style:style style:name="gr3" style:family="graphic" style:parent-style-name="objectwithoutfill">
      <style:graphic-properties svg:stroke-width="0.03cm" svg:stroke-color="#00ae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4" style:family="graphic" style:parent-style-name="objectwithoutfill">
      <style:graphic-properties svg:stroke-width="0.03cm" svg:stroke-color="#cccc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5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6" style:family="graphic" style:parent-style-name="objectwithoutfill">
      <style:graphic-properties svg:stroke-width="0.03cm" svg:stroke-color="#ff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loext:decorative="false"/>
      <style:paragraph-properties style:writing-mode="lr-tb"/>
    </style:style>
    <style:style style:name="gr8" style:family="graphic" style:parent-style-name="objectwithoutfill">
      <style:graphic-properties svg:stroke-width="0.03cm" svg:stroke-color="#80808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9" style:family="graphic" style:parent-style-name="objectwithoutfill">
      <style:graphic-properties svg:stroke-width="0.03cm" svg:stroke-color="#944794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svg:stroke-width="0.03cm" svg:stroke-color="#00008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1" style:family="graphic" style:parent-style-name="objectwithoutfill">
      <style:graphic-properties svg:stroke-width="0.03cm" svg:stroke-color="#0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2" style:family="graphic" style:parent-style-name="objectwithoutfill">
      <style:graphic-properties svg:stroke-width="0.03cm" svg:stroke-color="#cccc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svg:stroke-width="0.03cm" svg:stroke-color="#ff6633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4" style:family="graphic" style:parent-style-name="objectwithoutfill">
      <style:graphic-properties svg:stroke-width="0.03cm" svg:stroke-color="#8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5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1.45cm" fo:min-width="1.7cm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2.65cm" fo:min-width="0.9cm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0.65cm" fo:min-width="0.5cm" loext:decorative="false"/>
    </style:style>
    <style:style style:name="gr19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20" style:family="graphic">
      <style:graphic-properties style:writing-mode="lr-tb" loext:decorative="false"/>
    </style:style>
    <style:style style:name="gr21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 loext:decorative="false"/>
    </style:style>
    <style:style style:name="gr22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 loext:decorative="false"/>
    </style:style>
    <style:style style:name="gr23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 loext:decorative="false"/>
    </style:style>
    <style:style style:name="gr24" style:family="graphic">
      <style:graphic-properties loext:decorative="false"/>
    </style:style>
    <style:style style:name="gr25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 loext:decorative="false"/>
    </style:style>
    <style:style style:name="gr26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28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29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0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min-height="0.24cm" fo:min-width="0.788cm" fo:padding-top="0.13cm" fo:padding-bottom="0.13cm" fo:padding-left="0.255cm" fo:padding-right="0.255cm" draw:shadow-opacity="0%" loext:decorative="false"/>
    </style:style>
    <style:style style:name="gr31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1.0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objectwithoutfill">
      <style:graphic-properties draw:fill="none" draw:textarea-vertical-align="middle" loext:decorative="false"/>
    </style:style>
    <style:style style:name="gr3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8cm" fo:min-width="0.55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58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min-height="0.44cm" fo:min-width="0.788cm" fo:padding-top="0.13cm" fo:padding-bottom="0.13cm" fo:padding-left="0.255cm" fo:padding-right="0.255cm" draw:shadow-opacity="0%" loext:decorative="false"/>
    </style:style>
    <style:style style:name="gr3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607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fill-color="#808080" draw:opacity="100%" draw:textarea-vertical-align="middle" draw:shadow-opacity="100%" loext:decorative="false"/>
    </style:style>
    <style:style style:name="gr38" style:family="graphic" style:parent-style-name="standard">
      <style:graphic-properties draw:fill-color="#c0c0c0" draw:opacity="100%" draw:textarea-vertical-align="middle" draw:shadow-opacity="100%" loext:decorative="false"/>
    </style:style>
    <style:style style:name="gr39" style:family="graphic" style:parent-style-name="standard">
      <style:graphic-properties svg:stroke-width="0.01cm" svg:stroke-color="#000000" draw:marker-start-width="0.235cm" draw:marker-end-width="0.235cm" draw:fill-color="#ffff00" draw:textarea-vertical-align="middle" fo:padding-top="0.13cm" fo:padding-bottom="0.13cm" fo:padding-left="0.255cm" fo:padding-right="0.255cm" loext:decorative="false"/>
    </style:style>
    <style:style style:name="gr40" style:family="graphic" style:parent-style-name="standard">
      <style:graphic-properties draw:textarea-vertical-align="middle" loext:decorative="false"/>
    </style:style>
    <style:style style:name="gr41" style:family="graphic" style:parent-style-name="standard">
      <style:graphic-properties svg:stroke-width="0.02cm" svg:stroke-color="#000000" draw:marker-start-width="0.24cm" draw:marker-end-width="0.24cm" draw:fill="solid" draw:fill-color="#cccccc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42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39cm" fo:min-width="0.197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45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46" style:family="graphic" style:parent-style-name="standard">
      <style:graphic-properties svg:stroke-width="0.03cm" svg:stroke-color="#808080" draw:marker-start-width="0.295cm" draw:marker-end-width="0.295cm" draw:fill-color="#80808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47" style:family="graphic" style:parent-style-name="objectwithoutfill">
      <style:graphic-properties svg:stroke-width="0.03cm" svg:stroke-color="#808080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48" style:family="graphic" style:parent-style-name="objectwithoutfill">
      <style:graphic-properties svg:stroke-width="0.03cm" svg:stroke-color="#e6e64c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9" style:family="graphic" style:parent-style-name="standard">
      <style:graphic-properties svg:stroke-width="0.01cm" svg:stroke-color="#000000" draw:marker-start-width="0.235cm" draw:marker-end-width="0.235cm" draw:fill-color="#ffffff" draw:textarea-vertical-align="middle" fo:padding-top="0.13cm" fo:padding-bottom="0.13cm" fo:padding-left="0.255cm" fo:padding-right="0.255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27cm" fo:min-width="0.121cm" fo:padding-top="0.01cm" fo:padding-bottom="0.01cm" fo:padding-left="0.01cm" fo:padding-right="0.01cm" loext:decorative="false"/>
      <style:paragraph-properties style:writing-mode="lr-tb"/>
    </style:style>
    <style:style style:name="gr51" style:family="graphic" style:parent-style-name="standard">
      <style:graphic-properties draw:fill-color="#c0c0c0" draw:textarea-vertical-align="middle" loext:decorative="false"/>
    </style:style>
    <style:style style:name="gr52" style:family="graphic" style:parent-style-name="standard">
      <style:graphic-properties svg:stroke-color="#000000" draw:fill-color="#333333" draw:textarea-horizontal-align="center" draw:textarea-vertical-align="middle" loext:decorative="false"/>
    </style:style>
    <style:style style:name="gr53" style:family="graphic" style:parent-style-name="objectwithoutfill">
      <style:graphic-properties svg:stroke-width="0.03cm" svg:stroke-color="#b3b3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4" style:family="graphic" style:parent-style-name="objectwithoutfill">
      <style:graphic-properties svg:stroke-width="0.03cm" svg:stroke-color="#33cc66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5" style:family="graphic" style:parent-style-name="objectwithoutfill">
      <style:graphic-properties svg:stroke-width="0.03cm" svg:stroke-color="#0000ff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6" style:family="graphic" style:parent-style-name="standard">
      <style:graphic-properties svg:stroke-width="0.03cm" svg:stroke-color="#944794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57" style:family="graphic" style:parent-style-name="objectwithoutfill">
      <style:graphic-properties svg:stroke-width="0.03cm" svg:stroke-color="#e6e6ff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8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264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133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1cm" fo:min-width="0.772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svg:stroke-color="#000000" draw:fill-color="#ffff00" draw:textarea-horizontal-align="center" draw:textarea-vertical-align="middle" loext:decorative="false"/>
    </style:style>
    <style:style style:name="gr6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9cm" fo:min-width="0.133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4cm" fo:min-width="1.691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084cm" fo:min-width="0.095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1.001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67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68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69" style:family="graphic" style:parent-style-name="objectwithoutfill">
      <style:graphic-properties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0" style:family="graphic" style:parent-style-name="objectwithoutfill">
      <style:graphic-properties svg:stroke-width="0.05cm" svg:stroke-color="#ff6633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1" style:family="graphic" style:parent-style-name="objectwithoutfill">
      <style:graphic-properties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2" style:family="graphic" style:parent-style-name="objectwithoutfill">
      <style:graphic-properties svg:stroke-width="0.02cm" svg:stroke-color="#800000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73" style:family="graphic" style:parent-style-name="objectwithoutfill">
      <style:graphic-properties svg:stroke-width="0.02cm" svg:stroke-color="#cccc00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74" style:family="graphic" style:parent-style-name="objectwithoutfill">
      <style:graphic-properties svg:stroke-width="0.02cm" svg:stroke-color="#000080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75" style:family="graphic" style:parent-style-name="standard">
      <style:graphic-properties svg:stroke-width="0.07cm" svg:stroke-color="#00ff00" draw:marker-start-width="0.46cm" draw:marker-end-width="0.46cm" draw:fill-color="#ffffff" draw:textarea-vertical-align="middle" fo:padding-top="0.16cm" fo:padding-bottom="0.16cm" fo:padding-left="0.285cm" fo:padding-right="0.285cm" loext:decorative="false"/>
    </style:style>
    <style:style style:name="gr7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loext:decorative="false"/>
      <style:paragraph-properties style:writing-mode="lr-tb"/>
    </style:style>
    <style:style style:name="gr79" style:family="graphic" style:parent-style-name="standard">
      <style:graphic-properties svg:stroke-width="0.05cm" svg:stroke-color="#000000" draw:marker-start-width="0.355cm" draw:marker-end-width="0.355cm" draw:fill-color="#ffffff" draw:opacity="0%" draw:textarea-vertical-align="middle" fo:padding-top="0.15cm" fo:padding-bottom="0.15cm" fo:padding-left="0.275cm" fo:padding-right="0.275cm" draw:shadow-opacity="0%" loext:decorative="false"/>
    </style:style>
    <style:style style:name="gr80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81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82" style:family="graphic" style:parent-style-name="standard">
      <style:graphic-properties draw:stroke="dash" draw:stroke-dash="Ultrafine_20_Dashed" svg:stroke-width="0.03cm" svg:stroke-color="#000000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83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84" style:family="graphic" style:parent-style-name="standard">
      <style:graphic-properties svg:stroke-width="0.07cm" svg:stroke-color="#000000" draw:marker-start-width="0.41cm" draw:marker-end-width="0.41cm" svg:stroke-linecap="square" draw:textarea-horizontal-align="center" draw:textarea-vertical-align="middle" fo:padding-top="0.16cm" fo:padding-bottom="0.16cm" fo:padding-left="0.285cm" fo:padding-right="0.285cm" loext:decorative="false"/>
    </style:style>
    <style:style style:name="gr85" style:family="graphic" style:parent-style-name="standard">
      <style:graphic-properties svg:stroke-width="0.03cm" svg:stroke-color="#000000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86" style:family="graphic" style:parent-style-name="standard">
      <style:graphic-properties draw:textarea-horizontal-align="center" draw:textarea-vertical-align="middle" loext:decorative="false"/>
    </style:style>
    <style:style style:name="gr87" style:family="graphic" style:parent-style-name="objectwithoutfill">
      <style:graphic-properties svg:stroke-width="0.03cm" svg:stroke-color="#000080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88" style:family="graphic" style:parent-style-name="standard">
      <style:graphic-properties svg:stroke-width="0.01cm" svg:stroke-color="#008000" draw:marker-start-width="0.24cm" draw:marker-end-width="0.24cm" draw:fill-color="#f0ffff" draw:opacity="100%" draw:textarea-horizontal-align="center" draw:textarea-vertical-align="middle" fo:padding-top="0.13cm" fo:padding-bottom="0.13cm" fo:padding-left="0.255cm" fo:padding-right="0.255cm" draw:shadow-opacity="100%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268cm" fo:min-width="0.121cm" fo:padding-top="0.02cm" fo:padding-bottom="0.02cm" fo:padding-left="0.02cm" fo:padding-right="0.02cm" loext:decorative="false"/>
      <style:paragraph-properties style:writing-mode="lr-tb"/>
    </style:style>
    <style:style style:name="gr90" style:family="graphic" style:parent-style-name="standard">
      <style:graphic-properties svg:stroke-width="0.1cm" svg:stroke-color="#00ff00" draw:marker-start-width="0.5cm" draw:marker-end-width="0.5cm" draw:fill-color="#ffffff" draw:textarea-vertical-align="middle" fo:padding-top="0.175cm" fo:padding-bottom="0.175cm" fo:padding-left="0.3cm" fo:padding-right="0.3cm" loext:decorative="false"/>
    </style:style>
    <style:style style:name="gr91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679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objectwithoutfill">
      <style:graphic-properties svg:stroke-width="0.02cm" svg:stroke-color="#000000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93" style:family="graphic" style:parent-style-name="objectwithoutfill">
      <style:graphic-properties svg:stroke-width="0.02cm" svg:stroke-color="#e6e6ff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94" style:family="graphic" style:parent-style-name="objectwithoutfill">
      <style:graphic-properties svg:stroke-width="0.05cm" svg:stroke-color="#808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95" style:family="graphic" style:parent-style-name="objectwithoutfill">
      <style:graphic-properties svg:stroke-width="0.05cm" svg:stroke-color="#944794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96" style:family="graphic" style:parent-style-name="objectwithoutfill">
      <style:graphic-properties svg:stroke-width="0.02cm" svg:stroke-color="#ff6633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97" style:family="graphic" style:parent-style-name="standard">
      <style:graphic-properties draw:stroke="none" draw:fill="none" draw:fill-color="#ffffff" draw:textarea-horizontal-align="center" draw:textarea-vertical-align="middle" draw:auto-grow-height="false" draw:fit-to-size="true" style:shrink-to-fit="false" fo:padding-top="0.01cm" fo:padding-bottom="0.01cm" fo:padding-left="0.01cm" fo:padding-right="0.01cm" loext:decorative="false"/>
      <style:paragraph-properties style:writing-mode="lr-tb"/>
    </style:style>
    <style:style style:name="gr98" style:family="graphic" style:parent-style-name="standard">
      <style:graphic-properties svg:stroke-color="#800000" draw:fill="solid" draw:fill-color="#800000" draw:textarea-horizontal-align="justify" draw:textarea-vertical-align="middle" draw:auto-grow-height="false" fo:min-height="0cm" fo:min-width="0cm" loext:decorative="false"/>
    </style:style>
    <style:style style:name="gr99" style:family="graphic" style:parent-style-name="standard">
      <style:graphic-properties svg:stroke-color="#ff6633" draw:fill="solid" draw:fill-color="#ff6633" draw:textarea-horizontal-align="justify" draw:textarea-vertical-align="middle" draw:auto-grow-height="false" fo:min-height="0cm" fo:min-width="0cm" loext:decorative="false"/>
    </style:style>
    <style:style style:name="gr100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1.1cm" loext:decorative="false"/>
    </style:style>
    <style:style style:name="gr101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3cm" fo:padding-right="0.03cm" loext:decorative="false"/>
      <style:paragraph-properties style:writing-mode="lr-tb"/>
    </style:style>
    <style:style style:name="gr102" style:family="graphic" style:parent-style-name="standard">
      <style:graphic-properties svg:stroke-width="0.02cm" svg:stroke-color="#808080" draw:marker-start-width="0.275cm" draw:marker-end-width="0.275cm" draw:fill-color="#ffffff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103" style:family="graphic" style:parent-style-name="standard">
      <style:graphic-properties svg:stroke-width="0.01cm" draw:marker-start-width="0.235cm" draw:marker-end-width="0.235cm" draw:fill-color="#808080" draw:textarea-vertical-align="middle" fo:padding-top="0.13cm" fo:padding-bottom="0.13cm" fo:padding-left="0.255cm" fo:padding-right="0.255cm" loext:decorative="false"/>
    </style:style>
    <style:style style:name="gr104" style:family="graphic" style:parent-style-name="standard">
      <style:graphic-properties svg:stroke-width="0.07cm" svg:stroke-color="#000000" draw:marker-start-width="0.41cm" draw:marker-end-width="0.41cm" draw:textarea-horizontal-align="center" draw:textarea-vertical-align="middle" fo:padding-top="0.16cm" fo:padding-bottom="0.16cm" fo:padding-left="0.285cm" fo:padding-right="0.285cm" loext:decorative="false"/>
    </style:style>
    <style:style style:name="gr105" style:family="graphic" style:parent-style-name="standard">
      <style:graphic-properties svg:stroke-width="0.03cm" svg:stroke-color="#000000" draw:marker-start-width="0.295cm" draw:marker-end-width="0.295cm" draw:fill-color="#000000" draw:textarea-vertical-align="middle" fo:padding-top="0.14cm" fo:padding-bottom="0.14cm" fo:padding-left="0.265cm" fo:padding-right="0.265cm" loext:decorative="false"/>
    </style:style>
    <style:style style:name="gr106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min-height="0.34cm" fo:min-width="0.785cm" fo:padding-top="0.13cm" fo:padding-bottom="0.13cm" fo:padding-left="0.255cm" fo:padding-right="0.255cm" draw:shadow-opacity="0%" loext:decorative="false"/>
    </style:style>
    <style:style style:name="gr107" style:family="graphic" style:parent-style-name="standard">
      <style:graphic-properties draw:stroke="none" draw:fill="none" draw:fill-color="#ffffff" draw:textarea-horizontal-align="left" draw:auto-grow-height="true" draw:auto-grow-width="true" draw:fit-to-size="false" style:shrink-to-fit="false" fo:min-height="0.28cm" fo:min-width="0.552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fill-color="#ffffff" draw:textarea-horizontal-align="left" draw:auto-grow-height="true" draw:auto-grow-width="true" draw:fit-to-size="false" style:shrink-to-fit="false" fo:min-height="0.28cm" fo:min-width="0.582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svg:stroke-width="0.03cm" svg:stroke-color="#000000" draw:marker-start-width="0.25cm" draw:marker-end-width="0.25cm" draw:fill-color="#ffffff" draw:opacity="0%" draw:textarea-horizontal-align="justify" draw:textarea-vertical-align="middle" draw:auto-grow-height="false" fo:min-height="0cm" fo:min-width="0cm" fo:padding-top="0.14cm" fo:padding-bottom="0.14cm" fo:padding-left="0.265cm" fo:padding-right="0.265cm" draw:shadow-opacity="0%" loext:decorative="false"/>
    </style:style>
    <style:style style:name="gr11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loext:decorative="false"/>
    </style:style>
    <style:style style:name="gr111" style:family="graphic" style:parent-style-name="standard">
      <style:graphic-properties draw:fill-color="#000000" draw:textarea-horizontal-align="justify" draw:textarea-vertical-align="middle" draw:auto-grow-height="false" fo:min-height="0cm" fo:min-width="0cm" loext:decorative="false"/>
    </style:style>
    <style:style style:name="gr112" style:family="graphic" style:parent-style-name="objectwithoutfill">
      <style:graphic-properties svg:stroke-width="0.03cm" draw:marker-start-width="0.28cm" draw:marker-end-width="0.28cm" draw:fill="none" draw:textarea-vertical-align="middle" fo:padding-top="0.14cm" fo:padding-bottom="0.14cm" fo:padding-left="0.265cm" fo:padding-right="0.265cm" loext:decorative="false"/>
    </style:style>
    <style:style style:name="gr113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min-height="0.54cm" fo:min-width="0.785cm" fo:padding-top="0.13cm" fo:padding-bottom="0.13cm" fo:padding-left="0.255cm" fo:padding-right="0.255cm" draw:shadow-opacity="0%" loext:decorative="false"/>
    </style:style>
    <style:style style:name="gr114" style:family="graphic" style:parent-style-name="objectwithoutfill">
      <style:graphic-properties svg:stroke-width="0.03cm" svg:stroke-color="#800000" draw:marker-start-width="0.26cm" draw:marker-end-width="0.26cm" draw:fill="none" draw:textarea-vertical-align="middle" fo:padding-top="0.14cm" fo:padding-bottom="0.14cm" fo:padding-left="0.265cm" fo:padding-right="0.265cm" loext:decorative="false"/>
    </style:style>
    <style:style style:name="gr115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116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min-height="0.34cm" fo:min-width="0.49cm" fo:padding-top="0.13cm" fo:padding-bottom="0.13cm" fo:padding-left="0.255cm" fo:padding-right="0.255cm" draw:shadow-opacity="0%" loext:decorative="false"/>
    </style:style>
    <style:style style:name="gr117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min-height="1.14cm" fo:min-width="0.49cm" fo:padding-top="0.13cm" fo:padding-bottom="0.13cm" fo:padding-left="0.255cm" fo:padding-right="0.255cm" draw:shadow-opacity="0%" loext:decorative="false"/>
    </style:style>
    <style:style style:name="gr118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1.213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min-height="1.54cm" fo:min-width="0.19cm" fo:padding-top="0.13cm" fo:padding-bottom="0.13cm" fo:padding-left="0.255cm" fo:padding-right="0.255cm" draw:shadow-opacity="0%" loext:decorative="false"/>
    </style:style>
    <style:style style:name="gr120" style:family="graphic" style:parent-style-name="standard">
      <style:graphic-properties svg:stroke-width="0.01cm" svg:stroke-color="#000000" draw:marker-start-width="0.22cm" draw:marker-end-width="0.22cm" draw:fill-color="#c0c0c0" draw:opacity="100%" draw:textarea-horizontal-align="justify" draw:textarea-vertical-align="middle" draw:auto-grow-height="false" fo:min-height="0.04cm" fo:min-width="0cm" fo:padding-top="0.13cm" fo:padding-bottom="0.13cm" fo:padding-left="0.255cm" fo:padding-right="0.255cm" draw:shadow-opacity="100%" loext:decorative="false"/>
    </style:style>
    <style:style style:name="gr121" style:family="graphic" style:parent-style-name="objectwithoutfill">
      <style:graphic-properties svg:stroke-width="0.01cm" draw:marker-start-width="0.22cm" draw:marker-end-width="0.22cm" draw:fill="solid" draw:fill-color="#000000" draw:textarea-vertical-align="middle" fo:padding-top="0.13cm" fo:padding-bottom="0.13cm" fo:padding-left="0.255cm" fo:padding-right="0.255cm" loext:decorative="false"/>
    </style:style>
    <style:style style:name="gr122" style:family="graphic" style:parent-style-name="standard">
      <style:graphic-properties svg:stroke-color="#000000" draw:fill-color="#333333" draw:textarea-horizontal-align="justify" draw:textarea-vertical-align="middle" draw:auto-grow-height="false" fo:min-height="0.104cm" fo:min-width="0cm" loext:decorative="false"/>
    </style:style>
    <style:style style:name="gr123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 loext:decorative="false"/>
    </style:style>
    <style:style style:name="gr124" style:family="graphic" style:parent-style-name="standard">
      <style:graphic-properties draw:fill-color="#808080" draw:textarea-horizontal-align="justify" draw:textarea-vertical-align="middle" draw:auto-grow-height="false" fo:min-height="0cm" fo:min-width="0cm" loext:decorative="false"/>
    </style:style>
    <style:style style:name="gr125" style:family="graphic" style:parent-style-name="objectwithoutfill">
      <style:graphic-properties svg:stroke-width="0.07cm" svg:stroke-color="#000000" draw:marker-start-width="0.31cm" draw:marker-end-width="0.31cm" draw:fill="none" draw:textarea-vertical-align="middle" fo:padding-top="0.16cm" fo:padding-bottom="0.16cm" fo:padding-left="0.285cm" fo:padding-right="0.285cm" loext:decorative="false"/>
    </style:style>
    <style:style style:name="gr12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8cm" fo:min-width="0.743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697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861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objectwithoutfill">
      <style:graphic-properties svg:stroke-width="0.03cm" svg:stroke-color="#000000" draw:marker-start-width="0.26cm" draw:marker-end-width="0.26cm" draw:fill="none" draw:textarea-vertical-align="middle" fo:padding-top="0.14cm" fo:padding-bottom="0.14cm" fo:padding-left="0.265cm" fo:padding-right="0.265cm" loext:decorative="false"/>
    </style:style>
    <style:style style:name="gr130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min-height="0.34cm" fo:min-width="0.788cm" fo:padding-top="0.13cm" fo:padding-bottom="0.13cm" fo:padding-left="0.255cm" fo:padding-right="0.255cm" draw:shadow-opacity="0%" loext:decorative="false"/>
    </style:style>
    <style:style style:name="gr131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min-height="0.54cm" fo:min-width="0.788cm" fo:padding-top="0.13cm" fo:padding-bottom="0.13cm" fo:padding-left="0.255cm" fo:padding-right="0.255cm" draw:shadow-opacity="0%" loext:decorative="false"/>
    </style:style>
    <style:style style:name="gr13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04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svg:stroke-color="#808000" draw:fill-color="#808000" draw:textarea-horizontal-align="center" draw:textarea-vertical-align="middle" loext:decorative="false"/>
    </style:style>
    <style:style style:name="gr134" style:family="graphic" style:parent-style-name="standard">
      <style:graphic-properties svg:stroke-color="#808000" draw:fill-color="#808000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251cm" fo:min-width="0.122cm" fo:padding-top="0.02cm" fo:padding-bottom="0.02cm" fo:padding-left="0.02cm" fo:padding-right="0.02cm" loext:decorative="false"/>
      <style:paragraph-properties style:writing-mode="lr-tb"/>
    </style:style>
    <style:style style:name="gr136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 loext:decorative="false"/>
    </style:style>
    <style:style style:name="gr137" style:family="graphic" style:parent-style-name="standard">
      <style:graphic-properties svg:stroke-color="#ff0000" draw:fill-color="#ff0000" draw:textarea-horizontal-align="center" draw:textarea-vertical-align="middle" loext:decorative="false"/>
    </style:style>
    <style:style style:name="gr138" style:family="graphic" style:parent-style-name="standard">
      <style:graphic-properties svg:stroke-color="#0000ff" draw:fill-color="#0000ff" draw:textarea-horizontal-align="center" draw:textarea-vertical-align="middle" loext:decorative="false"/>
    </style:style>
    <style:style style:name="gr13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140" style:family="graphic" style:parent-style-name="standard">
      <style:graphic-properties draw:fill-color="#ffffff" draw:textarea-horizontal-align="center" draw:textarea-vertical-align="middle" loext:decorative="fals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3cm" fo:min-width="0.3cm" fo:padding-top="0.05cm" fo:padding-bottom="0.03cm" fo:padding-left="0.03cm" fo:padding-right="0.03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432cm" fo:min-width="0.3cm" fo:padding-top="0.02cm" fo:padding-bottom="0.02cm" fo:padding-left="0.02cm" fo:padding-right="0.02cm" loext:decorative="false"/>
      <style:paragraph-properties style:writing-mode="lr-tb"/>
    </style:style>
    <style:style style:name="gr143" style:family="graphic" style:parent-style-name="standard">
      <style:graphic-properties svg:stroke-width="0.03cm" svg:stroke-color="#0000ff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0000" loext:opacity="100%" fo:font-size="6pt" fo:font-style="italic" style:font-size-asian="10pt" style:font-style-asian="italic" style:font-size-complex="10pt" style:font-style-complex="italic"/>
    </style:style>
    <style:style style:name="P4" style:family="paragraph">
      <loext:graphic-properties draw:fill="none" draw:fill-color="#ffffff"/>
      <style:text-properties fo:color="#00ae00" loext:opacity="100%" fo:font-size="6pt" fo:font-style="italic" fo:font-weight="normal" style:font-size-asian="10pt" style:font-style-asian="italic" style:font-size-complex="10pt" style:font-style-complex="italic"/>
    </style:style>
    <style:style style:name="P5" style:family="paragraph">
      <loext:graphic-properties draw:fill="none" draw:fill-color="#ffffff"/>
      <style:text-properties fo:color="#cccc00" loext:opacity="100%" fo:font-size="6pt" fo:font-style="italic" fo:font-weight="normal" style:font-size-asian="10pt" style:font-style-asian="italic" style:font-size-complex="10pt" style:font-style-complex="italic"/>
    </style:style>
    <style:style style:name="P6" style:family="paragraph">
      <loext:graphic-properties draw:fill="none" draw:fill-color="#ffffff"/>
      <style:text-properties fo:color="#000000" loext:opacity="100%" fo:font-size="6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hatch" draw:fill-color="#c0c0c0" draw:fill-hatch-name="Hatch15" draw:fill-hatch-solid="true"/>
      <style:paragraph-properties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hatch" draw:fill-color="#c0c0c0" draw:fill-hatch-name="Black_20_90_20_Degrees" draw:fill-hatch-solid="true"/>
      <style:paragraph-properties fo:text-align="center"/>
    </style:style>
    <style:style style:name="P12" style:family="paragraph">
      <loext:graphic-properties draw:fill="hatch" draw:fill-hatch-name="Black_20_90_20_Degrees"/>
      <style:paragraph-properties fo:text-align="center"/>
    </style:style>
    <style:style style:name="P13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ffffff" draw:opacity="0%"/>
      <style:paragraph-properties fo:text-align="center"/>
    </style:style>
    <style:style style:name="P16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1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17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18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P19" style:family="paragraph">
      <loext:graphic-properties draw:fill-color="#808080" draw:opacity="100%"/>
      <style:paragraph-properties fo:text-align="center"/>
    </style:style>
    <style:style style:name="P20" style:family="paragraph">
      <loext:graphic-properties draw:fill-color="#c0c0c0" draw:opacity="100%"/>
      <style:paragraph-properties fo:text-align="center"/>
    </style:style>
    <style:style style:name="P21" style:family="paragraph">
      <loext:graphic-properties draw:fill-color="#ffff00"/>
      <style:paragraph-properties fo:text-align="center"/>
    </style:style>
    <style:style style:name="P22" style:family="paragraph">
      <loext:graphic-properties draw:fill="solid" draw:fill-color="#cccccc"/>
      <style:paragraph-properties fo:text-align="center"/>
    </style:style>
    <style:style style:name="P23" style:family="paragraph">
      <loext:graphic-properties draw:fill="none" draw:fill-color="#ffffff"/>
      <style:text-properties style:font-name="Gill Sans MT Condensed" fo:font-size="6pt" style:font-size-asian="6pt" style:font-size-complex="6pt"/>
    </style:style>
    <style:style style:name="P24" style:family="paragraph">
      <loext:graphic-properties draw:fill-color="#c0c0c0"/>
      <style:paragraph-properties fo:text-align="center"/>
    </style:style>
    <style:style style:name="P25" style:family="paragraph">
      <loext:graphic-properties draw:fill-color="#333333"/>
      <style:paragraph-properties fo:text-align="center"/>
      <style:text-properties fo:font-size="6pt"/>
    </style:style>
    <style:style style:name="P26" style:family="paragraph">
      <style:paragraph-properties fo:text-align="center"/>
      <style:text-properties fo:font-size="6pt"/>
    </style:style>
    <style:style style:name="P27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28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font-weight-asian="bold" style:font-name-complex="ARIAL" style:font-size-complex="8pt" style:font-weight-complex="bold" style:text-scale="100%" style:text-overline-style="none" style:text-overline-color="font-color"/>
    </style:style>
    <style:style style:name="P29" style:family="paragraph">
      <loext:graphic-properties draw:fill-color="#ffff00"/>
      <style:paragraph-properties fo:text-align="center"/>
      <style:text-properties fo:font-size="6pt"/>
    </style:style>
    <style:style style:name="P30" style:family="paragraph">
      <loext:graphic-properties draw:fill="none" draw:fill-color="#ffffff"/>
      <style:text-properties style:font-name="Arial1" fo:font-size="2pt" style:font-size-asian="2pt" style:font-size-complex="2pt"/>
    </style:style>
    <style:style style:name="P31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P32" style:family="paragraph">
      <loext:graphic-properties draw:fill="none" draw:fill-color="#ffffff"/>
      <style:text-properties fo:font-size="10pt" style:font-size-asian="10pt" style:font-size-complex="10pt"/>
    </style:style>
    <style:style style:name="P33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34" style:family="paragraph">
      <loext:graphic-properties draw:fill="none" draw:fill-color="#ffffff"/>
      <style:text-properties fo:color="#ff6633" loext:opacity="100%" fo:font-size="6pt" fo:font-style="italic" style:font-size-asian="10pt" style:font-style-asian="italic" style:font-size-complex="10pt" style:font-style-complex="italic"/>
    </style:style>
    <style:style style:name="P35" style:family="paragraph">
      <loext:graphic-properties draw:fill-color="#f0ffff" draw:opacity="100%"/>
      <style:paragraph-properties fo:text-align="center"/>
    </style:style>
    <style:style style:name="P36" style:family="paragraph">
      <loext:graphic-properties draw:fill="none" draw:fill-color="#ffffff"/>
      <style:text-properties style:font-name="Calibri" fo:font-size="6pt" style:font-size-asian="6pt" style:font-size-complex="6pt"/>
    </style:style>
    <style:style style:name="P37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1" fo:font-size="7pt" fo:letter-spacing="normal" fo:font-style="italic" fo:text-shadow="none" style:text-underline-style="none" fo:font-weight="normal" style:text-underline-mode="continuous" style:text-overline-mode="continuous" style:text-line-through-mode="continuous" style:font-name-asian="ARIAL" style:font-size-asian="7pt" style:font-style-asian="italic" style:font-weight-asian="normal" style:font-name-complex="ARIAL" style:font-size-complex="7pt" style:font-style-complex="italic" style:font-weight-complex="normal" style:text-scale="100%" style:text-overline-style="none" style:text-overline-color="font-color"/>
    </style:style>
    <style:style style:name="P38" style:family="paragraph">
      <loext:graphic-properties draw:fill="solid" draw:fill-color="#800000"/>
      <style:paragraph-properties fo:text-align="center"/>
    </style:style>
    <style:style style:name="P39" style:family="paragraph">
      <loext:graphic-properties draw:fill="solid" draw:fill-color="#ff6633"/>
      <style:paragraph-properties fo:text-align="center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-color="#333333"/>
      <style:paragraph-properties fo:text-align="center"/>
    </style:style>
    <style:style style:name="P43" style:family="paragraph">
      <loext:graphic-properties draw:fill-color="#808000"/>
      <style:paragraph-properties fo:text-align="center"/>
      <style:text-properties fo:font-size="6pt"/>
    </style:style>
    <style:style style:name="P44" style:family="paragraph">
      <loext:graphic-properties draw:fill-color="#808000"/>
      <style:paragraph-properties fo:text-align="center"/>
    </style:style>
    <style:style style:name="P45" style:family="paragraph">
      <loext:graphic-properties draw:fill="none" draw:fill-color="#ffffff"/>
      <style:text-properties fo:font-size="6pt" style:font-size-asian="8pt" style:font-size-complex="8pt"/>
    </style:style>
    <style:style style:name="P46" style:family="paragraph">
      <loext:graphic-properties draw:fill-color="#ff0000"/>
      <style:paragraph-properties fo:text-align="center"/>
      <style:text-properties fo:font-size="6pt"/>
    </style:style>
    <style:style style:name="P47" style:family="paragraph">
      <loext:graphic-properties draw:fill-color="#0000ff"/>
      <style:paragraph-properties fo:text-align="center"/>
      <style:text-properties fo:font-size="6pt"/>
    </style:style>
    <style:style style:name="P48" style:family="paragraph">
      <loext:graphic-properties draw:fill="none" draw:fill-color="#ffffff"/>
      <style:paragraph-properties fo:text-align="center"/>
      <style:text-properties style:font-name="Arial Narrow" fo:font-size="8pt" style:font-size-asian="18pt" style:font-size-complex="18pt"/>
    </style:style>
    <style:style style:name="P49" style:family="paragraph">
      <loext:graphic-properties draw:fill="none" draw:fill-color="#ffffff"/>
      <style:text-properties style:font-name="Arial1" fo:font-size="10pt" fo:font-weight="bold" style:font-size-asian="10pt" style:font-weight-asian="normal" style:font-size-complex="10pt" style:font-weight-complex="normal"/>
    </style:style>
    <style:style style:name="T1" style:family="text">
      <style:text-properties fo:color="#ff0000" loext:opacity="100%" fo:font-size="6pt" fo:font-style="italic" style:font-size-asian="10pt" style:font-style-asian="italic" style:font-size-complex="10pt" style:font-style-complex="italic"/>
    </style:style>
    <style:style style:name="T2" style:family="text">
      <style:text-properties fo:color="#00ae00" loext:opacity="100%" fo:font-size="6pt" fo:font-style="italic" fo:font-weight="normal" style:font-size-asian="10pt" style:font-style-asian="italic" style:font-size-complex="10pt" style:font-style-complex="italic"/>
    </style:style>
    <style:style style:name="T3" style:family="text">
      <style:text-properties fo:color="#cccc00" loext:opacity="100%" fo:font-size="6pt" fo:font-style="italic" fo:font-weight="normal" style:font-size-asian="10pt" style:font-style-asian="italic" style:font-size-complex="10pt" style:font-style-complex="italic"/>
    </style:style>
    <style:style style:name="T4" style:family="text">
      <style:text-properties fo:color="#000000" loext:opacity="100%" fo:font-size="6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1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Segoe UI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69999980926514pt" style:font-name-complex="Segoe UI" style:font-size-complex="6.69999980926514pt" style:text-scale="100%" style:text-overline-style="none" style:text-overline-color="font-color"/>
    </style:style>
    <style:style style:name="T11" style:family="text">
      <style:text-properties style:font-name="Gill Sans MT Condensed" fo:font-size="6pt" style:font-size-asian="6pt" style:font-size-complex="6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font-weight-asian="bold" style:font-name-complex="ARIAL" style:font-size-complex="8pt" style:font-weight-complex="bold" style:text-scale="100%" style:text-overline-style="none" style:text-overline-color="font-color"/>
    </style:style>
    <style:style style:name="T13" style:family="text">
      <style:text-properties style:font-name="Arial1" fo:font-size="2pt" style:font-size-asian="2pt" style:font-size-complex="2pt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18" style:family="text">
      <style:text-properties fo:color="#ff6633" loext:opacity="100%" fo:font-size="6pt" fo:font-style="italic" style:font-size-asian="10pt" style:font-style-asian="italic" style:font-size-complex="10pt" style:font-style-complex="italic"/>
    </style:style>
    <style:style style:name="T19" style:family="text">
      <style:text-properties style:font-name="Calibri" fo:font-size="6pt" style:font-size-asian="6pt" style:font-size-complex="6pt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1" fo:font-size="7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7pt" style:font-style-asian="normal" style:font-name-complex="ARIAL" style:font-size-complex="7pt" style:font-style-complex="normal" style:text-scale="100%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1" fo:font-size="7pt" fo:letter-spacing="normal" fo:font-style="italic" fo:text-shadow="none" style:text-underline-style="none" fo:font-weight="normal" style:text-underline-mode="continuous" style:text-overline-mode="continuous" style:text-line-through-mode="continuous" style:font-name-asian="ARIAL" style:font-size-asian="7pt" style:font-style-asian="italic" style:font-weight-asian="normal" style:font-name-complex="ARIAL" style:font-size-complex="7pt" style:font-style-complex="italic" style:font-weight-complex="normal" style:text-scale="100%" style:text-overline-style="none" style:text-overline-color="font-color"/>
    </style:style>
    <style:style style:name="T22" style:family="text">
      <style:text-properties fo:font-size="6pt" style:font-size-asian="8pt" style:font-size-complex="8pt"/>
    </style:style>
    <style:style style:name="T23" style:family="text">
      <style:text-properties style:font-name="Arial Narrow" fo:font-size="8pt" style:font-size-asian="18pt" style:font-size-complex="18pt"/>
    </style:style>
    <style:style style:name="T24" style:family="text">
      <style:text-properties style:font-name="Arial1" fo:font-size="10pt" fo:font-weight="bold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8cm" svg:height="1.1cm" svg:x="11.5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cm" svg:x="12.8cm" svg:y="12.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.396cm" svg:y1="9.49cm" svg:x2="16.596cm" svg:y2="9.49cm">
          <text:p/>
        </draw:line>
        <draw:line draw:style-name="gr4" draw:text-style-name="P2" draw:layer="layout" svg:x1="16.596cm" svg:y1="9.789cm" svg:x2="16.396cm" svg:y2="9.789cm">
          <text:p/>
        </draw:line>
        <draw:line draw:style-name="gr5" draw:text-style-name="P2" draw:layer="layout" svg:x1="16.396cm" svg:y1="9.19cm" svg:x2="16.596cm" svg:y2="9.19cm">
          <text:p/>
        </draw:line>
        <draw:line draw:style-name="gr6" draw:text-style-name="P2" draw:layer="layout" svg:x1="16.596cm" svg:y1="8.89cm" svg:x2="16.396cm" svg:y2="8.89cm">
          <text:p/>
        </draw:line>
        <draw:line draw:style-name="gr3" draw:text-style-name="P2" draw:layer="layout" svg:x1="13.304cm" svg:y1="9.51cm" svg:x2="14cm" svg:y2="9.505cm">
          <text:p/>
        </draw:line>
        <draw:line draw:style-name="gr4" draw:text-style-name="P2" draw:layer="layout" svg:x1="14cm" svg:y1="9.806cm" svg:x2="13.304cm" svg:y2="9.811cm">
          <text:p/>
        </draw:line>
        <draw:line draw:style-name="gr5" draw:text-style-name="P2" draw:layer="layout" svg:x1="13.301cm" svg:y1="9.206cm" svg:x2="14cm" svg:y2="9.203cm">
          <text:p/>
        </draw:line>
        <draw:line draw:style-name="gr6" draw:text-style-name="P2" draw:layer="layout" svg:x1="14.001cm" svg:y1="8.901cm" svg:x2="13.308cm" svg:y2="8.901cm">
          <text:p/>
        </draw:line>
        <draw:frame draw:style-name="gr7" draw:text-style-name="P3" draw:layer="layout" svg:width="0.401cm" svg:height="0.3cm" svg:x="13.403cm" svg:y="8.647cm">
          <draw:text-box>
            <text:p><text:span text:style-name="T1">+5V</text:span></text:p>
          </draw:text-box>
        </draw:frame>
        <draw:frame draw:style-name="gr7" draw:text-style-name="P4" draw:layer="layout" svg:width="0.494cm" svg:height="0.28cm" svg:x="13.409cm" svg:y="9.266cm">
          <draw:text-box>
            <text:p><text:span text:style-name="T2">SDA</text:span></text:p>
          </draw:text-box>
        </draw:frame>
        <draw:frame draw:style-name="gr7" draw:text-style-name="P5" draw:layer="layout" svg:width="0.494cm" svg:height="0.281cm" svg:x="13.409cm" svg:y="9.57cm">
          <draw:text-box>
            <text:p><text:span text:style-name="T3">SCL</text:span></text:p>
          </draw:text-box>
        </draw:frame>
        <draw:frame draw:style-name="gr7" draw:text-style-name="P6" draw:layer="layout" svg:width="0.302cm" svg:height="0.302cm" svg:x="13.403cm" svg:y="8.947cm">
          <draw:text-box>
            <text:p><text:span text:style-name="T4">0V</text:span></text:p>
          </draw:text-box>
        </draw:frame>
        <draw:line draw:style-name="gr3" draw:text-style-name="P2" draw:layer="layout" svg:x1="15.796cm" svg:y1="9.489cm" svg:x2="15.996cm" svg:y2="9.489cm">
          <text:p/>
        </draw:line>
        <draw:line draw:style-name="gr4" draw:text-style-name="P2" draw:layer="layout" svg:x1="15.996cm" svg:y1="9.788cm" svg:x2="15.796cm" svg:y2="9.788cm">
          <text:p/>
        </draw:line>
        <draw:line draw:style-name="gr5" draw:text-style-name="P2" draw:layer="layout" svg:x1="15.796cm" svg:y1="9.189cm" svg:x2="15.996cm" svg:y2="9.189cm">
          <text:p/>
        </draw:line>
        <draw:line draw:style-name="gr6" draw:text-style-name="P2" draw:layer="layout" svg:x1="15.996cm" svg:y1="8.889cm" svg:x2="15.796cm" svg:y2="8.889cm">
          <text:p/>
        </draw:line>
        <draw:line draw:style-name="gr8" draw:text-style-name="P2" draw:layer="layout" svg:x1="11.7cm" svg:y1="9.9cm" svg:x2="11.7cm" svg:y2="10.099cm">
          <text:p/>
        </draw:line>
        <draw:line draw:style-name="gr9" draw:text-style-name="P2" draw:layer="layout" svg:x1="11.9cm" svg:y1="9.901cm" svg:x2="11.9cm" svg:y2="10.1cm">
          <text:p/>
        </draw:line>
        <draw:line draw:style-name="gr10" draw:text-style-name="P2" draw:layer="layout" svg:x1="12.1cm" svg:y1="9.901cm" svg:x2="12.1cm" svg:y2="10.1cm">
          <text:p/>
        </draw:line>
        <draw:line draw:style-name="gr11" draw:text-style-name="P2" draw:layer="layout" svg:x1="12.3cm" svg:y1="9.901cm" svg:x2="12.3cm" svg:y2="10.1cm">
          <text:p/>
        </draw:line>
        <draw:line draw:style-name="gr12" draw:text-style-name="P2" draw:layer="layout" svg:x1="12.5cm" svg:y1="9.9cm" svg:x2="12.5cm" svg:y2="10.099cm">
          <text:p/>
        </draw:line>
        <draw:line draw:style-name="gr13" draw:text-style-name="P2" draw:layer="layout" svg:x1="12.7cm" svg:y1="9.901cm" svg:x2="12.7cm" svg:y2="10.1cm">
          <text:p/>
        </draw:line>
        <draw:line draw:style-name="gr14" draw:text-style-name="P2" draw:layer="layout" svg:x1="12.9cm" svg:y1="9.901cm" svg:x2="12.9cm" svg:y2="10.1cm">
          <text:p/>
        </draw:line>
        <draw:line draw:style-name="gr15" draw:text-style-name="P2" draw:layer="layout" svg:x1="13.1cm" svg:y1="9.901cm" svg:x2="13.1cm" svg:y2="10.1cm">
          <text:p/>
        </draw:line>
        <draw:line draw:style-name="gr3" draw:text-style-name="P2" draw:layer="layout" svg:x1="11.3cm" svg:y1="9.5cm" svg:x2="11.5cm" svg:y2="9.5cm">
          <text:p/>
        </draw:line>
        <draw:line draw:style-name="gr4" draw:text-style-name="P2" draw:layer="layout" svg:x1="11.5cm" svg:y1="9.799cm" svg:x2="11.3cm" svg:y2="9.799cm">
          <text:p/>
        </draw:line>
        <draw:line draw:style-name="gr5" draw:text-style-name="P2" draw:layer="layout" svg:x1="11.3cm" svg:y1="9.2cm" svg:x2="11.5cm" svg:y2="9.2cm">
          <text:p/>
        </draw:line>
        <draw:line draw:style-name="gr6" draw:text-style-name="P2" draw:layer="layout" svg:x1="11.5cm" svg:y1="8.9cm" svg:x2="11.3cm" svg:y2="8.9cm">
          <text:p/>
        </draw:line>
        <draw:custom-shape draw:style-name="gr16" draw:text-style-name="P1" draw:layer="layout" svg:width="2.2cm" svg:height="1.7cm" svg:x="6.6cm" svg:y="14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cm" svg:height="2.9cm" svg:x="3.5cm" svg:y="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cm" svg:height="0.9cm" svg:x="7.4cm" svg:y="12.1cm">
          <text:p/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8.1cm" svg:y1="11.6cm" svg:x2="8.1cm" svg:y2="11.7cm">
          <text:p/>
        </draw:line>
        <draw:line draw:style-name="gr15" draw:text-style-name="P2" draw:layer="layout" svg:x1="7.7cm" svg:y1="11.5cm" svg:x2="7.7cm" svg:y2="11.7cm">
          <text:p/>
        </draw:line>
        <draw:frame draw:style-name="gr19" draw:text-style-name="P7" draw:layer="layout" svg:width="8.7cm" svg:height="0.3cm" svg:x="2.1cm" svg:y="28.3cm">
          <draw:text-box>
            <text:p><text:file-name text:display="full">G:\github\RCC5V\examples\exampleTurnout2\odg\W2_Sub-D_ESP32_Roco_250601.odg</text:file-name></text:p>
          </draw:text-box>
        </draw:frame>
        <draw:g draw:style-name="gr20">
          <draw:polygon draw:style-name="gr21" draw:text-style-name="P8" draw:layer="layout" svg:width="1.599cm" svg:height="0.799cm" svg:x="7.3cm" svg:y="10.6cm" svg:viewBox="0 0 1600 800" draw:points="1600,400 1500,0 0,400 0,800">
            <text:p/>
          </draw:polygon>
          <draw:polygon draw:style-name="gr22" draw:text-style-name="P9" draw:layer="layout" svg:width="1.349cm" svg:height="0.199cm" svg:x="7.4cm" svg:y="11.4cm" svg:viewBox="0 0 1350 200" draw:points="0,0 0,132 415,198 936,200 1350,101 1350,0">
            <text:p/>
          </draw:polygon>
          <draw:rect draw:style-name="gr23" draw:text-style-name="P10" draw:layer="layout" svg:width="0.302cm" svg:height="0.096cm" svg:x="8.219cm" svg:y="11.435cm">
            <text:p/>
          </draw:rect>
          <draw:g draw:style-name="gr24">
            <draw:polygon draw:style-name="gr25" draw:text-style-name="P11" draw:layer="layout" svg:width="1.999cm" svg:height="0.399cm" svg:x="6.9cm" svg:y="11cm" svg:viewBox="0 0 2000 400" draw:points="2000,400 2000,0 0,0 1,400">
              <text:p/>
            </draw:polygon>
            <draw:line draw:style-name="gr26" draw:text-style-name="P12" draw:layer="layout" svg:x1="8.9cm" svg:y1="11.3cm" svg:x2="6.9cm" svg:y2="11.3cm">
              <text:p/>
            </draw:line>
            <draw:line draw:style-name="gr26" draw:text-style-name="P12" draw:layer="layout" svg:x1="8.9cm" svg:y1="11.1cm" svg:x2="6.9cm" svg:y2="11.1cm">
              <text:p/>
            </draw:line>
          </draw:g>
          <draw:line draw:style-name="gr26" draw:text-style-name="P12" draw:layer="layout" svg:x1="8.826cm" svg:y1="10.704cm" svg:x2="7.4cm" svg:y2="11.1cm">
            <text:p/>
          </draw:line>
          <draw:line draw:style-name="gr26" draw:text-style-name="P12" draw:layer="layout" svg:x1="8.875cm" svg:y1="10.898cm" svg:x2="7.4cm" svg:y2="11.3cm">
            <text:p/>
          </draw:line>
        </draw:g>
        <draw:frame draw:style-name="gr27" draw:text-style-name="P13" draw:layer="layout" svg:width="0.8cm" svg:height="0.34cm" svg:x="6.9cm" svg:y="10.579cm">
          <draw:text-box>
            <text:p><text:span text:style-name="T5">Turnout</text:span></text:p>
          </draw:text-box>
        </draw:frame>
        <draw:circle draw:style-name="gr28" draw:text-style-name="P14" draw:layer="layout" svg:width="0.1cm" svg:height="0.1cm" svg:x="7.85cm" svg:y="11.7cm">
          <text:p/>
        </draw:circle>
        <draw:circle draw:style-name="gr28" draw:text-style-name="P14" draw:layer="layout" svg:width="0.1cm" svg:height="0.1cm" svg:x="8.05cm" svg:y="11.7cm">
          <text:p/>
        </draw:circle>
        <draw:circle draw:style-name="gr28" draw:text-style-name="P14" draw:layer="layout" svg:width="0.1cm" svg:height="0.1cm" svg:x="7.65cm" svg:y="11.7cm">
          <text:p/>
        </draw:circle>
        <draw:line draw:style-name="gr29" draw:text-style-name="P2" draw:layer="layout" svg:x1="7.9cm" svg:y1="11.6cm" svg:x2="7.9cm" svg:y2="11.7cm">
          <text:p/>
        </draw:line>
        <draw:custom-shape draw:style-name="gr30" draw:text-style-name="P15" draw:layer="layout" svg:width="1.298cm" svg:height="0.5cm" svg:x="1.801cm" svg:y="25.6cm">
          <text:p/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0.7cm" svg:height="0.489cm" svg:x="2.1cm" svg:y="25.6cm">
          <draw:text-box>
            <text:p><text:span text:style-name="T6">Trafo</text:span></text:p>
          </draw:text-box>
        </draw:frame>
        <draw:line draw:style-name="gr32" draw:text-style-name="P2" draw:layer="layout" svg:x1="3.1cm" svg:y1="26.1cm" svg:x2="1.8cm" svg:y2="26.7cm">
          <text:p/>
        </draw:line>
        <draw:frame draw:style-name="gr33" draw:text-style-name="P17" draw:layer="layout" svg:width="0.552cm" svg:height="0.28cm" svg:x="1.949cm" svg:y="26.168cm">
          <draw:text-box>
            <text:p><text:span text:style-name="T7">230~</text:span></text:p>
          </draw:text-box>
        </draw:frame>
        <draw:frame draw:style-name="gr34" draw:text-style-name="P17" draw:layer="layout" svg:width="0.5cm" svg:height="0.5cm" svg:x="2.6cm" svg:y="26.3cm">
          <draw:text-box>
            <text:p><text:span text:style-name="T7">18V~</text:span></text:p>
            <text:p><text:span text:style-name="T7">2,9A</text:span></text:p>
          </draw:text-box>
        </draw:frame>
        <draw:custom-shape draw:style-name="gr35" draw:text-style-name="P15" draw:layer="layout" svg:width="1.298cm" svg:height="0.7cm" svg:x="1.801cm" svg:y="26.1cm">
          <text:p/>
          <draw:enhanced-geometry svg:viewBox="0 0 21600 21600" draw:type="rectangle" draw:enhanced-path="M 0 0 L 21600 0 21600 21600 0 21600 0 0 Z N"/>
        </draw:custom-shape>
        <draw:frame draw:style-name="gr36" draw:text-style-name="P18" draw:layer="layout" svg:width="0.4cm" svg:height="0.25cm" svg:x="3.299cm" svg:y="26.35cm">
          <draw:text-box>
            <text:p><text:span text:style-name="T8">blue</text:span></text:p>
          </draw:text-box>
        </draw:frame>
        <draw:frame draw:style-name="gr36" draw:text-style-name="P18" draw:layer="layout" svg:width="1.001cm" svg:height="0.25cm" svg:x="3.199cm" svg:y="26.05cm">
          <draw:text-box>
            <text:p><text:span text:style-name="T9">yellow </text:span><text:span text:style-name="T10">→</text:span><text:span text:style-name="T8"> violet</text:span></text:p>
          </draw:text-box>
        </draw:frame>
        <draw:g draw:style-name="gr24">
          <draw:rect draw:style-name="gr37" draw:text-style-name="P19" draw:layer="layout" svg:width="0.502cm" svg:height="0.7cm" draw:transform="rotate (1.5707963267949) translate (7.55cm 12.95cm)">
            <text:p/>
          </draw:rect>
          <draw:rect draw:style-name="gr38" draw:text-style-name="P20" draw:layer="layout" svg:width="0.4cm" svg:height="0.6cm" draw:transform="rotate (1.5707963267949) translate (7.6cm 12.902cm)">
            <text:p/>
          </draw:rect>
          <draw:circle draw:style-name="gr39" draw:text-style-name="P21" draw:layer="layout" svg:width="0.1cm" svg:height="0.1cm" draw:transform="rotate (1.5707963267949) translate (7.65cm 12.852cm)">
            <text:p/>
          </draw:circle>
          <draw:circle draw:style-name="gr39" draw:text-style-name="P21" draw:layer="layout" svg:width="0.1cm" svg:height="0.1cm" draw:transform="rotate (1.5707963267949) translate (7.65cm 12.652cm)">
            <text:p/>
          </draw:circle>
          <draw:circle draw:style-name="gr39" draw:text-style-name="P21" draw:layer="layout" svg:width="0.1cm" svg:height="0.1cm" draw:transform="rotate (1.5707963267949) translate (7.85cm 12.852cm)">
            <text:p/>
          </draw:circle>
          <draw:circle draw:style-name="gr39" draw:text-style-name="P21" draw:layer="layout" svg:width="0.1cm" svg:height="0.1cm" draw:transform="rotate (1.5707963267949) translate (7.85cm 12.652cm)">
            <text:p/>
          </draw:circle>
          <draw:circle draw:style-name="gr39" draw:text-style-name="P21" draw:layer="layout" svg:width="0.1cm" svg:height="0.1cm" draw:transform="rotate (1.5707963267949) translate (8.05cm 12.852cm)">
            <text:p/>
          </draw:circle>
          <draw:circle draw:style-name="gr39" draw:text-style-name="P21" draw:layer="layout" svg:width="0.1cm" svg:height="0.1cm" draw:transform="rotate (1.5707963267949) translate (8.05cm 12.652cm)">
            <text:p/>
          </draw:circle>
          <draw:rect draw:style-name="gr40" draw:text-style-name="P1" draw:layer="layout" svg:width="0.05cm" svg:height="0.2cm" draw:transform="rotate (1.5707963267949) translate (7.8cm 12.5cm)">
            <text:p/>
          </draw:rect>
        </draw:g>
        <draw:g draw:style-name="gr20">
          <draw:g draw:style-name="gr20">
            <draw:custom-shape draw:style-name="gr41" draw:text-style-name="P22" draw:layer="layout" svg:width="0.14cm" svg:height="0.14cm" svg:x="7.63cm" svg:y="12.1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2" draw:text-style-name="P2" draw:layer="layout" svg:x1="7.754cm" svg:y1="12.227cm" svg:x2="7.633cm" svg:y2="12.294cm">
              <text:p/>
            </draw:line>
            <draw:line draw:style-name="gr42" draw:text-style-name="P2" draw:layer="layout" svg:x1="7.765cm" svg:y1="12.245cm" svg:x2="7.645cm" svg:y2="12.314cm">
              <text:p/>
            </draw:line>
          </draw:g>
          <draw:g draw:style-name="gr20">
            <draw:custom-shape draw:style-name="gr41" draw:text-style-name="P22" draw:layer="layout" svg:width="0.14cm" svg:height="0.14cm" svg:x="7.83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2" draw:text-style-name="P2" draw:layer="layout" svg:x1="7.954cm" svg:y1="12.228cm" svg:x2="7.833cm" svg:y2="12.295cm">
              <text:p/>
            </draw:line>
            <draw:line draw:style-name="gr42" draw:text-style-name="P2" draw:layer="layout" svg:x1="7.965cm" svg:y1="12.246cm" svg:x2="7.845cm" svg:y2="12.315cm">
              <text:p/>
            </draw:line>
          </draw:g>
          <draw:g draw:style-name="gr20">
            <draw:custom-shape draw:style-name="gr41" draw:text-style-name="P22" draw:layer="layout" svg:width="0.14cm" svg:height="0.14cm" svg:x="8.031cm" svg:y="12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2" draw:text-style-name="P2" draw:layer="layout" svg:x1="8.155cm" svg:y1="12.229cm" svg:x2="8.034cm" svg:y2="12.296cm">
              <text:p/>
            </draw:line>
            <draw:line draw:style-name="gr42" draw:text-style-name="P2" draw:layer="layout" svg:x1="8.166cm" svg:y1="12.247cm" svg:x2="8.046cm" svg:y2="12.316cm">
              <text:p/>
            </draw:line>
          </draw:g>
        </draw:g>
        <draw:line draw:style-name="gr15" draw:text-style-name="P2" draw:layer="layout" svg:x1="7.7cm" svg:y1="11.8cm" svg:x2="7.7cm" svg:y2="12.2cm">
          <text:p/>
        </draw:line>
        <draw:line draw:style-name="gr15" draw:text-style-name="P2" draw:layer="layout" svg:x1="8.1cm" svg:y1="11.8cm" svg:x2="8.1cm" svg:y2="12.2cm">
          <text:p/>
        </draw:line>
        <draw:line draw:style-name="gr29" draw:text-style-name="P2" draw:layer="layout" svg:x1="7.9cm" svg:y1="11.8cm" svg:x2="7.9cm" svg:y2="12.2cm">
          <text:p/>
        </draw:line>
        <draw:frame draw:style-name="gr43" draw:text-style-name="P13" draw:layer="layout" svg:width="0.14cm" svg:height="0.3cm" svg:x="7.4cm" svg:y="12.45cm">
          <draw:text-box>
            <text:p><text:span text:style-name="T5">5</text:span></text:p>
          </draw:text-box>
        </draw:frame>
        <draw:frame draw:style-name="gr43" draw:text-style-name="P13" draw:layer="layout" svg:width="0.14cm" svg:height="0.3cm" svg:x="8.26cm" svg:y="12.45cm">
          <draw:text-box>
            <text:p><text:span text:style-name="T5">1</text:span></text:p>
          </draw:text-box>
        </draw:frame>
        <draw:line draw:style-name="gr8" draw:text-style-name="P2" draw:layer="layout" svg:x1="8.1cm" svg:y1="12.35cm" svg:x2="8.1cm" svg:y2="12.55cm">
          <text:p/>
        </draw:line>
        <draw:line draw:style-name="gr8" draw:text-style-name="P2" draw:layer="layout" svg:x1="7.7cm" svg:y1="12.35cm" svg:x2="7.7cm" svg:y2="12.55cm">
          <text:p/>
        </draw:line>
        <draw:line draw:style-name="gr8" draw:text-style-name="P2" draw:layer="layout" svg:x1="7.9cm" svg:y1="12.35cm" svg:x2="7.9cm" svg:y2="12.55cm">
          <text:p/>
        </draw:line>
        <draw:line draw:style-name="gr44" draw:text-style-name="P2" draw:layer="layout" svg:x1="3.7cm" svg:y1="26.6cm" svg:x2="4.3cm" svg:y2="26.6cm">
          <text:p/>
        </draw:line>
        <draw:line draw:style-name="gr44" draw:text-style-name="P2" draw:layer="layout" svg:x1="3.1cm" svg:y1="26.6cm" svg:x2="3.7cm" svg:y2="26.6cm">
          <text:p/>
        </draw:line>
        <draw:polyline draw:style-name="gr9" draw:text-style-name="P2" draw:layer="layout" svg:width="0.605cm" svg:height="0.099cm" draw:transform="rotate (-0.0767944870877513) translate (3.70176574278302cm 26.2770521245574cm)" svg:viewBox="0 0 606 100" draw:points="0,23 299,0 307,100 606,77">
          <text:p/>
        </draw:polyline>
        <draw:polyline draw:style-name="gr45" draw:text-style-name="P2" draw:layer="layout" svg:width="0.899cm" svg:height="1.499cm" svg:x="1.6cm" svg:y="25cm" svg:viewBox="0 0 900 1500" draw:points="200,1500 0,1500 0,300 900,300 900,0 400,0">
          <text:p/>
        </draw:polyline>
        <draw:g draw:style-name="gr20">
          <draw:custom-shape draw:style-name="gr46" draw:text-style-name="P9" draw:layer="layout" svg:width="0.229cm" svg:height="0.2cm" svg:x="1.769cm" svg:y="2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9" draw:layer="layout" svg:width="0.115cm" svg:height="0.2cm" svg:x="1.769cm" svg:y="24.9cm">
            <text:p/>
            <draw:enhanced-geometry svg:viewBox="0 0 21600 21600" draw:type="rectangle" draw:enhanced-path="M 0 0 L 21600 0 21600 21600 0 21600 0 0 Z N"/>
          </draw:custom-shape>
          <draw:line draw:style-name="gr47" draw:text-style-name="P2" draw:layer="layout" svg:x1="1.77cm" svg:y1="24.95cm" svg:x2="1.599cm" svg:y2="24.95cm">
            <text:p/>
          </draw:line>
          <draw:line draw:style-name="gr47" draw:text-style-name="P2" draw:layer="layout" svg:x1="1.77cm" svg:y1="25.05cm" svg:x2="1.599cm" svg:y2="25.05cm">
            <text:p/>
          </draw:line>
        </draw:g>
        <draw:line draw:style-name="gr48" draw:text-style-name="P2" draw:layer="layout" svg:x1="3.1cm" svg:y1="26.3cm" svg:x2="3.7cm" svg:y2="26.3cm">
          <text:p/>
        </draw:line>
        <draw:rect draw:style-name="gr49" draw:text-style-name="P14" draw:layer="layout" svg:width="0.2cm" svg:height="0.196cm" svg:x="4.3cm" svg:y="25.706cm">
          <text:p/>
        </draw:rect>
        <draw:frame draw:style-name="gr50" draw:text-style-name="P23" draw:layer="layout" svg:width="0.2cm" svg:height="0.2cm" svg:x="4.3cm" svg:y="25.702cm">
          <draw:text-box>
            <text:p><text:span text:style-name="T11">NS</text:span></text:p>
          </draw:text-box>
        </draw:frame>
        <draw:rect draw:style-name="gr49" draw:text-style-name="P14" draw:layer="layout" svg:width="0.2cm" svg:height="0.196cm" svg:x="4.3cm" svg:y="25.906cm">
          <text:p/>
        </draw:rect>
        <draw:frame draw:style-name="gr50" draw:text-style-name="P23" draw:layer="layout" svg:width="0.2cm" svg:height="0.2cm" svg:x="4.3cm" svg:y="25.902cm">
          <draw:text-box>
            <text:p><text:span text:style-name="T11">WA</text:span></text:p>
          </draw:text-box>
        </draw:frame>
        <draw:rect draw:style-name="gr49" draw:text-style-name="P14" draw:layer="layout" svg:width="0.2cm" svg:height="0.196cm" svg:x="4.3cm" svg:y="26.108cm">
          <text:p/>
        </draw:rect>
        <draw:frame draw:style-name="gr50" draw:text-style-name="P23" draw:layer="layout" svg:width="0.2cm" svg:height="0.2cm" svg:x="4.3cm" svg:y="26.104cm">
          <draw:text-box>
            <text:p><text:span text:style-name="T11">WB</text:span></text:p>
          </draw:text-box>
        </draw:frame>
        <draw:rect draw:style-name="gr49" draw:text-style-name="P14" draw:layer="layout" svg:width="0.2cm" svg:height="0.196cm" svg:x="4.3cm" svg:y="26.306cm">
          <text:p/>
        </draw:rect>
        <draw:frame draw:style-name="gr50" draw:text-style-name="P23" draw:layer="layout" svg:width="0.2cm" svg:height="0.2cm" svg:x="4.3cm" svg:y="26.302cm">
          <draw:text-box>
            <text:p><text:span text:style-name="T11">V+</text:span></text:p>
          </draw:text-box>
        </draw:frame>
        <draw:rect draw:style-name="gr49" draw:text-style-name="P14" draw:layer="layout" svg:width="0.2cm" svg:height="0.196cm" svg:x="4.3cm" svg:y="26.508cm">
          <text:p/>
        </draw:rect>
        <draw:frame draw:style-name="gr50" draw:text-style-name="P23" draw:layer="layout" svg:width="0.2cm" svg:height="0.2cm" svg:x="4.3cm" svg:y="26.504cm">
          <draw:text-box>
            <text:p><text:span text:style-name="T11">V-</text:span></text:p>
          </draw:text-box>
        </draw:frame>
        <draw:rect draw:style-name="gr49" draw:text-style-name="P14" draw:layer="layout" svg:width="0.2cm" svg:height="0.196cm" svg:x="4.3cm" svg:y="26.708cm">
          <text:p/>
        </draw:rect>
        <draw:frame draw:style-name="gr50" draw:text-style-name="P23" draw:layer="layout" svg:width="0.2cm" svg:height="0.2cm" svg:x="4.3cm" svg:y="26.704cm">
          <draw:text-box>
            <text:p><text:span text:style-name="T11">OB</text:span></text:p>
          </draw:text-box>
        </draw:frame>
        <draw:rect draw:style-name="gr49" draw:text-style-name="P14" draw:layer="layout" svg:width="0.2cm" svg:height="0.196cm" svg:x="4.3cm" svg:y="26.91cm">
          <text:p/>
        </draw:rect>
        <draw:frame draw:style-name="gr50" draw:text-style-name="P23" draw:layer="layout" svg:width="0.2cm" svg:height="0.2cm" svg:x="4.3cm" svg:y="26.906cm">
          <draw:text-box>
            <text:p><text:span text:style-name="T11">OA</text:span></text:p>
          </draw:text-box>
        </draw:frame>
        <draw:rect draw:style-name="gr49" draw:text-style-name="P14" draw:layer="layout" svg:width="0.2cm" svg:height="0.196cm" svg:x="4.3cm" svg:y="27.106cm">
          <text:p/>
        </draw:rect>
        <draw:frame draw:style-name="gr50" draw:text-style-name="P23" draw:layer="layout" svg:width="0.2cm" svg:height="0.2cm" svg:x="4.3cm" svg:y="27.102cm">
          <draw:text-box>
            <text:p><text:span text:style-name="T11">SN</text:span></text:p>
          </draw:text-box>
        </draw:frame>
        <draw:rect draw:style-name="gr49" draw:text-style-name="P14" draw:layer="layout" svg:width="0.2cm" svg:height="0.196cm" svg:x="4.3cm" svg:y="27.31cm">
          <text:p/>
        </draw:rect>
        <draw:frame draw:style-name="gr50" draw:text-style-name="P23" draw:layer="layout" svg:width="0.2cm" svg:height="0.2cm" svg:x="4.3cm" svg:y="27.306cm">
          <draw:text-box>
            <text:p><text:span text:style-name="T11">SS</text:span></text:p>
          </draw:text-box>
        </draw:frame>
        <draw:rect draw:style-name="gr49" draw:text-style-name="P14" draw:layer="layout" svg:width="0.2cm" svg:height="0.196cm" svg:x="4.3cm" svg:y="25.506cm">
          <text:p/>
        </draw:rect>
        <draw:frame draw:style-name="gr50" draw:text-style-name="P23" draw:layer="layout" svg:width="0.2cm" svg:height="0.2cm" svg:x="4.3cm" svg:y="25.502cm">
          <draw:text-box>
            <text:p><text:span text:style-name="T11">NN</text:span></text:p>
          </draw:text-box>
        </draw:frame>
        <draw:g draw:style-name="gr24">
          <draw:polygon draw:style-name="gr51" draw:text-style-name="P24" draw:layer="layout" svg:width="0.299cm" svg:height="1.399cm" svg:x="2.893cm" svg:y="8.2cm" svg:viewBox="0 0 300 1400" draw:points="0,26 43,0 86,0 200,50 300,200 300,1200 200,1350 86,1400 43,1400 0,1374">
            <text:p/>
          </draw:polygon>
          <draw:circle draw:style-name="gr52" draw:text-style-name="P25" draw:layer="layout" svg:width="0.06cm" svg:height="0.06cm" svg:x="2.963cm" svg:y="8.27cm">
            <text:p/>
          </draw:circle>
          <draw:circle draw:style-name="gr52" draw:text-style-name="P25" draw:layer="layout" svg:width="0.06cm" svg:height="0.06cm" svg:x="2.963cm" svg:y="8.37cm">
            <text:p/>
          </draw:circle>
          <draw:circle draw:style-name="gr52" draw:text-style-name="P25" draw:layer="layout" svg:width="0.06cm" svg:height="0.06cm" svg:x="2.963cm" svg:y="8.47cm">
            <text:p/>
          </draw:circle>
          <draw:circle draw:style-name="gr52" draw:text-style-name="P25" draw:layer="layout" svg:width="0.06cm" svg:height="0.06cm" svg:x="2.963cm" svg:y="8.57cm">
            <text:p/>
          </draw:circle>
          <draw:circle draw:style-name="gr52" draw:text-style-name="P25" draw:layer="layout" svg:width="0.06cm" svg:height="0.06cm" svg:x="2.963cm" svg:y="8.67cm">
            <text:p/>
          </draw:circle>
          <draw:circle draw:style-name="gr52" draw:text-style-name="P25" draw:layer="layout" svg:width="0.06cm" svg:height="0.06cm" svg:x="2.963cm" svg:y="8.77cm">
            <text:p/>
          </draw:circle>
          <draw:circle draw:style-name="gr52" draw:text-style-name="P25" draw:layer="layout" svg:width="0.06cm" svg:height="0.06cm" svg:x="2.963cm" svg:y="8.87cm">
            <text:p/>
          </draw:circle>
          <draw:circle draw:style-name="gr52" draw:text-style-name="P25" draw:layer="layout" svg:width="0.06cm" svg:height="0.06cm" svg:x="2.963cm" svg:y="8.97cm">
            <text:p/>
          </draw:circle>
          <draw:circle draw:style-name="gr52" draw:text-style-name="P25" draw:layer="layout" svg:width="0.06cm" svg:height="0.06cm" svg:x="2.963cm" svg:y="9.07cm">
            <text:p/>
          </draw:circle>
          <draw:circle draw:style-name="gr52" draw:text-style-name="P25" draw:layer="layout" svg:width="0.06cm" svg:height="0.06cm" svg:x="2.963cm" svg:y="9.17cm">
            <text:p/>
          </draw:circle>
          <draw:circle draw:style-name="gr52" draw:text-style-name="P25" draw:layer="layout" svg:width="0.06cm" svg:height="0.06cm" svg:x="2.963cm" svg:y="9.27cm">
            <text:p/>
          </draw:circle>
          <draw:circle draw:style-name="gr52" draw:text-style-name="P25" draw:layer="layout" svg:width="0.06cm" svg:height="0.06cm" svg:x="2.963cm" svg:y="9.37cm">
            <text:p/>
          </draw:circle>
          <draw:circle draw:style-name="gr52" draw:text-style-name="P25" draw:layer="layout" svg:width="0.06cm" svg:height="0.06cm" svg:x="2.963cm" svg:y="9.47cm">
            <text:p/>
          </draw:circle>
          <draw:circle draw:style-name="gr52" draw:text-style-name="P25" draw:layer="layout" svg:width="0.05cm" svg:height="0.05cm" svg:x="3.068cm" svg:y="8.325cm">
            <text:p/>
          </draw:circle>
          <draw:circle draw:style-name="gr52" draw:text-style-name="P25" draw:layer="layout" svg:width="0.05cm" svg:height="0.05cm" svg:x="3.068cm" svg:y="8.425cm">
            <text:p/>
          </draw:circle>
          <draw:circle draw:style-name="gr52" draw:text-style-name="P25" draw:layer="layout" svg:width="0.05cm" svg:height="0.05cm" svg:x="3.068cm" svg:y="8.525cm">
            <text:p/>
          </draw:circle>
          <draw:circle draw:style-name="gr52" draw:text-style-name="P25" draw:layer="layout" svg:width="0.05cm" svg:height="0.05cm" svg:x="3.068cm" svg:y="8.625cm">
            <text:p/>
          </draw:circle>
          <draw:circle draw:style-name="gr52" draw:text-style-name="P25" draw:layer="layout" svg:width="0.05cm" svg:height="0.05cm" svg:x="3.068cm" svg:y="8.725cm">
            <text:p/>
          </draw:circle>
          <draw:circle draw:style-name="gr52" draw:text-style-name="P25" draw:layer="layout" svg:width="0.05cm" svg:height="0.05cm" svg:x="3.068cm" svg:y="8.825cm">
            <text:p/>
          </draw:circle>
          <draw:circle draw:style-name="gr52" draw:text-style-name="P25" draw:layer="layout" svg:width="0.05cm" svg:height="0.05cm" svg:x="3.068cm" svg:y="8.925cm">
            <text:p/>
          </draw:circle>
          <draw:circle draw:style-name="gr52" draw:text-style-name="P25" draw:layer="layout" svg:width="0.05cm" svg:height="0.05cm" svg:x="3.068cm" svg:y="9.025cm">
            <text:p/>
          </draw:circle>
          <draw:circle draw:style-name="gr52" draw:text-style-name="P25" draw:layer="layout" svg:width="0.05cm" svg:height="0.05cm" svg:x="3.068cm" svg:y="9.125cm">
            <text:p/>
          </draw:circle>
          <draw:circle draw:style-name="gr52" draw:text-style-name="P25" draw:layer="layout" svg:width="0.05cm" svg:height="0.05cm" svg:x="3.068cm" svg:y="9.225cm">
            <text:p/>
          </draw:circle>
          <draw:circle draw:style-name="gr52" draw:text-style-name="P25" draw:layer="layout" svg:width="0.05cm" svg:height="0.05cm" svg:x="3.068cm" svg:y="9.325cm">
            <text:p/>
          </draw:circle>
          <draw:circle draw:style-name="gr52" draw:text-style-name="P25" draw:layer="layout" svg:width="0.05cm" svg:height="0.05cm" svg:x="3.068cm" svg:y="9.425cm">
            <text:p/>
          </draw:circle>
        </draw:g>
        <draw:polyline draw:style-name="gr15" draw:text-style-name="P2" draw:layer="layout" svg:width="1.308cm" svg:height="0.197cm" draw:transform="rotate (-0.156556033903892) translate (4.51458612101977cm 25.5075937356806cm)" svg:viewBox="0 0 1309 198" draw:points="0,94 593,0 624,198 1309,93">
          <text:p/>
        </draw:polyline>
        <draw:polyline draw:style-name="gr13" draw:text-style-name="P2" draw:layer="layout" svg:width="1.304cm" svg:height="0.194cm" draw:transform="rotate (-0.23090706003885) translate (4.5261885879188cm 25.6886067694058cm)" svg:viewBox="0 0 1305 195" draw:points="0,114 487,0 533,195 1305,17">
          <text:p/>
        </draw:polyline>
        <draw:polyline draw:style-name="gr53" draw:text-style-name="P2" draw:layer="layout" svg:width="1.296cm" svg:height="0.099cm" draw:transform="rotate (-0.0802851455917397) translate (4.5025727469854cm 25.9680237624616cm)" svg:viewBox="0 0 1297 100" draw:points="0,32 399,0 407,100 1297,32">
          <text:p/>
        </draw:polyline>
        <draw:line draw:style-name="gr54" draw:text-style-name="P2" draw:layer="layout" svg:x1="4.5cm" svg:y1="26.2cm" svg:x2="5.793cm" svg:y2="26.204cm">
          <text:p/>
        </draw:line>
        <draw:polyline draw:style-name="gr55" draw:text-style-name="P2" draw:layer="layout" svg:width="1.322cm" svg:height="0.296cm" draw:transform="rotate (0.150447381521911) translate (4.46003659817674cm 26.3363767358766cm)" svg:viewBox="0 0 1323 297" draw:points="0,267 198,297 243,0 1323,168">
          <text:p/>
        </draw:polyline>
        <draw:line draw:style-name="gr56" draw:text-style-name="P26" draw:layer="layout" svg:x1="4.493cm" svg:y1="26.404cm" svg:x2="5.793cm" svg:y2="26.404cm">
          <text:p/>
        </draw:line>
        <draw:polyline draw:style-name="gr55" draw:text-style-name="P2" draw:layer="layout" svg:width="1.296cm" svg:height="0.099cm" draw:transform="rotate (0.074176493209759) translate (4.49370794310733cm 26.5153301479449cm)" svg:viewBox="0 0 1297 100" draw:points="0,85 199,100 207,0 1297,85">
          <text:p/>
        </draw:polyline>
        <draw:polyline draw:style-name="gr57" draw:text-style-name="P2" draw:layer="layout" svg:width="1.307cm" svg:height="0.197cm" draw:transform="rotate (0.150447381521911) translate (4.47710175826952cm 26.6489490645873cm)" svg:viewBox="0 0 1308 198" draw:points="0,153 297,198 327,0 1308,153">
          <text:p/>
        </draw:polyline>
        <draw:polyline draw:style-name="gr29" draw:text-style-name="P2" draw:layer="layout" svg:width="1.325cm" svg:height="0.291cm" draw:transform="rotate (0.224972940582069) translate (4.45466835147872cm 26.8019127643357cm)" svg:viewBox="0 0 1326 292" draw:points="0,203 390,292 457,0 1326,203">
          <text:p/>
        </draw:polyline>
        <draw:polyline draw:style-name="gr8" draw:text-style-name="P2" draw:layer="layout" svg:width="1.351cm" svg:height="0.381cm" draw:transform="rotate (0.297229571614634) translate (4.437274544638cm 26.9723646715037cm)" svg:viewBox="0 0 1352 382" draw:points="0,238 471,382 589,0 1352,238">
          <text:p/>
        </draw:polyline>
        <draw:polyline draw:style-name="gr6" draw:text-style-name="P2" draw:layer="layout" svg:width="1.348cm" svg:height="0.389cm" draw:transform="rotate (-2.91661971300772) translate (5.84462660391923cm 27.229594514885cm)" svg:viewBox="0 0 1349 390" draw:points="0,231 675,390 764,0 1349,134">
          <text:p/>
        </draw:polyline>
        <draw:frame draw:style-name="gr58" draw:text-style-name="P27" draw:layer="layout" svg:width="0.264cm" svg:height="0.276cm" svg:x="5.363cm" svg:y="27.024cm">
          <draw:text-box>
            <text:p><text:span text:style-name="T8">13</text:span></text:p>
          </draw:text-box>
        </draw:frame>
        <draw:frame draw:style-name="gr59" draw:text-style-name="P27" draw:layer="layout" svg:width="0.133cm" svg:height="0.276cm" svg:x="5.469cm" svg:y="25.525cm">
          <draw:text-box>
            <text:p><text:span text:style-name="T8">1</text:span></text:p>
          </draw:text-box>
        </draw:frame>
        <draw:frame draw:style-name="gr60" draw:text-style-name="P28" draw:layer="layout" svg:width="0.8cm" svg:height="0.33cm" svg:x="4.701cm" svg:y="24.903cm">
          <draw:text-box>
            <text:p><text:span text:style-name="T12">Kabel</text:span></text:p>
          </draw:text-box>
        </draw:frame>
        <draw:g draw:style-name="gr24">
          <draw:polygon draw:style-name="gr51" draw:text-style-name="P24" draw:layer="layout" svg:width="0.299cm" svg:height="1.399cm" svg:x="3.2cm" svg:y="8.204cm" svg:viewBox="0 0 300 1400" draw:points="300,26 257,0 214,0 100,50 0,200 0,1200 100,1350 214,1400 257,1400 300,1374">
            <text:p/>
          </draw:polygon>
          <draw:ellipse draw:style-name="gr61" draw:text-style-name="P29" draw:layer="layout" svg:width="0.06cm" svg:height="0.061cm" svg:x="3.37cm" svg:y="8.273cm">
            <text:p/>
          </draw:ellipse>
          <draw:circle draw:style-name="gr61" draw:text-style-name="P29" draw:layer="layout" svg:width="0.06cm" svg:height="0.06cm" svg:x="3.37cm" svg:y="8.374cm">
            <text:p/>
          </draw:circle>
          <draw:circle draw:style-name="gr61" draw:text-style-name="P29" draw:layer="layout" svg:width="0.06cm" svg:height="0.059cm" svg:x="3.37cm" svg:y="8.474cm">
            <text:p/>
          </draw:circle>
          <draw:circle draw:style-name="gr61" draw:text-style-name="P29" draw:layer="layout" svg:width="0.06cm" svg:height="0.06cm" svg:x="3.37cm" svg:y="8.574cm">
            <text:p/>
          </draw:circle>
          <draw:ellipse draw:style-name="gr61" draw:text-style-name="P29" draw:layer="layout" svg:width="0.06cm" svg:height="0.061cm" svg:x="3.37cm" svg:y="8.673cm">
            <text:p/>
          </draw:ellipse>
          <draw:circle draw:style-name="gr61" draw:text-style-name="P29" draw:layer="layout" svg:width="0.06cm" svg:height="0.06cm" svg:x="3.37cm" svg:y="8.774cm">
            <text:p/>
          </draw:circle>
          <draw:circle draw:style-name="gr61" draw:text-style-name="P29" draw:layer="layout" svg:width="0.06cm" svg:height="0.06cm" svg:x="3.37cm" svg:y="8.874cm">
            <text:p/>
          </draw:circle>
          <draw:circle draw:style-name="gr61" draw:text-style-name="P29" draw:layer="layout" svg:width="0.06cm" svg:height="0.059cm" svg:x="3.37cm" svg:y="8.974cm">
            <text:p/>
          </draw:circle>
          <draw:circle draw:style-name="gr61" draw:text-style-name="P29" draw:layer="layout" svg:width="0.06cm" svg:height="0.06cm" svg:x="3.37cm" svg:y="9.074cm">
            <text:p/>
          </draw:circle>
          <draw:ellipse draw:style-name="gr61" draw:text-style-name="P29" draw:layer="layout" svg:width="0.06cm" svg:height="0.061cm" svg:x="3.37cm" svg:y="9.173cm">
            <text:p/>
          </draw:ellipse>
          <draw:circle draw:style-name="gr61" draw:text-style-name="P29" draw:layer="layout" svg:width="0.06cm" svg:height="0.06cm" svg:x="3.37cm" svg:y="9.274cm">
            <text:p/>
          </draw:circle>
          <draw:circle draw:style-name="gr61" draw:text-style-name="P29" draw:layer="layout" svg:width="0.06cm" svg:height="0.06cm" svg:x="3.37cm" svg:y="9.374cm">
            <text:p/>
          </draw:circle>
          <draw:circle draw:style-name="gr61" draw:text-style-name="P29" draw:layer="layout" svg:width="0.06cm" svg:height="0.06cm" svg:x="3.37cm" svg:y="9.474cm">
            <text:p/>
          </draw:circle>
          <draw:circle draw:style-name="gr61" draw:text-style-name="P29" draw:layer="layout" svg:width="0.05cm" svg:height="0.05cm" svg:x="3.275cm" svg:y="8.329cm">
            <text:p/>
          </draw:circle>
          <draw:ellipse draw:style-name="gr61" draw:text-style-name="P29" draw:layer="layout" svg:width="0.05cm" svg:height="0.051cm" svg:x="3.275cm" svg:y="8.428cm">
            <text:p/>
          </draw:ellipse>
          <draw:ellipse draw:style-name="gr61" draw:text-style-name="P29" draw:layer="layout" svg:width="0.05cm" svg:height="0.051cm" svg:x="3.275cm" svg:y="8.528cm">
            <text:p/>
          </draw:ellipse>
          <draw:circle draw:style-name="gr61" draw:text-style-name="P29" draw:layer="layout" svg:width="0.05cm" svg:height="0.049cm" svg:x="3.275cm" svg:y="8.629cm">
            <text:p/>
          </draw:circle>
          <draw:circle draw:style-name="gr61" draw:text-style-name="P29" draw:layer="layout" svg:width="0.05cm" svg:height="0.049cm" svg:x="3.275cm" svg:y="8.729cm">
            <text:p/>
          </draw:circle>
          <draw:circle draw:style-name="gr61" draw:text-style-name="P29" draw:layer="layout" svg:width="0.05cm" svg:height="0.05cm" svg:x="3.275cm" svg:y="8.829cm">
            <text:p/>
          </draw:circle>
          <draw:ellipse draw:style-name="gr61" draw:text-style-name="P29" draw:layer="layout" svg:width="0.05cm" svg:height="0.051cm" svg:x="3.275cm" svg:y="8.928cm">
            <text:p/>
          </draw:ellipse>
          <draw:circle draw:style-name="gr61" draw:text-style-name="P29" draw:layer="layout" svg:width="0.05cm" svg:height="0.05cm" svg:x="3.275cm" svg:y="9.029cm">
            <text:p/>
          </draw:circle>
          <draw:circle draw:style-name="gr61" draw:text-style-name="P29" draw:layer="layout" svg:width="0.05cm" svg:height="0.05cm" svg:x="3.275cm" svg:y="9.129cm">
            <text:p/>
          </draw:circle>
          <draw:circle draw:style-name="gr61" draw:text-style-name="P29" draw:layer="layout" svg:width="0.05cm" svg:height="0.05cm" svg:x="3.275cm" svg:y="9.229cm">
            <text:p/>
          </draw:circle>
          <draw:circle draw:style-name="gr61" draw:text-style-name="P29" draw:layer="layout" svg:width="0.05cm" svg:height="0.05cm" svg:x="3.275cm" svg:y="9.329cm">
            <text:p/>
          </draw:circle>
          <draw:circle draw:style-name="gr61" draw:text-style-name="P29" draw:layer="layout" svg:width="0.05cm" svg:height="0.05cm" svg:x="3.275cm" svg:y="9.429cm">
            <text:p/>
          </draw:circle>
        </draw:g>
        <draw:polyline draw:style-name="gr55" draw:text-style-name="P2" draw:layer="layout" svg:width="1.303cm" svg:height="0.099cm" draw:transform="rotate (-0.0813323431429363) translate (3.40677456988285cm 8.91088883885331cm)" svg:viewBox="0 0 1304 100" draw:points="0,83 1097,0 1105,100 1304,83">
          <text:p/>
        </draw:polyline>
        <draw:polyline draw:style-name="gr15" draw:text-style-name="P2" draw:layer="layout" svg:width="1.51cm" svg:height="0.197cm" draw:transform="rotate (0.143640597439133) translate (3.38770926259102cm 8.20302339113956cm)" svg:viewBox="0 0 1511 198" draw:points="0,86 691,198 720,0 1511,115">
          <text:p/>
        </draw:polyline>
        <draw:polyline draw:style-name="gr6" draw:text-style-name="P2" draw:layer="layout" svg:width="1.499cm" svg:height="0.401cm" draw:transform="rotate (-3.14159265358979) translate (4.9cm 9.9cm)" svg:viewBox="0 0 1500 402" draw:points="0,0 800,0 800,400 1500,402">
          <text:p/>
        </draw:polyline>
        <draw:line draw:style-name="gr56" draw:text-style-name="P26" draw:layer="layout" svg:x1="3.4cm" svg:y1="8.893cm" svg:x2="4.9cm" svg:y2="8.9cm">
          <text:p/>
        </draw:line>
        <draw:polyline draw:style-name="gr53" draw:text-style-name="P2" draw:layer="layout" svg:width="1.502cm" svg:height="0.099cm" draw:transform="rotate (0.0698131700797732) translate (3.39804699297261cm 8.56307069830429cm)" svg:viewBox="0 0 1503 100" draw:points="0,28 897,100 904,0 1503,42">
          <text:p/>
        </draw:polyline>
        <draw:line draw:style-name="gr54" draw:text-style-name="P2" draw:layer="layout" svg:x1="3.4cm" svg:y1="8.692cm" svg:x2="4.9cm" svg:y2="8.7cm">
          <text:p/>
        </draw:line>
        <draw:polyline draw:style-name="gr55" draw:text-style-name="P2" draw:layer="layout" svg:width="1.53cm" svg:height="0.291cm" draw:transform="rotate (-0.232652389290844) translate (3.45667854927043cm 8.55279238036181cm)" svg:viewBox="0 0 1531 292" draw:points="0,246 1072,0 1141,292 1531,200">
          <text:p/>
        </draw:polyline>
        <draw:polyline draw:style-name="gr57" draw:text-style-name="P2" draw:layer="layout" svg:width="1.513cm" svg:height="0.197cm" draw:transform="rotate (-0.156381500978692) translate (3.42348724897556cm 8.9460343335567cm)" svg:viewBox="0 0 1514 198" draw:points="0,151 989,0 1020,198 1514,120">
          <text:p/>
        </draw:polyline>
        <draw:polyline draw:style-name="gr29" draw:text-style-name="P2" draw:layer="layout" svg:width="1.529cm" svg:height="0.291cm" draw:transform="rotate (-0.229685329562454) translate (3.44576396017038cm 9.00026981994934cm)" svg:viewBox="0 0 1530 292" draw:points="0,201 877,0 946,292 1530,156">
          <text:p/>
        </draw:polyline>
        <draw:polyline draw:style-name="gr8" draw:text-style-name="P2" draw:layer="layout" svg:width="1.551cm" svg:height="0.381cm" draw:transform="rotate (-0.300545697193424) translate (3.46926413530054cm 9.07351991687818cm)" svg:viewBox="0 0 1552 382" draw:points="0,234 765,0 883,382 1552,175">
          <text:p/>
        </draw:polyline>
        <draw:polyline draw:style-name="gr13" draw:text-style-name="P2" draw:layer="layout" svg:width="1.511cm" svg:height="0.197cm" draw:transform="rotate (0.145211393765928) translate (3.38954689622036cm 8.41852125841995cm)" svg:viewBox="0 0 1512 198" draw:points="0,72 790,198 819,0 1512,101">
          <text:p/>
        </draw:polyline>
        <draw:frame draw:style-name="gr62" draw:text-style-name="P27" draw:layer="layout" svg:width="0.133cm" svg:height="0.279cm" svg:x="3.667cm" svg:y="8.009cm">
          <draw:text-box>
            <text:p><text:span text:style-name="T8">1</text:span></text:p>
          </draw:text-box>
        </draw:frame>
        <draw:frame draw:style-name="gr63" draw:text-style-name="P28" draw:layer="layout" svg:width="1.7cm" svg:height="0.33cm" svg:x="3.3cm" svg:y="7.404cm">
          <draw:text-box>
            <text:p><text:span text:style-name="T12">Einspeisung</text:span></text:p>
          </draw:text-box>
        </draw:frame>
        <draw:frame draw:style-name="gr64" draw:text-style-name="P30" draw:layer="layout" svg:width="0.095cm" svg:height="0.084cm" svg:x="3.54cm" svg:y="9.404cm">
          <draw:text-box>
            <text:p><text:span text:style-name="T13">SS</text:span></text:p>
          </draw:text-box>
        </draw:frame>
        <draw:frame draw:style-name="gr64" draw:text-style-name="P30" draw:layer="layout" svg:width="0.095cm" svg:height="0.084cm" svg:x="3.54cm" svg:y="8.204cm">
          <draw:text-box>
            <text:p><text:span text:style-name="T13">NN</text:span></text:p>
          </draw:text-box>
        </draw:frame>
        <draw:frame draw:style-name="gr58" draw:text-style-name="P27" draw:layer="layout" svg:width="0.264cm" svg:height="0.276cm" svg:x="3.568cm" svg:y="9.525cm">
          <draw:text-box>
            <text:p><text:span text:style-name="T8">13</text:span></text:p>
          </draw:text-box>
        </draw:frame>
        <draw:frame draw:style-name="gr65" draw:text-style-name="P27" draw:layer="layout" svg:width="0.8cm" svg:height="0.276cm" svg:x="3.5cm" svg:y="7.732cm">
          <draw:text-box>
            <text:p><text:span text:style-name="T14">Stecker</text:span></text:p>
          </draw:text-box>
        </draw:frame>
        <draw:rect draw:style-name="gr49" draw:text-style-name="P14" draw:layer="layout" svg:width="0.2cm" svg:height="0.196cm" svg:x="4.9cm" svg:y="8.208cm">
          <text:p/>
        </draw:rect>
        <draw:frame draw:style-name="gr50" draw:text-style-name="P23" draw:layer="layout" svg:width="0.2cm" svg:height="0.2cm" svg:x="4.9cm" svg:y="8.204cm">
          <draw:text-box>
            <text:p><text:span text:style-name="T11">NS</text:span></text:p>
          </draw:text-box>
        </draw:frame>
        <draw:rect draw:style-name="gr49" draw:text-style-name="P14" draw:layer="layout" svg:width="0.2cm" svg:height="0.196cm" svg:x="4.9cm" svg:y="8.408cm">
          <text:p/>
        </draw:rect>
        <draw:frame draw:style-name="gr50" draw:text-style-name="P23" draw:layer="layout" svg:width="0.2cm" svg:height="0.2cm" svg:x="4.9cm" svg:y="8.404cm">
          <draw:text-box>
            <text:p><text:span text:style-name="T11">WA</text:span></text:p>
          </draw:text-box>
        </draw:frame>
        <draw:rect draw:style-name="gr49" draw:text-style-name="P14" draw:layer="layout" svg:width="0.2cm" svg:height="0.196cm" svg:x="4.9cm" svg:y="8.61cm">
          <text:p/>
        </draw:rect>
        <draw:frame draw:style-name="gr50" draw:text-style-name="P23" draw:layer="layout" svg:width="0.2cm" svg:height="0.2cm" svg:x="4.9cm" svg:y="8.606cm">
          <draw:text-box>
            <text:p><text:span text:style-name="T11">WB</text:span></text:p>
          </draw:text-box>
        </draw:frame>
        <draw:rect draw:style-name="gr49" draw:text-style-name="P14" draw:layer="layout" svg:width="0.2cm" svg:height="0.196cm" svg:x="4.9cm" svg:y="8.808cm">
          <text:p/>
        </draw:rect>
        <draw:frame draw:style-name="gr50" draw:text-style-name="P23" draw:layer="layout" svg:width="0.2cm" svg:height="0.2cm" svg:x="4.9cm" svg:y="8.804cm">
          <draw:text-box>
            <text:p><text:span text:style-name="T11">V+</text:span></text:p>
          </draw:text-box>
        </draw:frame>
        <draw:rect draw:style-name="gr49" draw:text-style-name="P14" draw:layer="layout" svg:width="0.2cm" svg:height="0.196cm" svg:x="4.9cm" svg:y="9.01cm">
          <text:p/>
        </draw:rect>
        <draw:frame draw:style-name="gr50" draw:text-style-name="P23" draw:layer="layout" svg:width="0.2cm" svg:height="0.2cm" svg:x="4.9cm" svg:y="9.006cm">
          <draw:text-box>
            <text:p><text:span text:style-name="T11">V-</text:span></text:p>
          </draw:text-box>
        </draw:frame>
        <draw:rect draw:style-name="gr49" draw:text-style-name="P14" draw:layer="layout" svg:width="0.2cm" svg:height="0.196cm" svg:x="4.9cm" svg:y="9.21cm">
          <text:p/>
        </draw:rect>
        <draw:frame draw:style-name="gr50" draw:text-style-name="P23" draw:layer="layout" svg:width="0.2cm" svg:height="0.2cm" svg:x="4.9cm" svg:y="9.206cm">
          <draw:text-box>
            <text:p><text:span text:style-name="T11">OB</text:span></text:p>
          </draw:text-box>
        </draw:frame>
        <draw:rect draw:style-name="gr49" draw:text-style-name="P14" draw:layer="layout" svg:width="0.2cm" svg:height="0.196cm" svg:x="4.9cm" svg:y="9.412cm">
          <text:p/>
        </draw:rect>
        <draw:frame draw:style-name="gr50" draw:text-style-name="P23" draw:layer="layout" svg:width="0.2cm" svg:height="0.2cm" svg:x="4.9cm" svg:y="9.408cm">
          <draw:text-box>
            <text:p><text:span text:style-name="T11">OA</text:span></text:p>
          </draw:text-box>
        </draw:frame>
        <draw:rect draw:style-name="gr49" draw:text-style-name="P14" draw:layer="layout" svg:width="0.2cm" svg:height="0.196cm" svg:x="4.9cm" svg:y="9.608cm">
          <text:p/>
        </draw:rect>
        <draw:frame draw:style-name="gr50" draw:text-style-name="P23" draw:layer="layout" svg:width="0.2cm" svg:height="0.2cm" svg:x="4.9cm" svg:y="9.604cm">
          <draw:text-box>
            <text:p><text:span text:style-name="T11">SN</text:span></text:p>
          </draw:text-box>
        </draw:frame>
        <draw:rect draw:style-name="gr49" draw:text-style-name="P14" draw:layer="layout" svg:width="0.2cm" svg:height="0.196cm" svg:x="4.9cm" svg:y="9.812cm">
          <text:p/>
        </draw:rect>
        <draw:frame draw:style-name="gr50" draw:text-style-name="P23" draw:layer="layout" svg:width="0.2cm" svg:height="0.2cm" svg:x="4.9cm" svg:y="9.808cm">
          <draw:text-box>
            <text:p><text:span text:style-name="T11">SS</text:span></text:p>
          </draw:text-box>
        </draw:frame>
        <draw:rect draw:style-name="gr49" draw:text-style-name="P14" draw:layer="layout" svg:width="0.2cm" svg:height="0.196cm" svg:x="4.9cm" svg:y="8.008cm">
          <text:p/>
        </draw:rect>
        <draw:frame draw:style-name="gr50" draw:text-style-name="P23" draw:layer="layout" svg:width="0.2cm" svg:height="0.2cm" svg:x="4.9cm" svg:y="8.004cm">
          <draw:text-box>
            <text:p><text:span text:style-name="T11">NN</text:span></text:p>
          </draw:text-box>
        </draw:frame>
        <draw:frame draw:style-name="gr7" draw:text-style-name="P6" draw:layer="layout" svg:width="0.558cm" svg:height="0.28cm" svg:x="3.54cm" svg:y="9.9cm">
          <draw:text-box draw:corner-radius="0.058cm">
            <text:p><text:span text:style-name="T4">Power</text:span></text:p>
          </draw:text-box>
        </draw:frame>
        <draw:frame draw:style-name="gr7" draw:text-style-name="P6" draw:layer="layout" svg:width="0.402cm" svg:height="0.28cm" svg:x="4.298cm" svg:y="9.9cm">
          <draw:text-box>
            <text:p><text:span text:style-name="T4">DCC</text:span></text:p>
          </draw:text-box>
        </draw:frame>
        <draw:g draw:style-name="gr24">
          <draw:rect draw:style-name="gr37" draw:text-style-name="P19" draw:layer="layout" svg:width="0.502cm" svg:height="0.7cm" svg:x="3.551cm" svg:y="10.151cm">
            <text:p/>
          </draw:rect>
          <draw:rect draw:style-name="gr38" draw:text-style-name="P20" draw:layer="layout" svg:width="0.4cm" svg:height="0.6cm" svg:x="3.599cm" svg:y="10.201cm">
            <text:p/>
          </draw:rect>
          <draw:circle draw:style-name="gr39" draw:text-style-name="P21" draw:layer="layout" svg:width="0.1cm" svg:height="0.1cm" svg:x="3.649cm" svg:y="10.251cm">
            <text:p/>
          </draw:circle>
          <draw:circle draw:style-name="gr39" draw:text-style-name="P21" draw:layer="layout" svg:width="0.1cm" svg:height="0.1cm" svg:x="3.849cm" svg:y="10.251cm">
            <text:p/>
          </draw:circle>
          <draw:circle draw:style-name="gr39" draw:text-style-name="P21" draw:layer="layout" svg:width="0.1cm" svg:height="0.1cm" svg:x="3.649cm" svg:y="10.451cm">
            <text:p/>
          </draw:circle>
          <draw:circle draw:style-name="gr39" draw:text-style-name="P21" draw:layer="layout" svg:width="0.1cm" svg:height="0.1cm" svg:x="3.849cm" svg:y="10.451cm">
            <text:p/>
          </draw:circle>
          <draw:circle draw:style-name="gr39" draw:text-style-name="P21" draw:layer="layout" svg:width="0.1cm" svg:height="0.1cm" svg:x="3.649cm" svg:y="10.651cm">
            <text:p/>
          </draw:circle>
          <draw:circle draw:style-name="gr39" draw:text-style-name="P21" draw:layer="layout" svg:width="0.1cm" svg:height="0.1cm" svg:x="3.849cm" svg:y="10.651cm">
            <text:p/>
          </draw:circle>
          <draw:rect draw:style-name="gr40" draw:text-style-name="P1" draw:layer="layout" svg:width="0.05cm" svg:height="0.2cm" svg:x="4.001cm" svg:y="10.401cm">
            <text:p/>
          </draw:rect>
        </draw:g>
        <draw:g draw:style-name="gr24">
          <draw:rect draw:style-name="gr37" draw:text-style-name="P19" draw:layer="layout" svg:width="0.502cm" svg:height="0.7cm" svg:x="4.251cm" svg:y="10.151cm">
            <text:p/>
          </draw:rect>
          <draw:rect draw:style-name="gr38" draw:text-style-name="P20" draw:layer="layout" svg:width="0.4cm" svg:height="0.6cm" svg:x="4.299cm" svg:y="10.201cm">
            <text:p/>
          </draw:rect>
          <draw:circle draw:style-name="gr39" draw:text-style-name="P21" draw:layer="layout" svg:width="0.1cm" svg:height="0.1cm" svg:x="4.349cm" svg:y="10.251cm">
            <text:p/>
          </draw:circle>
          <draw:circle draw:style-name="gr39" draw:text-style-name="P21" draw:layer="layout" svg:width="0.1cm" svg:height="0.1cm" svg:x="4.549cm" svg:y="10.251cm">
            <text:p/>
          </draw:circle>
          <draw:circle draw:style-name="gr39" draw:text-style-name="P21" draw:layer="layout" svg:width="0.1cm" svg:height="0.1cm" svg:x="4.349cm" svg:y="10.451cm">
            <text:p/>
          </draw:circle>
          <draw:circle draw:style-name="gr39" draw:text-style-name="P21" draw:layer="layout" svg:width="0.1cm" svg:height="0.1cm" svg:x="4.549cm" svg:y="10.451cm">
            <text:p/>
          </draw:circle>
          <draw:circle draw:style-name="gr39" draw:text-style-name="P21" draw:layer="layout" svg:width="0.1cm" svg:height="0.1cm" svg:x="4.349cm" svg:y="10.651cm">
            <text:p/>
          </draw:circle>
          <draw:circle draw:style-name="gr39" draw:text-style-name="P21" draw:layer="layout" svg:width="0.1cm" svg:height="0.1cm" svg:x="4.549cm" svg:y="10.651cm">
            <text:p/>
          </draw:circle>
          <draw:rect draw:style-name="gr40" draw:text-style-name="P1" draw:layer="layout" svg:width="0.05cm" svg:height="0.2cm" svg:x="4.701cm" svg:y="10.401cm">
            <text:p/>
          </draw:rect>
        </draw:g>
        <draw:frame draw:style-name="gr7" draw:text-style-name="P6" draw:layer="layout" svg:width="0.1cm" svg:height="0.2cm" svg:x="4.601cm" svg:y="10.701cm">
          <draw:text-box>
            <text:p><text:span text:style-name="T4">1</text:span></text:p>
          </draw:text-box>
        </draw:frame>
        <draw:frame draw:style-name="gr65" draw:text-style-name="P27" draw:layer="layout" svg:width="0.8cm" svg:height="0.276cm" svg:x="2.504cm" svg:y="7.832cm">
          <draw:text-box>
            <text:p><text:span text:style-name="T14">Buchse</text:span></text:p>
          </draw:text-box>
        </draw:frame>
        <draw:g draw:style-name="gr24">
          <draw:rect draw:style-name="gr37" draw:text-style-name="P19" draw:layer="layout" svg:width="0.502cm" svg:height="0.7cm" draw:transform="rotate (-1.5707963267949) translate (7.449cm 15.051cm)">
            <text:p/>
          </draw:rect>
          <draw:rect draw:style-name="gr38" draw:text-style-name="P20" draw:layer="layout" svg:width="0.4cm" svg:height="0.6cm" draw:transform="rotate (-1.5707963267949) translate (7.399cm 15.099cm)">
            <text:p/>
          </draw:rect>
          <draw:circle draw:style-name="gr39" draw:text-style-name="P21" draw:layer="layout" svg:width="0.1cm" svg:height="0.1cm" draw:transform="rotate (-1.5707963267949) translate (7.349cm 15.149cm)">
            <text:p/>
          </draw:circle>
          <draw:circle draw:style-name="gr39" draw:text-style-name="P21" draw:layer="layout" svg:width="0.1cm" svg:height="0.1cm" draw:transform="rotate (-1.5707963267949) translate (7.349cm 15.349cm)">
            <text:p/>
          </draw:circle>
          <draw:circle draw:style-name="gr39" draw:text-style-name="P21" draw:layer="layout" svg:width="0.1cm" svg:height="0.1cm" draw:transform="rotate (-1.5707963267949) translate (7.149cm 15.149cm)">
            <text:p/>
          </draw:circle>
          <draw:circle draw:style-name="gr39" draw:text-style-name="P21" draw:layer="layout" svg:width="0.1cm" svg:height="0.1cm" draw:transform="rotate (-1.5707963267949) translate (7.149cm 15.349cm)">
            <text:p/>
          </draw:circle>
          <draw:circle draw:style-name="gr39" draw:text-style-name="P21" draw:layer="layout" svg:width="0.1cm" svg:height="0.1cm" draw:transform="rotate (-1.5707963267949) translate (6.949cm 15.149cm)">
            <text:p/>
          </draw:circle>
          <draw:circle draw:style-name="gr39" draw:text-style-name="P21" draw:layer="layout" svg:width="0.1cm" svg:height="0.1cm" draw:transform="rotate (-1.5707963267949) translate (6.949cm 15.349cm)">
            <text:p/>
          </draw:circle>
          <draw:rect draw:style-name="gr40" draw:text-style-name="P1" draw:layer="layout" svg:width="0.05cm" svg:height="0.2cm" draw:transform="rotate (-1.5707963267949) translate (7.199cm 15.501cm)">
            <text:p/>
          </draw:rect>
        </draw:g>
        <draw:g draw:style-name="gr24">
          <draw:rect draw:style-name="gr37" draw:text-style-name="P19" draw:layer="layout" svg:width="0.502cm" svg:height="0.7cm" svg:x="7.351cm" svg:y="15.751cm">
            <text:p/>
          </draw:rect>
          <draw:rect draw:style-name="gr38" draw:text-style-name="P20" draw:layer="layout" svg:width="0.4cm" svg:height="0.6cm" svg:x="7.399cm" svg:y="15.801cm">
            <text:p/>
          </draw:rect>
          <draw:circle draw:style-name="gr39" draw:text-style-name="P21" draw:layer="layout" svg:width="0.1cm" svg:height="0.1cm" svg:x="7.449cm" svg:y="15.851cm">
            <text:p/>
          </draw:circle>
          <draw:circle draw:style-name="gr39" draw:text-style-name="P21" draw:layer="layout" svg:width="0.1cm" svg:height="0.1cm" svg:x="7.649cm" svg:y="15.851cm">
            <text:p/>
          </draw:circle>
          <draw:circle draw:style-name="gr39" draw:text-style-name="P21" draw:layer="layout" svg:width="0.1cm" svg:height="0.1cm" svg:x="7.449cm" svg:y="16.051cm">
            <text:p/>
          </draw:circle>
          <draw:circle draw:style-name="gr39" draw:text-style-name="P21" draw:layer="layout" svg:width="0.1cm" svg:height="0.1cm" svg:x="7.649cm" svg:y="16.051cm">
            <text:p/>
          </draw:circle>
          <draw:circle draw:style-name="gr39" draw:text-style-name="P21" draw:layer="layout" svg:width="0.1cm" svg:height="0.1cm" svg:x="7.449cm" svg:y="16.251cm">
            <text:p/>
          </draw:circle>
          <draw:circle draw:style-name="gr39" draw:text-style-name="P21" draw:layer="layout" svg:width="0.1cm" svg:height="0.1cm" svg:x="7.649cm" svg:y="16.251cm">
            <text:p/>
          </draw:circle>
          <draw:rect draw:style-name="gr40" draw:text-style-name="P1" draw:layer="layout" svg:width="0.05cm" svg:height="0.2cm" svg:x="7.801cm" svg:y="16.001cm">
            <text:p/>
          </draw:rect>
        </draw:g>
        <draw:rect draw:style-name="gr37" draw:text-style-name="P19" draw:layer="layout" svg:width="0.5cm" svg:height="1.1cm" draw:transform="rotate (-1.5707963267949) translate (8.649cm 15.051cm)">
          <text:p/>
        </draw:rect>
        <draw:rect draw:style-name="gr38" draw:text-style-name="P20" draw:layer="layout" svg:width="0.4cm" svg:height="1.001cm" draw:transform="rotate (-1.5707963267949) translate (8.6cm 15.099cm)">
          <text:p/>
        </draw:rect>
        <draw:circle draw:style-name="gr39" draw:text-style-name="P21" draw:layer="layout" svg:width="0.1cm" svg:height="0.1cm" draw:transform="rotate (-1.5707963267949) translate (8.149cm 15.149cm)">
          <text:p/>
        </draw:circle>
        <draw:circle draw:style-name="gr39" draw:text-style-name="P21" draw:layer="layout" svg:width="0.1cm" svg:height="0.1cm" draw:transform="rotate (-1.5707963267949) translate (8.149cm 15.349cm)">
          <text:p/>
        </draw:circle>
        <draw:circle draw:style-name="gr39" draw:text-style-name="P21" draw:layer="layout" svg:width="0.1cm" svg:height="0.1cm" draw:transform="rotate (-1.5707963267949) translate (7.949cm 15.149cm)">
          <text:p/>
        </draw:circle>
        <draw:circle draw:style-name="gr39" draw:text-style-name="P21" draw:layer="layout" svg:width="0.1cm" svg:height="0.1cm" draw:transform="rotate (-1.5707963267949) translate (7.949cm 15.349cm)">
          <text:p/>
        </draw:circle>
        <draw:circle draw:style-name="gr39" draw:text-style-name="P21" draw:layer="layout" svg:width="0.1cm" svg:height="0.1cm" draw:transform="rotate (-1.5707963267949) translate (7.749cm 15.149cm)">
          <text:p/>
        </draw:circle>
        <draw:circle draw:style-name="gr39" draw:text-style-name="P21" draw:layer="layout" svg:width="0.1cm" svg:height="0.1cm" draw:transform="rotate (-1.5707963267949) translate (7.749cm 15.349cm)">
          <text:p/>
        </draw:circle>
        <draw:rect draw:style-name="gr40" draw:text-style-name="P1" draw:layer="layout" svg:width="0.05cm" svg:height="0.2cm" draw:transform="rotate (-1.5707963267949) translate (8.199cm 15.501cm)">
          <text:p/>
        </draw:rect>
        <draw:frame draw:style-name="gr7" draw:text-style-name="P6" draw:layer="layout" svg:width="0.1cm" svg:height="0.2cm" svg:x="7.701cm" svg:y="16.401cm">
          <draw:text-box>
            <text:p><text:span text:style-name="T4">1</text:span></text:p>
          </draw:text-box>
        </draw:frame>
        <draw:frame draw:style-name="gr7" draw:text-style-name="P6" draw:layer="layout" svg:width="0.1cm" svg:height="0.2cm" svg:x="6.8cm" svg:y="15.5cm">
          <draw:text-box>
            <text:p><text:span text:style-name="T4">1</text:span></text:p>
          </draw:text-box>
        </draw:frame>
        <draw:frame draw:style-name="gr7" draw:text-style-name="P6" draw:layer="layout" svg:width="0.1cm" svg:height="0.2cm" svg:x="7.6cm" svg:y="15.5cm">
          <draw:text-box>
            <text:p><text:span text:style-name="T4">1</text:span></text:p>
          </draw:text-box>
        </draw:frame>
        <draw:circle draw:style-name="gr39" draw:text-style-name="P21" draw:layer="layout" svg:width="0.1cm" svg:height="0.1cm" draw:transform="rotate (-1.5707963267949) translate (8.551cm 15.147cm)">
          <text:p/>
        </draw:circle>
        <draw:circle draw:style-name="gr39" draw:text-style-name="P21" draw:layer="layout" svg:width="0.1cm" svg:height="0.1cm" draw:transform="rotate (-1.5707963267949) translate (8.551cm 15.347cm)">
          <text:p/>
        </draw:circle>
        <draw:circle draw:style-name="gr39" draw:text-style-name="P21" draw:layer="layout" svg:width="0.1cm" svg:height="0.1cm" draw:transform="rotate (-1.5707963267949) translate (8.351cm 15.147cm)">
          <text:p/>
        </draw:circle>
        <draw:circle draw:style-name="gr39" draw:text-style-name="P21" draw:layer="layout" svg:width="0.1cm" svg:height="0.1cm" draw:transform="rotate (-1.5707963267949) translate (8.351cm 15.347cm)">
          <text:p/>
        </draw:circle>
        <draw:polyline draw:style-name="gr66" draw:text-style-name="P2" draw:layer="layout" svg:width="4.099cm" svg:height="0.199cm" svg:x="3.4cm" svg:y="15.7cm" svg:viewBox="0 0 4100 200" draw:points="4100,200 0,200 0,0">
          <text:p/>
        </draw:polyline>
        <draw:polyline draw:style-name="gr67" draw:text-style-name="P2" draw:layer="layout" svg:width="4.399cm" svg:height="0.299cm" svg:x="3.3cm" svg:y="15.7cm" svg:viewBox="0 0 4400 300" draw:points="4400,200 4300,300 0,300 0,0">
          <text:p/>
        </draw:polyline>
        <draw:polyline draw:style-name="gr68" draw:text-style-name="P2" draw:layer="layout" svg:width="4.799cm" svg:height="0.699cm" svg:x="2.9cm" svg:y="15.7cm" svg:viewBox="0 0 4800 700" draw:points="4800,600 4700,700 0,700 1,0">
          <text:p/>
        </draw:polyline>
        <draw:polyline draw:style-name="gr69" draw:text-style-name="P2" draw:layer="layout" svg:width="4.499cm" svg:height="0.599cm" svg:x="3cm" svg:y="15.7cm" svg:viewBox="0 0 4500 600" draw:points="4500,600 0,600 0,0">
          <text:p/>
        </draw:polyline>
        <draw:polyline draw:style-name="gr70" draw:text-style-name="P2" draw:layer="layout" svg:width="4.599cm" svg:height="0.499cm" svg:x="3.1cm" svg:y="15.7cm" svg:viewBox="0 0 4600 500" draw:points="4600,400 4500,500 0,500 0,0">
          <text:p/>
        </draw:polyline>
        <draw:polyline draw:style-name="gr71" draw:text-style-name="P2" draw:layer="layout" svg:width="4.299cm" svg:height="0.399cm" svg:x="3.2cm" svg:y="15.7cm" svg:viewBox="0 0 4300 400" draw:points="4300,400 2500,400 0,400 0,0">
          <text:p/>
        </draw:polyline>
        <draw:polyline draw:style-name="gr68" draw:text-style-name="P2" draw:layer="layout" svg:width="1.399cm" svg:height="1.299cm" svg:x="6.8cm" svg:y="12.6cm" svg:viewBox="0 0 1400 1300" draw:points="1300,0 1400,100 1400,600 0,600 0,1300">
          <text:p/>
        </draw:polyline>
        <draw:polyline draw:style-name="gr70" draw:text-style-name="P2" draw:layer="layout" svg:width="0.999cm" svg:height="1.299cm" svg:x="7cm" svg:y="12.6cm" svg:viewBox="0 0 1000 1300" draw:points="900,0 1000,100 1000,800 0,800 0,1300">
          <text:p/>
        </draw:polyline>
        <draw:polyline draw:style-name="gr67" draw:text-style-name="P2" draw:layer="layout" svg:width="0.599cm" svg:height="1.299cm" svg:x="7.2cm" svg:y="12.6cm" svg:viewBox="0 0 600 1300" draw:points="500,0 600,100 600,1000 0,1000 0,1300">
          <text:p/>
        </draw:polyline>
        <draw:frame draw:style-name="gr7" draw:text-style-name="P6" draw:layer="layout" svg:width="0.1cm" svg:height="0.2cm" svg:x="3.901cm" svg:y="10.701cm">
          <draw:text-box>
            <text:p><text:span text:style-name="T4">1</text:span></text:p>
          </draw:text-box>
        </draw:frame>
        <draw:polyline draw:style-name="gr72" draw:text-style-name="P2" draw:layer="layout" svg:width="1.199cm" svg:height="1.099cm" svg:x="6.9cm" svg:y="12.8cm" svg:viewBox="0 0 1200 1100" draw:points="1200,0 1200,500 0,500 0,1100">
          <text:p/>
        </draw:polyline>
        <draw:polyline draw:style-name="gr73" draw:text-style-name="P2" draw:layer="layout" svg:width="0.799cm" svg:height="1.099cm" svg:x="7.1cm" svg:y="12.8cm" svg:viewBox="0 0 800 1100" draw:points="0,1100 0,700 800,700 800,0">
          <text:p/>
        </draw:polyline>
        <draw:polyline draw:style-name="gr74" draw:text-style-name="P2" draw:layer="layout" svg:width="0.399cm" svg:height="1.099cm" svg:x="7.3cm" svg:y="12.8cm" svg:viewBox="0 0 400 1100" draw:points="0,1100 0,900 400,900 400,0">
          <text:p/>
        </draw:polyline>
        <draw:rect draw:style-name="gr75" draw:text-style-name="P14" draw:layer="layout" svg:width="1.1cm" svg:height="0.4cm" svg:x="8cm" svg:y="16.05cm">
          <text:p/>
        </draw:rect>
        <draw:frame draw:style-name="gr36" draw:text-style-name="P31" draw:layer="layout" svg:width="0.89cm" svg:height="0.25cm" svg:x="8.11cm" svg:y="16.12cm">
          <draw:text-box>
            <text:p><text:span text:style-name="T15">RW_5V_W2</text:span></text:p>
          </draw:text-box>
        </draw:frame>
        <draw:rect draw:style-name="gr75" draw:text-style-name="P14" draw:layer="layout" svg:width="0.4cm" svg:height="1.1cm" svg:x="8.45cm" svg:y="12cm">
          <text:p/>
        </draw:rect>
        <draw:frame draw:style-name="gr36" draw:text-style-name="P31" draw:layer="layout" svg:width="0.93cm" svg:height="0.25cm" draw:transform="rotate (1.5707963267949) translate (8.52cm 13.03cm)">
          <draw:text-box>
            <text:p><text:span text:style-name="T15">CON_6pol_3</text:span></text:p>
          </draw:text-box>
        </draw:frame>
        <draw:line draw:style-name="gr13" draw:text-style-name="P2" draw:layer="layout" svg:x1="9.314cm" svg:y1="8.402cm" svg:x2="9.314cm" svg:y2="8.702cm">
          <text:p/>
        </draw:line>
        <draw:line draw:style-name="gr3" draw:text-style-name="P2" draw:layer="layout" svg:x1="9.9cm" svg:y1="8.7cm" svg:x2="9.9cm" svg:y2="8.4cm">
          <text:p/>
        </draw:line>
        <draw:line draw:style-name="gr4" draw:text-style-name="P2" draw:layer="layout" svg:x1="9.714cm" svg:y1="8.402cm" svg:x2="9.714cm" svg:y2="8.702cm">
          <text:p/>
        </draw:line>
        <draw:line draw:style-name="gr5" draw:text-style-name="P2" draw:layer="layout" svg:x1="9.514cm" svg:y1="8.402cm" svg:x2="9.514cm" svg:y2="8.702cm">
          <text:p/>
        </draw:line>
        <draw:line draw:style-name="gr3" draw:text-style-name="P2" draw:layer="layout" svg:x1="15.703cm" svg:y1="25.705cm" svg:x2="16.408cm" svg:y2="25.7cm">
          <text:p/>
        </draw:line>
        <draw:line draw:style-name="gr4" draw:text-style-name="P2" draw:layer="layout" svg:x1="16.408cm" svg:y1="26cm" svg:x2="15.703cm" svg:y2="26.005cm">
          <text:p/>
        </draw:line>
        <draw:line draw:style-name="gr5" draw:text-style-name="P2" draw:layer="layout" svg:x1="15.7cm" svg:y1="25.404cm" svg:x2="16.408cm" svg:y2="25.401cm">
          <text:p/>
        </draw:line>
        <draw:line draw:style-name="gr6" draw:text-style-name="P2" draw:layer="layout" svg:x1="16.408cm" svg:y1="25.1cm" svg:x2="15.707cm" svg:y2="25.1cm">
          <text:p/>
        </draw:line>
        <draw:line draw:style-name="gr3" draw:text-style-name="P2" draw:layer="layout" svg:x1="10.201cm" svg:y1="9.5cm" svg:x2="10.902cm" svg:y2="9.5cm">
          <text:p/>
        </draw:line>
        <draw:line draw:style-name="gr4" draw:text-style-name="P2" draw:layer="layout" svg:x1="10.902cm" svg:y1="9.799cm" svg:x2="10.201cm" svg:y2="9.799cm">
          <text:p/>
        </draw:line>
        <draw:line draw:style-name="gr29" draw:text-style-name="P2" draw:layer="layout" svg:x1="13.397cm" svg:y1="26.101cm" svg:x2="13.397cm" svg:y2="26.3cm">
          <text:p/>
        </draw:line>
        <draw:line draw:style-name="gr29" draw:text-style-name="P2" draw:layer="layout" svg:x1="13.703cm" svg:y1="26.096cm" svg:x2="13.703cm" svg:y2="26.295cm">
          <text:p/>
        </draw:line>
        <draw:line draw:style-name="gr29" draw:text-style-name="P2" draw:layer="layout" svg:x1="13.999cm" svg:y1="26.101cm" svg:x2="13.999cm" svg:y2="26.3cm">
          <text:p/>
        </draw:line>
        <draw:line draw:style-name="gr29" draw:text-style-name="P2" draw:layer="layout" svg:x1="14.299cm" svg:y1="26.101cm" svg:x2="14.299cm" svg:y2="26.3cm">
          <text:p/>
        </draw:line>
        <draw:frame draw:style-name="gr76" draw:text-style-name="P28" draw:layer="layout" svg:width="1.904cm" svg:height="0.348cm" svg:x="13.503cm" svg:y="25.056cm">
          <draw:text-box>
            <text:p><text:span text:style-name="T12">PCF8574-Board</text:span></text:p>
          </draw:text-box>
        </draw:frame>
        <draw:frame draw:style-name="gr77" draw:text-style-name="P18" draw:layer="layout" svg:width="0.24cm" svg:height="0.269cm" svg:x="13.583cm" svg:y="25.797cm">
          <draw:text-box>
            <text:p><text:span text:style-name="T8">P6</text:span></text:p>
          </draw:text-box>
        </draw:frame>
        <draw:line draw:style-name="gr29" draw:text-style-name="P2" draw:layer="layout" svg:x1="14.6cm" svg:y1="26.101cm" svg:x2="14.6cm" svg:y2="26.3cm">
          <text:p/>
        </draw:line>
        <draw:line draw:style-name="gr29" draw:text-style-name="P2" draw:layer="layout" svg:x1="14.9cm" svg:y1="26.101cm" svg:x2="14.9cm" svg:y2="26.3cm">
          <text:p/>
        </draw:line>
        <draw:line draw:style-name="gr29" draw:text-style-name="P2" draw:layer="layout" svg:x1="15.201cm" svg:y1="26.101cm" svg:x2="15.201cm" svg:y2="26.3cm">
          <text:p/>
        </draw:line>
        <draw:line draw:style-name="gr29" draw:text-style-name="P2" draw:layer="layout" svg:x1="15.502cm" svg:y1="26.101cm" svg:x2="15.502cm" svg:y2="26.3cm">
          <text:p/>
        </draw:line>
        <draw:frame draw:style-name="gr78" draw:text-style-name="P28" draw:layer="layout" svg:width="1.503cm" svg:height="0.348cm" svg:x="13.703cm" svg:y="25.449cm">
          <draw:text-box>
            <text:p><text:span text:style-name="T12">OUT: 0x40</text:span></text:p>
          </draw:text-box>
        </draw:frame>
        <draw:polyline draw:style-name="gr32" draw:text-style-name="P2" draw:layer="layout" svg:width="2.103cm" svg:height="0.397cm" svg:x="13.402cm" svg:y="25.001cm" svg:viewBox="0 0 2104 398" draw:points="2104,0 2104,398 0,398 0,0">
          <text:p/>
        </draw:polyline>
        <draw:line draw:style-name="gr3" draw:text-style-name="P2" draw:layer="layout" svg:x1="18.9cm" svg:y1="25.698cm" svg:x2="19.1cm" svg:y2="25.698cm">
          <text:p/>
        </draw:line>
        <draw:line draw:style-name="gr4" draw:text-style-name="P2" draw:layer="layout" svg:x1="19.1cm" svg:y1="25.997cm" svg:x2="18.9cm" svg:y2="25.997cm">
          <text:p/>
        </draw:line>
        <draw:line draw:style-name="gr5" draw:text-style-name="P2" draw:layer="layout" svg:x1="18.9cm" svg:y1="25.398cm" svg:x2="19.1cm" svg:y2="25.398cm">
          <text:p/>
        </draw:line>
        <draw:line draw:style-name="gr6" draw:text-style-name="P2" draw:layer="layout" svg:x1="19.1cm" svg:y1="25.098cm" svg:x2="18.9cm" svg:y2="25.098cm">
          <text:p/>
        </draw:line>
        <draw:frame draw:style-name="gr7" draw:text-style-name="P3" draw:layer="layout" svg:width="0.401cm" svg:height="0.3cm" svg:x="15.802cm" svg:y="24.846cm">
          <draw:text-box>
            <text:p><text:span text:style-name="T1">+5V</text:span></text:p>
          </draw:text-box>
        </draw:frame>
        <draw:rect draw:style-name="gr79" draw:text-style-name="P15" draw:layer="layout" svg:width="2.505cm" svg:height="1.095cm" svg:x="13.202cm" svg:y="25.006cm">
          <text:p/>
        </draw:rect>
        <draw:frame draw:style-name="gr7" draw:text-style-name="P5" draw:layer="layout" svg:width="0.501cm" svg:height="0.28cm" svg:x="10.303cm" svg:y="9.565cm">
          <draw:text-box>
            <text:p><text:span text:style-name="T3">SCL</text:span></text:p>
          </draw:text-box>
        </draw:frame>
        <draw:frame draw:style-name="gr7" draw:text-style-name="P4" draw:layer="layout" svg:width="0.501cm" svg:height="0.279cm" svg:x="10.303cm" svg:y="9.263cm">
          <draw:text-box>
            <text:p><text:span text:style-name="T2">SDA</text:span></text:p>
          </draw:text-box>
        </draw:frame>
        <draw:line draw:style-name="gr5" draw:text-style-name="P2" draw:layer="layout" svg:x1="10.201cm" svg:y1="9.2cm" svg:x2="10.902cm" svg:y2="9.2cm">
          <text:p/>
        </draw:line>
        <draw:line draw:style-name="gr6" draw:text-style-name="P2" draw:layer="layout" svg:x1="10.902cm" svg:y1="8.9cm" svg:x2="10.201cm" svg:y2="8.9cm">
          <text:p/>
        </draw:line>
        <draw:frame draw:style-name="gr7" draw:text-style-name="P6" draw:layer="layout" svg:width="0.305cm" svg:height="0.3cm" svg:x="10.296cm" svg:y="8.946cm">
          <draw:text-box>
            <text:p><text:span text:style-name="T4">0V</text:span></text:p>
          </draw:text-box>
        </draw:frame>
        <draw:frame draw:style-name="gr7" draw:text-style-name="P3" draw:layer="layout" svg:width="0.401cm" svg:height="0.3cm" svg:x="10.296cm" svg:y="8.646cm">
          <draw:text-box>
            <text:p><text:span text:style-name="T1">+5V</text:span></text:p>
          </draw:text-box>
        </draw:frame>
        <draw:frame draw:style-name="gr7" draw:text-style-name="P4" draw:layer="layout" svg:width="0.501cm" svg:height="0.279cm" svg:x="15.809cm" svg:y="25.463cm">
          <draw:text-box>
            <text:p><text:span text:style-name="T2">SDA</text:span></text:p>
          </draw:text-box>
        </draw:frame>
        <draw:frame draw:style-name="gr7" draw:text-style-name="P5" draw:layer="layout" svg:width="0.501cm" svg:height="0.28cm" svg:x="15.809cm" svg:y="25.765cm">
          <draw:text-box>
            <text:p><text:span text:style-name="T3">SCL</text:span></text:p>
          </draw:text-box>
        </draw:frame>
        <draw:frame draw:style-name="gr27" draw:text-style-name="P32" draw:layer="layout" svg:width="0.5cm" svg:height="0.3cm" draw:transform="rotate (1.5707963267949) translate (15.527cm 26.8cm)">
          <draw:text-box>
            <text:p><text:span text:style-name="T16">WSA</text:span></text:p>
          </draw:text-box>
        </draw:frame>
        <draw:frame draw:style-name="gr77" draw:text-style-name="P18" draw:layer="layout" svg:width="0.241cm" svg:height="0.269cm" svg:x="13.282cm" svg:y="25.797cm">
          <draw:text-box>
            <text:p><text:span text:style-name="T8">P7</text:span></text:p>
          </draw:text-box>
        </draw:frame>
        <draw:frame draw:style-name="gr77" draw:text-style-name="P18" draw:layer="layout" svg:width="0.241cm" svg:height="0.269cm" svg:x="13.883cm" svg:y="25.797cm">
          <draw:text-box>
            <text:p><text:span text:style-name="T8">P5</text:span></text:p>
          </draw:text-box>
        </draw:frame>
        <draw:frame draw:style-name="gr77" draw:text-style-name="P18" draw:layer="layout" svg:width="0.241cm" svg:height="0.269cm" svg:x="14.184cm" svg:y="25.797cm">
          <draw:text-box>
            <text:p><text:span text:style-name="T8">P4</text:span></text:p>
          </draw:text-box>
        </draw:frame>
        <draw:frame draw:style-name="gr77" draw:text-style-name="P18" draw:layer="layout" svg:width="0.24cm" svg:height="0.269cm" svg:x="14.485cm" svg:y="25.797cm">
          <draw:text-box>
            <text:p><text:span text:style-name="T8">P3</text:span></text:p>
          </draw:text-box>
        </draw:frame>
        <draw:frame draw:style-name="gr77" draw:text-style-name="P18" draw:layer="layout" svg:width="0.241cm" svg:height="0.269cm" svg:x="14.785cm" svg:y="25.797cm">
          <draw:text-box>
            <text:p><text:span text:style-name="T8">P2</text:span></text:p>
          </draw:text-box>
        </draw:frame>
        <draw:frame draw:style-name="gr77" draw:text-style-name="P18" draw:layer="layout" svg:width="0.24cm" svg:height="0.269cm" svg:x="15.086cm" svg:y="25.797cm">
          <draw:text-box>
            <text:p><text:span text:style-name="T8">P1</text:span></text:p>
          </draw:text-box>
        </draw:frame>
        <draw:frame draw:style-name="gr77" draw:text-style-name="P18" draw:layer="layout" svg:width="0.241cm" svg:height="0.269cm" svg:x="15.386cm" svg:y="25.797cm">
          <draw:text-box>
            <text:p><text:span text:style-name="T8">P0</text:span></text:p>
          </draw:text-box>
        </draw:frame>
        <draw:frame draw:style-name="gr27" draw:text-style-name="P32" draw:layer="layout" svg:width="0.5cm" svg:height="0.301cm" draw:transform="rotate (1.5707963267949) translate (15.226cm 26.8cm)">
          <draw:text-box>
            <text:p><text:span text:style-name="T16">WSB</text:span></text:p>
          </draw:text-box>
        </draw:frame>
        <draw:line draw:style-name="gr29" draw:text-style-name="P2" draw:layer="layout" svg:x1="16.604cm" svg:y1="26.101cm" svg:x2="16.604cm" svg:y2="26.3cm">
          <text:p/>
        </draw:line>
        <draw:line draw:style-name="gr29" draw:text-style-name="P2" draw:layer="layout" svg:x1="16.91cm" svg:y1="26.096cm" svg:x2="16.91cm" svg:y2="26.295cm">
          <text:p/>
        </draw:line>
        <draw:line draw:style-name="gr29" draw:text-style-name="P2" draw:layer="layout" svg:x1="17.205cm" svg:y1="26.101cm" svg:x2="17.205cm" svg:y2="26.3cm">
          <text:p/>
        </draw:line>
        <draw:line draw:style-name="gr29" draw:text-style-name="P2" draw:layer="layout" svg:x1="17.506cm" svg:y1="26.101cm" svg:x2="17.506cm" svg:y2="26.3cm">
          <text:p/>
        </draw:line>
        <draw:frame draw:style-name="gr76" draw:text-style-name="P28" draw:layer="layout" svg:width="1.904cm" svg:height="0.348cm" svg:x="16.709cm" svg:y="25.056cm">
          <draw:text-box>
            <text:p><text:span text:style-name="T12">PCF8574-Board</text:span></text:p>
          </draw:text-box>
        </draw:frame>
        <draw:frame draw:style-name="gr77" draw:text-style-name="P18" draw:layer="layout" svg:width="0.241cm" svg:height="0.269cm" svg:x="16.789cm" svg:y="25.797cm">
          <draw:text-box>
            <text:p><text:span text:style-name="T8">P6</text:span></text:p>
          </draw:text-box>
        </draw:frame>
        <draw:line draw:style-name="gr29" draw:text-style-name="P2" draw:layer="layout" svg:x1="17.806cm" svg:y1="26.101cm" svg:x2="17.806cm" svg:y2="26.3cm">
          <text:p/>
        </draw:line>
        <draw:line draw:style-name="gr29" draw:text-style-name="P2" draw:layer="layout" svg:x1="18.107cm" svg:y1="26.101cm" svg:x2="18.107cm" svg:y2="26.3cm">
          <text:p/>
        </draw:line>
        <draw:line draw:style-name="gr29" draw:text-style-name="P2" draw:layer="layout" svg:x1="18.408cm" svg:y1="26.101cm" svg:x2="18.408cm" svg:y2="26.3cm">
          <text:p/>
        </draw:line>
        <draw:line draw:style-name="gr29" draw:text-style-name="P2" draw:layer="layout" svg:x1="18.708cm" svg:y1="26.101cm" svg:x2="18.708cm" svg:y2="26.3cm">
          <text:p/>
        </draw:line>
        <draw:frame draw:style-name="gr78" draw:text-style-name="P28" draw:layer="layout" svg:width="1.302cm" svg:height="0.348cm" svg:x="17.01cm" svg:y="25.449cm">
          <draw:text-box>
            <text:p><text:span text:style-name="T12">IN: 0x41</text:span></text:p>
          </draw:text-box>
        </draw:frame>
        <draw:polyline draw:style-name="gr32" draw:text-style-name="P2" draw:layer="layout" svg:width="2.103cm" svg:height="0.397cm" svg:x="16.609cm" svg:y="25.001cm" svg:viewBox="0 0 2104 398" draw:points="2104,0 2104,398 0,398 0,0">
          <text:p/>
        </draw:polyline>
        <draw:rect draw:style-name="gr79" draw:text-style-name="P15" draw:layer="layout" svg:width="2.505cm" svg:height="1.095cm" svg:x="16.409cm" svg:y="25.006cm">
          <text:p/>
        </draw:rect>
        <draw:frame draw:style-name="gr77" draw:text-style-name="P18" draw:layer="layout" svg:width="0.24cm" svg:height="0.269cm" svg:x="16.489cm" svg:y="25.797cm">
          <draw:text-box>
            <text:p><text:span text:style-name="T8">P7</text:span></text:p>
          </draw:text-box>
        </draw:frame>
        <draw:frame draw:style-name="gr77" draw:text-style-name="P18" draw:layer="layout" svg:width="0.24cm" svg:height="0.269cm" svg:x="17.09cm" svg:y="25.797cm">
          <draw:text-box>
            <text:p><text:span text:style-name="T8">P5</text:span></text:p>
          </draw:text-box>
        </draw:frame>
        <draw:frame draw:style-name="gr77" draw:text-style-name="P18" draw:layer="layout" svg:width="0.24cm" svg:height="0.269cm" svg:x="17.391cm" svg:y="25.797cm">
          <draw:text-box>
            <text:p><text:span text:style-name="T8">P4</text:span></text:p>
          </draw:text-box>
        </draw:frame>
        <draw:frame draw:style-name="gr77" draw:text-style-name="P18" draw:layer="layout" svg:width="0.241cm" svg:height="0.269cm" svg:x="17.691cm" svg:y="25.797cm">
          <draw:text-box>
            <text:p><text:span text:style-name="T8">P3</text:span></text:p>
          </draw:text-box>
        </draw:frame>
        <draw:frame draw:style-name="gr77" draw:text-style-name="P18" draw:layer="layout" svg:width="0.24cm" svg:height="0.269cm" svg:x="17.992cm" svg:y="25.797cm">
          <draw:text-box>
            <text:p><text:span text:style-name="T8">P2</text:span></text:p>
          </draw:text-box>
        </draw:frame>
        <draw:frame draw:style-name="gr77" draw:text-style-name="P18" draw:layer="layout" svg:width="0.241cm" svg:height="0.269cm" svg:x="18.292cm" svg:y="25.797cm">
          <draw:text-box>
            <text:p><text:span text:style-name="T8">P1</text:span></text:p>
          </draw:text-box>
        </draw:frame>
        <draw:frame draw:style-name="gr77" draw:text-style-name="P18" draw:layer="layout" svg:width="0.24cm" svg:height="0.269cm" svg:x="18.593cm" svg:y="25.797cm">
          <draw:text-box>
            <text:p><text:span text:style-name="T8">P0</text:span></text:p>
          </draw:text-box>
        </draw:frame>
        <draw:frame draw:style-name="gr27" draw:text-style-name="P32" draw:layer="layout" svg:width="0.5cm" svg:height="0.301cm" draw:transform="rotate (1.5707963267949) translate (18.733cm 26.8cm)">
          <draw:text-box>
            <text:p><text:span text:style-name="T16">WRA</text:span></text:p>
          </draw:text-box>
        </draw:frame>
        <draw:frame draw:style-name="gr27" draw:text-style-name="P32" draw:layer="layout" svg:width="0.5cm" svg:height="0.3cm" draw:transform="rotate (1.5707963267949) translate (18.433cm 26.8cm)">
          <draw:text-box>
            <text:p><text:span text:style-name="T16">WRB</text:span></text:p>
          </draw:text-box>
        </draw:frame>
        <draw:frame draw:style-name="gr7" draw:text-style-name="P6" draw:layer="layout" svg:width="0.3cm" svg:height="0.28cm" svg:x="6.014cm" svg:y="8.952cm">
          <draw:text-box>
            <text:p><text:span text:style-name="T4">0V</text:span></text:p>
          </draw:text-box>
        </draw:frame>
        <draw:frame draw:style-name="gr7" draw:text-style-name="P6" draw:layer="layout" svg:width="0.3cm" svg:height="0.28cm" svg:x="6.014cm" svg:y="9.352cm">
          <draw:text-box>
            <text:p><text:span text:style-name="T4">5V</text:span></text:p>
          </draw:text-box>
        </draw:frame>
        <draw:frame draw:style-name="gr7" draw:text-style-name="P6" draw:layer="layout" svg:width="0.36cm" svg:height="0.28cm" svg:x="5.917cm" svg:y="8.552cm">
          <draw:text-box>
            <text:p><text:span text:style-name="T4">DCC</text:span></text:p>
          </draw:text-box>
        </draw:frame>
        <draw:frame draw:style-name="gr7" draw:text-style-name="P6" draw:layer="layout" svg:width="0.306cm" svg:height="0.3cm" svg:x="15.803cm" svg:y="25.146cm">
          <draw:text-box>
            <text:p><text:span text:style-name="T4">0V</text:span></text:p>
          </draw:text-box>
        </draw:frame>
        <draw:rect draw:style-name="gr80" draw:text-style-name="P15" draw:layer="layout" svg:width="1.2cm" svg:height="1.2cm" svg:x="7.7cm" svg:y="8.7cm">
          <text:p/>
        </draw:rect>
        <draw:frame draw:style-name="gr81" draw:text-style-name="P33" draw:layer="layout" svg:width="1cm" svg:height="0.497cm" svg:x="7.814cm" svg:y="9.117cm">
          <draw:text-box>
            <text:p><text:span text:style-name="T17">ESP32</text:span></text:p>
          </draw:text-box>
        </draw:frame>
        <draw:line draw:style-name="gr5" draw:text-style-name="P2" draw:layer="layout" svg:x1="7.215cm" svg:y1="8.31cm" svg:x2="7.215cm" svg:y2="8.71cm">
          <text:p/>
        </draw:line>
        <draw:line draw:style-name="gr5" draw:text-style-name="P2" draw:layer="layout" svg:x1="6.915cm" svg:y1="8.31cm" svg:x2="6.915cm" svg:y2="8.71cm">
          <text:p/>
        </draw:line>
        <draw:frame draw:style-name="gr7" draw:text-style-name="P6" draw:layer="layout" svg:width="0.835cm" svg:height="0.355cm" svg:x="6.714cm" svg:y="7.402cm">
          <draw:text-box>
            <text:p><text:span text:style-name="T4">Auswahl</text:span></text:p>
          </draw:text-box>
        </draw:frame>
        <draw:g draw:style-name="gr20">
          <draw:g draw:style-name="gr24">
            <draw:line draw:style-name="gr82" draw:text-style-name="P1" draw:layer="layout" svg:x1="7.104cm" svg:y1="8.12cm" svg:x2="7.104cm" svg:y2="7.81cm">
              <text:p/>
            </draw:line>
            <draw:line draw:style-name="gr83" draw:text-style-name="P2" draw:layer="layout" svg:x1="7.204cm" svg:y1="7.81cm" svg:x2="7.004cm" svg:y2="7.81cm">
              <text:p/>
            </draw:line>
          </draw:g>
          <draw:line draw:style-name="gr84" draw:text-style-name="P1" draw:layer="layout" svg:x1="6.872cm" svg:y1="8.101cm" svg:x2="7.272cm" svg:y2="8.101cm">
            <text:p/>
          </draw:line>
          <draw:circle draw:style-name="gr85" draw:text-style-name="P14" draw:layer="layout" svg:width="0.1cm" svg:height="0.1cm" draw:transform="rotate (1.5707963267949) translate (6.865cm 8.344cm)">
            <text:p/>
          </draw:circle>
          <draw:circle draw:style-name="gr85" draw:text-style-name="P14" draw:layer="layout" svg:width="0.1cm" svg:height="0.1cm" draw:transform="rotate (1.5707963267949) translate (7.165cm 8.344cm)">
            <text:p/>
          </draw:circle>
        </draw:g>
        <draw:frame draw:style-name="gr7" draw:text-style-name="P34" draw:layer="layout" svg:width="0.388cm" svg:height="0.3cm" svg:x="8.914cm" svg:y="8.452cm">
          <draw:text-box>
            <text:p><text:span text:style-name="T18">3V3</text:span></text:p>
          </draw:text-box>
        </draw:frame>
        <draw:frame draw:style-name="gr78" draw:text-style-name="P28" draw:layer="layout" svg:width="1.1cm" svg:height="0.35cm" svg:x="9cm" svg:y="8.05cm">
          <draw:text-box>
            <text:p><text:span text:style-name="T12">1,54“ Display</text:span></text:p>
          </draw:text-box>
        </draw:frame>
        <draw:line draw:style-name="gr32" draw:text-style-name="P2" draw:layer="layout" svg:x1="10.214cm" svg:y1="8.05cm" svg:x2="8.9cm" svg:y2="8.05cm">
          <text:p/>
        </draw:line>
        <draw:rect draw:style-name="gr86" draw:text-style-name="P1" draw:layer="layout" svg:width="1.114cm" svg:height="0.5cm" svg:x="9cm" svg:y="7.5cm">
          <text:p/>
        </draw:rect>
        <draw:rect draw:style-name="gr79" draw:text-style-name="P15" draw:layer="layout" svg:width="1.314cm" svg:height="1cm" svg:x="8.9cm" svg:y="7.4cm">
          <text:p/>
        </draw:rect>
        <draw:polyline draw:style-name="gr69" draw:text-style-name="P2" draw:layer="layout" svg:width="1.985cm" svg:height="1.101cm" svg:x="4.414cm" svg:y="9.6cm" svg:viewBox="0 0 1986 1102" draw:points="1986,0 1486,0 1486,1000 100,1002 0,1102">
          <text:p/>
        </draw:polyline>
        <draw:polyline draw:style-name="gr68" draw:text-style-name="P2" draw:layer="layout" svg:width="1.799cm" svg:height="0.999cm" svg:x="4.6cm" svg:y="9.7cm" svg:viewBox="0 0 1800 1000" draw:points="1800,0 1400,0 1400,1000 0,1000">
          <text:p/>
        </draw:polyline>
        <draw:line draw:style-name="gr87" draw:text-style-name="P2" draw:layer="layout" svg:x1="8.314cm" svg:y1="7.802cm" svg:x2="8.3cm" svg:y2="8.7cm">
          <text:p/>
        </draw:line>
        <draw:line draw:style-name="gr87" draw:text-style-name="P2" draw:layer="layout" svg:x1="8.114cm" svg:y1="7.802cm" svg:x2="8.314cm" svg:y2="8.102cm">
          <text:p/>
        </draw:line>
        <draw:line draw:style-name="gr87" draw:text-style-name="P2" draw:layer="layout" svg:x1="8.514cm" svg:y1="7.802cm" svg:x2="8.314cm" svg:y2="8.102cm">
          <text:p/>
        </draw:line>
        <draw:rect draw:style-name="gr88" draw:text-style-name="P35" draw:layer="layout" svg:width="1.3cm" svg:height="1.2cm" svg:x="6.4cm" svg:y="8.7cm">
          <text:p/>
        </draw:rect>
        <draw:frame draw:style-name="gr89" draw:text-style-name="P36" draw:layer="layout" svg:width="0.304cm" svg:height="0.2cm" svg:x="6.714cm" svg:y="8.682cm">
          <draw:text-box>
            <text:p><text:span text:style-name="T19">IO19</text:span></text:p>
          </draw:text-box>
        </draw:frame>
        <draw:frame draw:style-name="gr89" draw:text-style-name="P36" draw:layer="layout" svg:width="0.2cm" svg:height="0.2cm" svg:x="7.114cm" svg:y="8.682cm">
          <draw:text-box>
            <text:p><text:span text:style-name="T19">0V</text:span></text:p>
          </draw:text-box>
        </draw:frame>
        <draw:rect draw:style-name="gr90" draw:text-style-name="P14" draw:layer="layout" svg:width="1.1cm" svg:height="0.9cm" svg:x="6.514cm" svg:y="8.902cm">
          <text:p/>
        </draw:rect>
        <draw:frame draw:style-name="gr91" draw:text-style-name="P16" draw:layer="layout" svg:width="0.896cm" svg:height="0.8cm" svg:x="6.614cm" svg:y="8.952cm">
          <draw:text-box>
            <text:p><text:span text:style-name="T20">shield_</text:span></text:p>
            <text:p><text:span text:style-name="T20">5V_DCC</text:span></text:p>
            <text:p><text:span text:style-name="T20">_6pol</text:span></text:p>
          </draw:text-box>
        </draw:frame>
        <draw:rect draw:style-name="gr88" draw:text-style-name="P35" draw:layer="layout" svg:width="1.3cm" svg:height="1.2cm" svg:x="8.9cm" svg:y="8.702cm">
          <text:p/>
        </draw:rect>
        <draw:rect draw:style-name="gr90" draw:text-style-name="P14" draw:layer="layout" svg:width="1.1cm" svg:height="0.9cm" svg:x="9.014cm" svg:y="8.902cm">
          <text:p/>
        </draw:rect>
        <draw:frame draw:style-name="gr91" draw:text-style-name="P16" draw:layer="layout" svg:width="0.8cm" svg:height="0.8cm" svg:x="9.114cm" svg:y="8.952cm">
          <draw:text-box>
            <text:p><text:span text:style-name="T20">shield_</text:span></text:p>
            <text:p><text:span text:style-name="T20">I2C_</text:span></text:p>
            <text:p><text:span text:style-name="T20">5V_3V3</text:span></text:p>
          </draw:text-box>
        </draw:frame>
        <draw:frame draw:style-name="gr91" draw:text-style-name="P37" draw:layer="layout" svg:width="2.482cm" svg:height="0.3cm" svg:x="7.02cm" svg:y="9.95cm">
          <draw:text-box>
            <text:p><text:span text:style-name="T21">Software: rcc_demo1</text:span></text:p>
          </draw:text-box>
        </draw:frame>
        <draw:frame draw:style-name="gr7" draw:text-style-name="P6" draw:layer="layout" svg:width="0.835cm" svg:height="0.355cm" svg:x="7.915cm" svg:y="7.403cm">
          <draw:text-box>
            <text:p><text:span text:style-name="T4">MQTT</text:span></text:p>
          </draw:text-box>
        </draw:frame>
        <draw:polyline draw:style-name="gr66" draw:text-style-name="P2" draw:layer="layout" svg:width="1.985cm" svg:height="1.501cm" svg:x="4.414cm" svg:y="8.8cm" svg:viewBox="0 0 1986 1502" draw:points="1986,0 1086,0 1086,1400 100,1402 0,1502">
          <text:p/>
        </draw:polyline>
        <draw:polyline draw:style-name="gr67" draw:text-style-name="P2" draw:layer="layout" svg:width="2.273cm" svg:height="1.164cm" draw:transform="rotate (-2.5535912285929) translate (6.80000023570791cm 9.50000188568138cm)" svg:viewBox="0 0 2274 1165" draw:points="0,721 666,1165 1442,0 2274,555">
          <text:p/>
        </draw:polyline>
        <draw:polyline draw:style-name="gr71" draw:text-style-name="P2" draw:layer="layout" svg:width="1.999cm" svg:height="1.299cm" svg:x="4.4cm" svg:y="9.2cm" svg:viewBox="0 0 2000 1300" draw:points="2000,0 1300,0 1300,1200 100,1200 0,1300">
          <text:p/>
        </draw:polyline>
        <draw:polyline draw:style-name="gr70" draw:text-style-name="P2" draw:layer="layout" svg:width="1.784cm" svg:height="1.201cm" svg:x="4.615cm" svg:y="9.3cm" svg:viewBox="0 0 1785 1202" draw:points="1785,0 1185,0 1185,1200 0,1202">
          <text:p/>
        </draw:polyline>
        <draw:polyline draw:style-name="gr66" draw:text-style-name="P2" draw:layer="layout" svg:width="0.3cm" svg:height="1.199cm" svg:x="3.4cm" svg:y="10.3cm" svg:viewBox="0 0 301 1200" draw:points="0,1200 1,0 301,0">
          <text:p/>
        </draw:polyline>
        <draw:polyline draw:style-name="gr67" draw:text-style-name="P2" draw:layer="layout" svg:width="0.6cm" svg:height="1.199cm" svg:x="3.3cm" svg:y="10.3cm" svg:viewBox="0 0 601 1200" draw:points="0,1200 1,100 501,100 601,0">
          <text:p/>
        </draw:polyline>
        <draw:polyline draw:style-name="gr68" draw:text-style-name="P2" draw:layer="layout" svg:width="1cm" svg:height="0.799cm" svg:x="2.9cm" svg:y="10.7cm" svg:viewBox="0 0 1001 800" draw:points="0,800 1,100 901,100 1001,0">
          <text:p/>
        </draw:polyline>
        <draw:polyline draw:style-name="gr69" draw:text-style-name="P2" draw:layer="layout" svg:width="0.7cm" svg:height="0.799cm" svg:x="3cm" svg:y="10.7cm" svg:viewBox="0 0 701 800" draw:points="0,800 1,0 701,0">
          <text:p/>
        </draw:polyline>
        <draw:polyline draw:style-name="gr70" draw:text-style-name="P2" draw:layer="layout" svg:width="0.8cm" svg:height="0.999cm" svg:x="3.1cm" svg:y="10.5cm" svg:viewBox="0 0 801 1000" draw:points="0,1000 1,100 701,100 801,0">
          <text:p/>
        </draw:polyline>
        <draw:polyline draw:style-name="gr71" draw:text-style-name="P2" draw:layer="layout" svg:width="0.5cm" svg:height="0.999cm" svg:x="3.2cm" svg:y="10.5cm" svg:viewBox="0 0 501 1000" draw:points="0,1000 1,0 501,0">
          <text:p/>
        </draw:polyline>
        <draw:line draw:style-name="gr66" draw:text-style-name="P2" draw:layer="layout" svg:x1="3.4cm" svg:y1="15.7cm" svg:x2="3.4cm" svg:y2="11.5cm">
          <text:p/>
        </draw:line>
        <draw:line draw:style-name="gr67" draw:text-style-name="P2" draw:layer="layout" svg:x1="3.3cm" svg:y1="15.7cm" svg:x2="3.3cm" svg:y2="11.5cm">
          <text:p/>
        </draw:line>
        <draw:line draw:style-name="gr68" draw:text-style-name="P2" draw:layer="layout" svg:x1="2.9cm" svg:y1="15.7cm" svg:x2="2.901cm" svg:y2="11.5cm">
          <text:p/>
        </draw:line>
        <draw:line draw:style-name="gr69" draw:text-style-name="P2" draw:layer="layout" svg:x1="3cm" svg:y1="15.7cm" svg:x2="3cm" svg:y2="11.5cm">
          <text:p/>
        </draw:line>
        <draw:line draw:style-name="gr70" draw:text-style-name="P2" draw:layer="layout" svg:x1="3.1cm" svg:y1="15.7cm" svg:x2="3.1cm" svg:y2="11.5cm">
          <text:p/>
        </draw:line>
        <draw:line draw:style-name="gr71" draw:text-style-name="P2" draw:layer="layout" svg:x1="3.2cm" svg:y1="15.7cm" svg:x2="3.2cm" svg:y2="11.5cm">
          <text:p/>
        </draw:line>
        <draw:g draw:style-name="gr24">
          <draw:rect draw:style-name="gr75" draw:text-style-name="P14" draw:layer="layout" svg:width="1.75cm" svg:height="0.4cm" svg:x="3.53cm" svg:y="10.93cm">
            <text:p/>
          </draw:rect>
          <draw:frame draw:style-name="gr36" draw:text-style-name="P31" draw:layer="layout" svg:width="1.521cm" svg:height="0.25cm" svg:x="3.65cm" svg:y="11cm">
            <draw:text-box>
              <text:p><text:span text:style-name="T15">RW_5V_SUB25_10</text:span></text:p>
            </draw:text-box>
          </draw:frame>
        </draw:g>
        <draw:line draw:style-name="gr3" draw:text-style-name="P2" draw:layer="layout" svg:x1="10.7cm" svg:y1="9.5cm" svg:x2="10.9cm" svg:y2="9.5cm">
          <text:p/>
        </draw:line>
        <draw:line draw:style-name="gr4" draw:text-style-name="P2" draw:layer="layout" svg:x1="10.9cm" svg:y1="9.799cm" svg:x2="10.7cm" svg:y2="9.799cm">
          <text:p/>
        </draw:line>
        <draw:line draw:style-name="gr5" draw:text-style-name="P2" draw:layer="layout" svg:x1="10.7cm" svg:y1="9.2cm" svg:x2="10.9cm" svg:y2="9.2cm">
          <text:p/>
        </draw:line>
        <draw:line draw:style-name="gr6" draw:text-style-name="P2" draw:layer="layout" svg:x1="10.9cm" svg:y1="8.9cm" svg:x2="10.7cm" svg:y2="8.9cm">
          <text:p/>
        </draw:line>
        <draw:g draw:style-name="gr24">
          <draw:rect draw:style-name="gr75" draw:text-style-name="P14" draw:layer="layout" svg:width="0.4cm" svg:height="1.5cm" svg:x="10.9cm" svg:y="8.6cm">
            <text:p/>
          </draw:rect>
          <draw:frame draw:style-name="gr36" draw:text-style-name="P31" draw:layer="layout" svg:width="1.364cm" svg:height="0.25cm" draw:transform="rotate (1.5707963267949) translate (10.98cm 10.005cm)">
            <draw:text-box>
              <text:p><text:span text:style-name="T15">CON_I2C_20mm</text:span></text:p>
            </draw:text-box>
          </draw:frame>
        </draw:g>
        <draw:line draw:style-name="gr8" draw:text-style-name="P2" draw:layer="layout" svg:x1="14.201cm" svg:y1="9.896cm" svg:x2="14.201cm" svg:y2="10.095cm">
          <text:p/>
        </draw:line>
        <draw:line draw:style-name="gr9" draw:text-style-name="P2" draw:layer="layout" svg:x1="14.401cm" svg:y1="9.897cm" svg:x2="14.401cm" svg:y2="10.096cm">
          <text:p/>
        </draw:line>
        <draw:line draw:style-name="gr10" draw:text-style-name="P2" draw:layer="layout" svg:x1="14.601cm" svg:y1="9.897cm" svg:x2="14.601cm" svg:y2="10.096cm">
          <text:p/>
        </draw:line>
        <draw:line draw:style-name="gr11" draw:text-style-name="P2" draw:layer="layout" svg:x1="14.801cm" svg:y1="9.897cm" svg:x2="14.801cm" svg:y2="10.096cm">
          <text:p/>
        </draw:line>
        <draw:line draw:style-name="gr12" draw:text-style-name="P2" draw:layer="layout" svg:x1="15.001cm" svg:y1="9.896cm" svg:x2="15.001cm" svg:y2="10.095cm">
          <text:p/>
        </draw:line>
        <draw:line draw:style-name="gr13" draw:text-style-name="P2" draw:layer="layout" svg:x1="15.201cm" svg:y1="9.897cm" svg:x2="15.201cm" svg:y2="10.096cm">
          <text:p/>
        </draw:line>
        <draw:line draw:style-name="gr14" draw:text-style-name="P2" draw:layer="layout" svg:x1="15.401cm" svg:y1="9.897cm" svg:x2="15.401cm" svg:y2="10.096cm">
          <text:p/>
        </draw:line>
        <draw:line draw:style-name="gr15" draw:text-style-name="P2" draw:layer="layout" svg:x1="15.601cm" svg:y1="9.897cm" svg:x2="15.601cm" svg:y2="10.096cm">
          <text:p/>
        </draw:line>
        <draw:g draw:style-name="gr24">
          <draw:rect draw:style-name="gr37" draw:text-style-name="P19" draw:layer="layout" svg:width="0.5cm" svg:height="1.1cm" draw:transform="rotate (1.5707963267949) translate (13.151cm 12.949cm)">
            <text:p/>
          </draw:rect>
          <draw:rect draw:style-name="gr38" draw:text-style-name="P20" draw:layer="layout" svg:width="0.4cm" svg:height="1.001cm" draw:transform="rotate (1.5707963267949) translate (13.2cm 12.901cm)">
            <text:p/>
          </draw:rect>
          <draw:circle draw:style-name="gr39" draw:text-style-name="P21" draw:layer="layout" svg:width="0.1cm" svg:height="0.1cm" draw:transform="rotate (1.5707963267949) translate (13.651cm 12.851cm)">
            <text:p/>
          </draw:circle>
          <draw:circle draw:style-name="gr39" draw:text-style-name="P21" draw:layer="layout" svg:width="0.1cm" svg:height="0.1cm" draw:transform="rotate (1.5707963267949) translate (13.651cm 12.651cm)">
            <text:p/>
          </draw:circle>
          <draw:circle draw:style-name="gr39" draw:text-style-name="P21" draw:layer="layout" svg:width="0.1cm" svg:height="0.1cm" draw:transform="rotate (1.5707963267949) translate (13.851cm 12.851cm)">
            <text:p/>
          </draw:circle>
          <draw:circle draw:style-name="gr39" draw:text-style-name="P21" draw:layer="layout" svg:width="0.1cm" svg:height="0.1cm" draw:transform="rotate (1.5707963267949) translate (13.851cm 12.651cm)">
            <text:p/>
          </draw:circle>
          <draw:circle draw:style-name="gr39" draw:text-style-name="P21" draw:layer="layout" svg:width="0.1cm" svg:height="0.1cm" draw:transform="rotate (1.5707963267949) translate (14.051cm 12.851cm)">
            <text:p/>
          </draw:circle>
          <draw:circle draw:style-name="gr39" draw:text-style-name="P21" draw:layer="layout" svg:width="0.1cm" svg:height="0.1cm" draw:transform="rotate (1.5707963267949) translate (14.051cm 12.651cm)">
            <text:p/>
          </draw:circle>
          <draw:rect draw:style-name="gr40" draw:text-style-name="P1" draw:layer="layout" svg:width="0.05cm" svg:height="0.2cm" draw:transform="rotate (1.5707963267949) translate (13.601cm 12.499cm)">
            <text:p/>
          </draw:rect>
          <draw:circle draw:style-name="gr39" draw:text-style-name="P21" draw:layer="layout" svg:width="0.1cm" svg:height="0.1cm" draw:transform="rotate (1.5707963267949) translate (13.249cm 12.853cm)">
            <text:p/>
          </draw:circle>
          <draw:circle draw:style-name="gr39" draw:text-style-name="P21" draw:layer="layout" svg:width="0.1cm" svg:height="0.1cm" draw:transform="rotate (1.5707963267949) translate (13.249cm 12.653cm)">
            <text:p/>
          </draw:circle>
          <draw:circle draw:style-name="gr39" draw:text-style-name="P21" draw:layer="layout" svg:width="0.1cm" svg:height="0.1cm" draw:transform="rotate (1.5707963267949) translate (13.449cm 12.853cm)">
            <text:p/>
          </draw:circle>
          <draw:circle draw:style-name="gr39" draw:text-style-name="P21" draw:layer="layout" svg:width="0.1cm" svg:height="0.1cm" draw:transform="rotate (1.5707963267949) translate (13.449cm 12.653cm)">
            <text:p/>
          </draw:circle>
        </draw:g>
        <draw:circle draw:style-name="gr39" draw:text-style-name="P21" draw:layer="layout" svg:width="0.1cm" svg:height="0.1cm" draw:transform="rotate (-1.5707963267949) translate (13.149cm 12.149cm)">
          <text:p/>
        </draw:circle>
        <draw:circle draw:style-name="gr39" draw:text-style-name="P21" draw:layer="layout" svg:width="0.1cm" svg:height="0.1cm" draw:transform="rotate (-1.5707963267949) translate (12.949cm 12.149cm)">
          <text:p/>
        </draw:circle>
        <draw:circle draw:style-name="gr39" draw:text-style-name="P21" draw:layer="layout" svg:width="0.1cm" svg:height="0.1cm" draw:transform="rotate (-1.5707963267949) translate (13.551cm 12.147cm)">
          <text:p/>
        </draw:circle>
        <draw:circle draw:style-name="gr39" draw:text-style-name="P21" draw:layer="layout" svg:width="0.1cm" svg:height="0.1cm" draw:transform="rotate (-1.5707963267949) translate (13.351cm 12.147cm)">
          <text:p/>
        </draw:circle>
        <draw:frame draw:style-name="gr7" draw:text-style-name="P6" draw:layer="layout" svg:width="0.1cm" svg:height="0.2cm" svg:x="14.3cm" svg:y="12.5cm">
          <draw:text-box>
            <text:p><text:span text:style-name="T4">1</text:span></text:p>
          </draw:text-box>
        </draw:frame>
        <draw:ellipse draw:style-name="gr61" draw:text-style-name="P29" draw:layer="layout" svg:width="0.06cm" svg:height="0.061cm" svg:x="15.47cm" svg:y="24.573cm">
          <text:p/>
        </draw:ellipse>
        <draw:circle draw:style-name="gr61" draw:text-style-name="P29" draw:layer="layout" svg:width="0.06cm" svg:height="0.06cm" svg:x="15.27cm" svg:y="24.574cm">
          <text:p/>
        </draw:circle>
        <draw:circle draw:style-name="gr61" draw:text-style-name="P29" draw:layer="layout" svg:width="0.06cm" svg:height="0.06cm" svg:x="15.37cm" svg:y="24.574cm">
          <text:p/>
        </draw:circle>
        <draw:circle draw:style-name="gr61" draw:text-style-name="P29" draw:layer="layout" svg:width="0.06cm" svg:height="0.06cm" svg:x="15.17cm" svg:y="24.574cm">
          <text:p/>
        </draw:circle>
        <draw:ellipse draw:style-name="gr61" draw:text-style-name="P29" draw:layer="layout" svg:width="0.06cm" svg:height="0.061cm" svg:x="16.17cm" svg:y="24.574cm">
          <text:p/>
        </draw:ellipse>
        <draw:circle draw:style-name="gr61" draw:text-style-name="P29" draw:layer="layout" svg:width="0.06cm" svg:height="0.06cm" svg:x="15.97cm" svg:y="24.575cm">
          <text:p/>
        </draw:circle>
        <draw:circle draw:style-name="gr61" draw:text-style-name="P29" draw:layer="layout" svg:width="0.06cm" svg:height="0.06cm" svg:x="16.07cm" svg:y="24.575cm">
          <text:p/>
        </draw:circle>
        <draw:circle draw:style-name="gr61" draw:text-style-name="P29" draw:layer="layout" svg:width="0.06cm" svg:height="0.06cm" svg:x="15.87cm" svg:y="24.575cm">
          <text:p/>
        </draw:circle>
        <draw:circle draw:style-name="gr39" draw:text-style-name="P21" draw:layer="layout" svg:width="0.1cm" svg:height="0.1cm" draw:transform="rotate (-1.5707963267949) translate (14.149cm 12.149cm)">
          <text:p/>
        </draw:circle>
        <draw:circle draw:style-name="gr39" draw:text-style-name="P21" draw:layer="layout" svg:width="0.1cm" svg:height="0.1cm" draw:transform="rotate (-1.5707963267949) translate (13.949cm 12.149cm)">
          <text:p/>
        </draw:circle>
        <draw:circle draw:style-name="gr39" draw:text-style-name="P21" draw:layer="layout" svg:width="0.1cm" svg:height="0.1cm" draw:transform="rotate (-1.5707963267949) translate (14.551cm 12.147cm)">
          <text:p/>
        </draw:circle>
        <draw:circle draw:style-name="gr39" draw:text-style-name="P21" draw:layer="layout" svg:width="0.1cm" svg:height="0.1cm" draw:transform="rotate (-1.5707963267949) translate (14.351cm 12.147cm)">
          <text:p/>
        </draw:circle>
        <draw:rect draw:style-name="gr75" draw:text-style-name="P14" draw:layer="layout" svg:width="0.4cm" svg:height="1.3cm" svg:x="14.65cm" svg:y="11.9cm">
          <text:p/>
        </draw:rect>
        <draw:frame draw:style-name="gr36" draw:text-style-name="P31" draw:layer="layout" svg:width="1.1cm" svg:height="0.25cm" draw:transform="rotate (1.5707963267949) translate (14.72cm 13.1cm)">
          <draw:text-box>
            <text:p><text:span text:style-name="T15">CON_10pol_PIN</text:span></text:p>
          </draw:text-box>
        </draw:frame>
        <draw:polyline draw:style-name="gr69" draw:text-style-name="P2" draw:layer="layout" svg:width="2.639cm" svg:height="1.272cm" draw:transform="rotate (2.22180413778878) translate (13.8249884974925cm 12.7142209645077cm)" svg:viewBox="0 0 2640 1273" draw:points="0,849 557,1273 1526,0 2640,848">
          <text:p/>
        </draw:polyline>
        <draw:polyline draw:style-name="gr70" draw:text-style-name="P2" draw:layer="layout" svg:width="2.639cm" svg:height="1.272cm" draw:transform="rotate (2.22180413778878) translate (13.5767837272808cm 12.7509431586333cm)" svg:viewBox="0 0 2640 1273" draw:points="0,909 477,1273 1447,0 2640,909">
          <text:p/>
        </draw:polyline>
        <draw:frame draw:style-name="gr7" draw:text-style-name="P6" draw:layer="layout" svg:width="0.3cm" svg:height="0.28cm" svg:x="12.815cm" svg:y="12.252cm">
          <draw:text-box>
            <text:p><text:span text:style-name="T4">0UT</text:span></text:p>
          </draw:text-box>
        </draw:frame>
        <draw:frame draw:style-name="gr7" draw:text-style-name="P6" draw:layer="layout" svg:width="0.25cm" svg:height="0.28cm" svg:x="14.315cm" svg:y="12.252cm">
          <draw:text-box>
            <text:p><text:span text:style-name="T4">IN</text:span></text:p>
          </draw:text-box>
        </draw:frame>
        <draw:polyline draw:style-name="gr69" draw:text-style-name="P2" draw:layer="layout" svg:width="2.831cm" svg:height="1.408cm" draw:transform="rotate (0.835314580004486) translate (12.9029874958759cm 11.6598002501626cm)" svg:viewBox="0 0 2832 1409" draw:points="0,805 890,0 2165,1409 2832,805">
          <text:p/>
        </draw:polyline>
        <draw:polyline draw:style-name="gr70" draw:text-style-name="P2" draw:layer="layout" svg:width="2.831cm" svg:height="1.408cm" draw:transform="rotate (0.835314580004486) translate (12.6532364538656cm 11.6147836043429cm)" svg:viewBox="0 0 2832 1409" draw:points="0,872 964,0 2239,1409 2832,872">
          <text:p/>
        </draw:polyline>
        <draw:polyline draw:style-name="gr68" draw:text-style-name="P2" draw:layer="layout" svg:width="1.199cm" svg:height="1.499cm" svg:x="7.6cm" svg:y="13.9cm" svg:viewBox="0 0 1200 1500" draw:points="100,1500 0,1400 0,0 1200,0">
          <text:p/>
        </draw:polyline>
        <draw:polyline draw:style-name="gr69" draw:text-style-name="P2" draw:layer="layout" svg:width="1.099cm" svg:height="1.199cm" svg:x="7.7cm" svg:y="14cm" svg:viewBox="0 0 1100 1200" draw:points="0,1200 0,0 1100,0">
          <text:p/>
        </draw:polyline>
        <draw:polyline draw:style-name="gr92" draw:text-style-name="P2" draw:layer="layout" svg:width="0.299cm" svg:height="0.399cm" svg:x="8.5cm" svg:y="14.8cm" svg:viewBox="0 0 300 400" draw:points="0,400 0,0 300,0">
          <text:p/>
        </draw:polyline>
        <draw:polyline draw:style-name="gr93" draw:text-style-name="P2" draw:layer="layout" svg:width="0.399cm" svg:height="0.699cm" svg:x="8.4cm" svg:y="14.7cm" svg:viewBox="0 0 400 700" draw:points="100,700 0,600 0,0 400,0">
          <text:p/>
        </draw:polyline>
        <draw:polyline draw:style-name="gr94" draw:text-style-name="P2" draw:layer="layout" svg:width="0.499cm" svg:height="0.599cm" svg:x="8.3cm" svg:y="14.6cm" svg:viewBox="0 0 500 600" draw:points="0,600 0,0 500,0">
          <text:p/>
        </draw:polyline>
        <draw:polyline draw:style-name="gr95" draw:text-style-name="P2" draw:layer="layout" svg:width="0.599cm" svg:height="0.899cm" svg:x="8.2cm" svg:y="14.5cm" svg:viewBox="0 0 600 900" draw:points="100,900 0,800 0,0 600,0">
          <text:p/>
        </draw:polyline>
        <draw:polyline draw:style-name="gr74" draw:text-style-name="P2" draw:layer="layout" svg:width="0.699cm" svg:height="0.799cm" svg:x="8.1cm" svg:y="14.4cm" svg:viewBox="0 0 700 800" draw:points="0,800 0,0 700,0">
          <text:p/>
        </draw:polyline>
        <draw:polyline draw:style-name="gr67" draw:text-style-name="P2" draw:layer="layout" svg:width="0.799cm" svg:height="1.099cm" svg:x="8cm" svg:y="14.3cm" svg:viewBox="0 0 800 1100" draw:points="100,1100 0,1000 0,0 800,0">
          <text:p/>
        </draw:polyline>
        <draw:polyline draw:style-name="gr73" draw:text-style-name="P2" draw:layer="layout" svg:width="0.899cm" svg:height="0.999cm" svg:x="7.9cm" svg:y="14.2cm" svg:viewBox="0 0 900 1000" draw:points="0,1000 0,0 900,0">
          <text:p/>
        </draw:polyline>
        <draw:polyline draw:style-name="gr96" draw:text-style-name="P2" draw:layer="layout" svg:width="0.999cm" svg:height="1.299cm" svg:x="7.8cm" svg:y="14.1cm" svg:viewBox="0 0 1000 1300" draw:points="100,1300 0,1200 0,0 1000,0">
          <text:p/>
        </draw:polyline>
        <draw:polyline draw:style-name="gr68" draw:text-style-name="P2" draw:layer="layout" svg:width="0.099cm" svg:height="0.599cm" svg:x="6.8cm" svg:y="14.8cm" svg:viewBox="0 0 100 600" draw:points="0,0 0,500 100,600">
          <text:p/>
        </draw:polyline>
        <draw:polyline draw:style-name="gr70" draw:text-style-name="P2" draw:layer="layout" svg:width="0.099cm" svg:height="0.599cm" svg:x="7cm" svg:y="14.8cm" svg:viewBox="0 0 100 600" draw:points="100,600 0,500 0,0">
          <text:p/>
        </draw:polyline>
        <draw:polyline draw:style-name="gr67" draw:text-style-name="P2" draw:layer="layout" svg:width="0.099cm" svg:height="0.599cm" svg:x="7.2cm" svg:y="14.8cm" svg:viewBox="0 0 100 600" draw:points="0,0 0,500 100,600">
          <text:p/>
        </draw:polyline>
        <draw:line draw:style-name="gr72" draw:text-style-name="P2" draw:layer="layout" svg:x1="6.9cm" svg:y1="14.8cm" svg:x2="6.9cm" svg:y2="15.2cm">
          <text:p/>
        </draw:line>
        <draw:line draw:style-name="gr73" draw:text-style-name="P2" draw:layer="layout" svg:x1="7.1cm" svg:y1="15.2cm" svg:x2="7.1cm" svg:y2="14.8cm">
          <text:p/>
        </draw:line>
        <draw:line draw:style-name="gr74" draw:text-style-name="P2" draw:layer="layout" svg:x1="7.3cm" svg:y1="15.2cm" svg:x2="7.3cm" svg:y2="14.8cm">
          <text:p/>
        </draw:line>
        <draw:line draw:style-name="gr68" draw:text-style-name="P2" draw:layer="layout" svg:x1="6.8cm" svg:y1="13.901cm" svg:x2="6.8cm" svg:y2="14.8cm">
          <text:p/>
        </draw:line>
        <draw:line draw:style-name="gr70" draw:text-style-name="P2" draw:layer="layout" svg:x1="7cm" svg:y1="14.8cm" svg:x2="7cm" svg:y2="13.901cm">
          <text:p/>
        </draw:line>
        <draw:line draw:style-name="gr67" draw:text-style-name="P2" draw:layer="layout" svg:x1="7.2cm" svg:y1="13.901cm" svg:x2="7.2cm" svg:y2="14.8cm">
          <text:p/>
        </draw:line>
        <draw:line draw:style-name="gr72" draw:text-style-name="P2" draw:layer="layout" svg:x1="6.9cm" svg:y1="13.901cm" svg:x2="6.9cm" svg:y2="14.8cm">
          <text:p/>
        </draw:line>
        <draw:line draw:style-name="gr73" draw:text-style-name="P2" draw:layer="layout" svg:x1="7.1cm" svg:y1="14.8cm" svg:x2="7.1cm" svg:y2="13.901cm">
          <text:p/>
        </draw:line>
        <draw:line draw:style-name="gr74" draw:text-style-name="P2" draw:layer="layout" svg:x1="7.3cm" svg:y1="14.8cm" svg:x2="7.3cm" svg:y2="13.901cm">
          <text:p/>
        </draw:line>
        <draw:polyline draw:style-name="gr68" draw:text-style-name="P2" draw:layer="layout" svg:width="0.099cm" svg:height="0.499cm" svg:x="14.1cm" svg:y="12.6cm" svg:viewBox="0 0 100 500" draw:points="100,500 100,100 0,0">
          <text:p/>
        </draw:polyline>
        <draw:line draw:style-name="gr69" draw:text-style-name="P2" draw:layer="layout" svg:x1="14.1cm" svg:y1="13.1cm" svg:x2="14.1cm" svg:y2="12.8cm">
          <text:p/>
        </draw:line>
        <draw:polyline draw:style-name="gr69" draw:text-style-name="P2" draw:layer="layout" svg:width="5.375cm" svg:height="0.887cm" draw:transform="rotate (0.168249739892253) translate (8.8cm 14cm)" svg:viewBox="0 0 5376 888" draw:points="0,0 5225,888 5376,0">
          <text:p/>
        </draw:polyline>
        <draw:polyline draw:style-name="gr68" draw:text-style-name="P2" draw:layer="layout" svg:width="5.399cm" svg:height="0.799cm" svg:x="8.8cm" svg:y="13.1cm" svg:viewBox="0 0 5400 800" draw:points="0,800 5400,800 5400,0">
          <text:p/>
        </draw:polyline>
        <draw:polyline draw:style-name="gr96" draw:text-style-name="P2" draw:layer="layout" svg:width="5.199cm" svg:height="0.999cm" svg:x="8.8cm" svg:y="13.1cm" svg:viewBox="0 0 5200 1000" draw:points="5200,0 5200,1000 0,1000">
          <text:p/>
        </draw:polyline>
        <draw:polyline draw:style-name="gr73" draw:text-style-name="P2" draw:layer="layout" svg:width="5.098cm" svg:height="1.099cm" svg:x="8.801cm" svg:y="13.1cm" svg:viewBox="0 0 5099 1100" draw:points="5099,0 5099,1100 0,1100">
          <text:p/>
        </draw:polyline>
        <draw:polyline draw:style-name="gr67" draw:text-style-name="P2" draw:layer="layout" svg:width="4.999cm" svg:height="1.199cm" svg:x="8.8cm" svg:y="13.1cm" svg:viewBox="0 0 5000 1200" draw:points="5000,0 5000,1200 0,1200">
          <text:p/>
        </draw:polyline>
        <draw:polyline draw:style-name="gr74" draw:text-style-name="P2" draw:layer="layout" svg:width="4.899cm" svg:height="1.299cm" svg:x="8.8cm" svg:y="13.1cm" svg:viewBox="0 0 4900 1300" draw:points="4900,0 4900,1300 0,1300">
          <text:p/>
        </draw:polyline>
        <draw:line draw:style-name="gr74" draw:text-style-name="P2" draw:layer="layout" svg:x1="13.7cm" svg:y1="13.1cm" svg:x2="13.7cm" svg:y2="12.8cm">
          <text:p/>
        </draw:line>
        <draw:line draw:style-name="gr73" draw:text-style-name="P2" draw:layer="layout" svg:x1="13.901cm" svg:y1="13.1cm" svg:x2="13.9cm" svg:y2="12.8cm">
          <text:p/>
        </draw:line>
        <draw:polyline draw:style-name="gr96" draw:text-style-name="P2" draw:layer="layout" svg:width="0.099cm" svg:height="0.499cm" svg:x="13.9cm" svg:y="12.6cm" svg:viewBox="0 0 100 500" draw:points="100,500 100,100 0,0">
          <text:p/>
        </draw:polyline>
        <draw:polyline draw:style-name="gr95" draw:text-style-name="P2" draw:layer="layout" svg:width="4.799cm" svg:height="1.399cm" svg:x="8.8cm" svg:y="13.1cm" svg:viewBox="0 0 4800 1400" draw:points="4800,0 4800,1400 0,1400">
          <text:p/>
        </draw:polyline>
        <draw:polyline draw:style-name="gr94" draw:text-style-name="P2" draw:layer="layout" svg:width="4.699cm" svg:height="1.499cm" svg:x="8.8cm" svg:y="13.1cm" svg:viewBox="0 0 4700 1500" draw:points="4700,0 4700,1500 0,1500">
          <text:p/>
        </draw:polyline>
        <draw:polyline draw:style-name="gr92" draw:text-style-name="P2" draw:layer="layout" svg:width="4.499cm" svg:height="1.699cm" svg:x="8.8cm" svg:y="13.1cm" svg:viewBox="0 0 4500 1700" draw:points="4500,0 4500,1700 0,1700">
          <text:p/>
        </draw:polyline>
        <draw:line draw:style-name="gr92" draw:text-style-name="P2" draw:layer="layout" svg:x1="13.3cm" svg:y1="13.1cm" svg:x2="13.3cm" svg:y2="12.8cm">
          <text:p/>
        </draw:line>
        <draw:polyline draw:style-name="gr93" draw:text-style-name="P2" draw:layer="layout" svg:width="4.599cm" svg:height="1.599cm" svg:x="8.8cm" svg:y="13.1cm" svg:viewBox="0 0 4600 1600" draw:points="4600,0 4600,1600 0,1600">
          <text:p/>
        </draw:polyline>
        <draw:polyline draw:style-name="gr93" draw:text-style-name="P2" draw:layer="layout" svg:width="0.099cm" svg:height="0.499cm" svg:x="13.3cm" svg:y="12.6cm" svg:viewBox="0 0 100 500" draw:points="100,500 100,100 0,0">
          <text:p/>
        </draw:polyline>
        <draw:polyline draw:style-name="gr95" draw:text-style-name="P2" draw:layer="layout" svg:width="0.099cm" svg:height="0.499cm" svg:x="13.5cm" svg:y="12.6cm" svg:viewBox="0 0 100 500" draw:points="100,500 100,100 0,0">
          <text:p/>
        </draw:polyline>
        <draw:line draw:style-name="gr94" draw:text-style-name="P2" draw:layer="layout" svg:x1="13.5cm" svg:y1="13.1cm" svg:x2="13.5cm" svg:y2="12.8cm">
          <text:p/>
        </draw:line>
        <draw:polyline draw:style-name="gr67" draw:text-style-name="P2" draw:layer="layout" svg:width="0.099cm" svg:height="0.5cm" svg:x="13.7cm" svg:y="12.6cm" svg:viewBox="0 0 100 501" draw:points="100,501 100,100 0,0">
          <text:p/>
        </draw:polyline>
        <draw:frame draw:style-name="gr97" draw:text-style-name="P18" draw:layer="layout" svg:width="0.3cm" svg:height="0.2cm" svg:x="14.25cm" svg:y="13.8cm">
          <draw:text-box>
            <text:p><text:span text:style-name="T8">WSA</text:span></text:p>
          </draw:text-box>
        </draw:frame>
        <draw:frame draw:style-name="gr97" draw:text-style-name="P18" draw:layer="layout" svg:width="0.3cm" svg:height="0.2cm" svg:x="14.15cm" svg:y="13.95cm">
          <draw:text-box>
            <text:p><text:span text:style-name="T8">WSB</text:span></text:p>
          </draw:text-box>
        </draw:frame>
        <draw:frame draw:style-name="gr97" draw:text-style-name="P18" draw:layer="layout" svg:width="0.3cm" svg:height="0.2cm" svg:x="13.65cm" svg:y="14.4cm">
          <draw:text-box>
            <text:p><text:span text:style-name="T8">WRA</text:span></text:p>
          </draw:text-box>
        </draw:frame>
        <draw:frame draw:style-name="gr97" draw:text-style-name="P18" draw:layer="layout" svg:width="0.3cm" svg:height="0.2cm" svg:x="13.55cm" svg:y="14.55cm">
          <draw:text-box>
            <text:p><text:span text:style-name="T8">WRB</text:span></text:p>
          </draw:text-box>
        </draw:frame>
        <draw:frame draw:style-name="gr97" draw:text-style-name="P18" draw:layer="layout" svg:width="0.3cm" svg:height="0.2cm" svg:x="13.85cm" svg:y="14.25cm">
          <draw:text-box>
            <text:p><text:span text:style-name="T8">GND</text:span></text:p>
          </draw:text-box>
        </draw:frame>
        <draw:frame draw:style-name="gr97" draw:text-style-name="P18" draw:layer="layout" svg:width="0.3cm" svg:height="0.2cm" svg:x="14.55cm" svg:y="11.4cm">
          <draw:text-box>
            <text:p><text:span text:style-name="T8">WSA</text:span></text:p>
          </draw:text-box>
        </draw:frame>
        <draw:frame draw:style-name="gr97" draw:text-style-name="P18" draw:layer="layout" svg:width="0.3cm" svg:height="0.2cm" svg:x="12.35cm" svg:y="11.55cm">
          <draw:text-box>
            <text:p><text:span text:style-name="T8">WSB</text:span></text:p>
          </draw:text-box>
        </draw:frame>
        <draw:frame draw:style-name="gr97" draw:text-style-name="P18" draw:layer="layout" svg:width="0.3cm" svg:height="0.2cm" svg:x="15.45cm" svg:y="10.9cm">
          <draw:text-box>
            <text:p><text:span text:style-name="T8">WRA</text:span></text:p>
          </draw:text-box>
        </draw:frame>
        <draw:frame draw:style-name="gr97" draw:text-style-name="P18" draw:layer="layout" svg:width="0.3cm" svg:height="0.2cm" svg:x="13.3cm" svg:y="10.7cm">
          <draw:text-box>
            <text:p><text:span text:style-name="T8">WRB</text:span></text:p>
          </draw:text-box>
        </draw:frame>
        <draw:custom-shape draw:style-name="gr98" draw:text-style-name="P38" draw:layer="layout" svg:width="0.1cm" svg:height="0.15cm" svg:x="13.45cm" svg:y="11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98" draw:text-style-name="P38" draw:layer="layout" svg:width="0.1cm" svg:height="0.15cm" svg:x="14.451cm" svg:y="11.80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99" draw:text-style-name="P39" draw:layer="layout" svg:width="0.1cm" svg:height="0.15cm" svg:x="14.251cm" svg:y="11.80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99" draw:text-style-name="P39" draw:layer="layout" svg:width="0.1cm" svg:height="0.15cm" svg:x="13.252cm" svg:y="11.8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78" draw:text-style-name="P28" draw:layer="layout" svg:width="1.409cm" svg:height="0.348cm" svg:x="11.7cm" svg:y="9.241cm">
          <draw:text-box>
            <text:p><text:span text:style-name="T12">OUT: 0x40</text:span></text:p>
          </draw:text-box>
        </draw:frame>
        <draw:custom-shape draw:style-name="gr100" draw:text-style-name="P40" draw:layer="layout" svg:width="1.6cm" svg:height="0.4cm" svg:x="11.601cm" svg:y="8.801cm">
          <text:p/>
          <draw:enhanced-geometry svg:viewBox="0 0 21600 21600" draw:type="rectangle" draw:enhanced-path="M 0 0 L 21600 0 21600 21600 0 21600 0 0 Z N"/>
        </draw:custom-shape>
        <draw:rect draw:style-name="gr79" draw:text-style-name="P15" draw:layer="layout" svg:width="1.795cm" svg:height="1.095cm" svg:x="11.506cm" svg:y="8.798cm">
          <text:p/>
        </draw:rect>
        <draw:frame draw:style-name="gr77" draw:text-style-name="P18" draw:layer="layout" svg:width="0.18cm" svg:height="0.25cm" svg:x="11.611cm" svg:y="9.601cm">
          <draw:text-box>
            <text:p><text:span text:style-name="T8">P7</text:span></text:p>
          </draw:text-box>
        </draw:frame>
        <draw:frame draw:style-name="gr77" draw:text-style-name="P18" draw:layer="layout" svg:width="0.18cm" svg:height="0.25cm" svg:x="11.811cm" svg:y="9.601cm">
          <draw:text-box>
            <text:p><text:span text:style-name="T8">P6</text:span></text:p>
          </draw:text-box>
        </draw:frame>
        <draw:frame draw:style-name="gr77" draw:text-style-name="P18" draw:layer="layout" svg:width="0.18cm" svg:height="0.25cm" svg:x="12.011cm" svg:y="9.601cm">
          <draw:text-box>
            <text:p><text:span text:style-name="T8">P5</text:span></text:p>
          </draw:text-box>
        </draw:frame>
        <draw:frame draw:style-name="gr77" draw:text-style-name="P18" draw:layer="layout" svg:width="0.18cm" svg:height="0.25cm" svg:x="12.211cm" svg:y="9.601cm">
          <draw:text-box>
            <text:p><text:span text:style-name="T8">P4</text:span></text:p>
          </draw:text-box>
        </draw:frame>
        <draw:frame draw:style-name="gr77" draw:text-style-name="P18" draw:layer="layout" svg:width="0.18cm" svg:height="0.25cm" svg:x="12.411cm" svg:y="9.601cm">
          <draw:text-box>
            <text:p><text:span text:style-name="T8">P3</text:span></text:p>
          </draw:text-box>
        </draw:frame>
        <draw:frame draw:style-name="gr77" draw:text-style-name="P18" draw:layer="layout" svg:width="0.18cm" svg:height="0.25cm" svg:x="12.611cm" svg:y="9.601cm">
          <draw:text-box>
            <text:p><text:span text:style-name="T8">P2</text:span></text:p>
          </draw:text-box>
        </draw:frame>
        <draw:frame draw:style-name="gr77" draw:text-style-name="P18" draw:layer="layout" svg:width="0.18cm" svg:height="0.25cm" svg:x="12.811cm" svg:y="9.601cm">
          <draw:text-box>
            <text:p><text:span text:style-name="T8">P1</text:span></text:p>
          </draw:text-box>
        </draw:frame>
        <draw:frame draw:style-name="gr77" draw:text-style-name="P18" draw:layer="layout" svg:width="0.18cm" svg:height="0.25cm" svg:x="13.011cm" svg:y="9.601cm">
          <draw:text-box>
            <text:p><text:span text:style-name="T8">P0</text:span></text:p>
          </draw:text-box>
        </draw:frame>
        <draw:frame draw:style-name="gr101" draw:text-style-name="P28" draw:layer="layout" svg:width="1.6cm" svg:height="0.348cm" svg:x="11.601cm" svg:y="8.848cm">
          <draw:text-box>
            <text:p><text:span text:style-name="T12">PCF8574-Board</text:span></text:p>
          </draw:text-box>
        </draw:frame>
        <draw:custom-shape draw:style-name="gr1" draw:text-style-name="P1" draw:layer="layout" svg:width="1.8cm" svg:height="1.1cm" svg:x="14.004cm" svg:y="8.797cm">
          <text:p/>
          <draw:enhanced-geometry svg:viewBox="0 0 21600 21600" draw:type="rectangle" draw:enhanced-path="M 0 0 L 21600 0 21600 21600 0 21600 0 0 Z N"/>
        </draw:custom-shape>
        <draw:frame draw:style-name="gr78" draw:text-style-name="P28" draw:layer="layout" svg:width="1.189cm" svg:height="0.348cm" svg:x="14.311cm" svg:y="9.238cm">
          <draw:text-box>
            <text:p><text:span text:style-name="T12">IN: 0x41</text:span></text:p>
          </draw:text-box>
        </draw:frame>
        <draw:custom-shape draw:style-name="gr100" draw:text-style-name="P40" draw:layer="layout" svg:width="1.6cm" svg:height="0.4cm" svg:x="14.105cm" svg:y="8.798cm">
          <text:p/>
          <draw:enhanced-geometry svg:viewBox="0 0 21600 21600" draw:type="rectangle" draw:enhanced-path="M 0 0 L 21600 0 21600 21600 0 21600 0 0 Z N"/>
        </draw:custom-shape>
        <draw:rect draw:style-name="gr79" draw:text-style-name="P15" draw:layer="layout" svg:width="1.795cm" svg:height="1.095cm" svg:x="14.01cm" svg:y="8.795cm">
          <text:p/>
        </draw:rect>
        <draw:frame draw:style-name="gr77" draw:text-style-name="P18" draw:layer="layout" svg:width="0.18cm" svg:height="0.25cm" svg:x="14.115cm" svg:y="9.598cm">
          <draw:text-box>
            <text:p><text:span text:style-name="T8">P7</text:span></text:p>
          </draw:text-box>
        </draw:frame>
        <draw:frame draw:style-name="gr77" draw:text-style-name="P18" draw:layer="layout" svg:width="0.18cm" svg:height="0.25cm" svg:x="14.315cm" svg:y="9.598cm">
          <draw:text-box>
            <text:p><text:span text:style-name="T8">P6</text:span></text:p>
          </draw:text-box>
        </draw:frame>
        <draw:frame draw:style-name="gr77" draw:text-style-name="P18" draw:layer="layout" svg:width="0.18cm" svg:height="0.25cm" svg:x="14.515cm" svg:y="9.598cm">
          <draw:text-box>
            <text:p><text:span text:style-name="T8">P5</text:span></text:p>
          </draw:text-box>
        </draw:frame>
        <draw:frame draw:style-name="gr77" draw:text-style-name="P18" draw:layer="layout" svg:width="0.18cm" svg:height="0.25cm" svg:x="14.715cm" svg:y="9.598cm">
          <draw:text-box>
            <text:p><text:span text:style-name="T8">P4</text:span></text:p>
          </draw:text-box>
        </draw:frame>
        <draw:frame draw:style-name="gr77" draw:text-style-name="P18" draw:layer="layout" svg:width="0.18cm" svg:height="0.25cm" svg:x="14.915cm" svg:y="9.598cm">
          <draw:text-box>
            <text:p><text:span text:style-name="T8">P3</text:span></text:p>
          </draw:text-box>
        </draw:frame>
        <draw:frame draw:style-name="gr77" draw:text-style-name="P18" draw:layer="layout" svg:width="0.18cm" svg:height="0.25cm" svg:x="15.115cm" svg:y="9.598cm">
          <draw:text-box>
            <text:p><text:span text:style-name="T8">P2</text:span></text:p>
          </draw:text-box>
        </draw:frame>
        <draw:frame draw:style-name="gr77" draw:text-style-name="P18" draw:layer="layout" svg:width="0.18cm" svg:height="0.25cm" svg:x="15.315cm" svg:y="9.598cm">
          <draw:text-box>
            <text:p><text:span text:style-name="T8">P1</text:span></text:p>
          </draw:text-box>
        </draw:frame>
        <draw:frame draw:style-name="gr77" draw:text-style-name="P18" draw:layer="layout" svg:width="0.18cm" svg:height="0.25cm" svg:x="15.515cm" svg:y="9.598cm">
          <draw:text-box>
            <text:p><text:span text:style-name="T8">P0</text:span></text:p>
          </draw:text-box>
        </draw:frame>
        <draw:frame draw:style-name="gr101" draw:text-style-name="P28" draw:layer="layout" svg:width="1.6cm" svg:height="0.348cm" svg:x="14.105cm" svg:y="8.845cm">
          <draw:text-box>
            <text:p><text:span text:style-name="T12">PCF8574-Board</text:span></text:p>
          </draw:text-box>
        </draw:frame>
        <draw:g draw:style-name="gr24">
          <draw:rect draw:style-name="gr75" draw:text-style-name="P14" draw:layer="layout" svg:width="0.4cm" svg:height="1.5cm" svg:x="16cm" svg:y="8.6cm">
            <text:p/>
          </draw:rect>
          <draw:frame draw:style-name="gr36" draw:text-style-name="P31" draw:layer="layout" svg:width="1.364cm" svg:height="0.25cm" draw:transform="rotate (1.5707963267949) translate (16.08cm 10.005cm)">
            <draw:text-box>
              <text:p><text:span text:style-name="T15">CON_I2C_Term</text:span></text:p>
            </draw:text-box>
          </draw:frame>
        </draw:g>
        <draw:frame draw:style-name="gr97" draw:text-style-name="P18" draw:layer="layout" svg:width="0.25cm" svg:height="0.2cm" svg:x="2.7cm" svg:y="10.6cm">
          <draw:text-box>
            <text:p><text:span text:style-name="T8">5V</text:span></text:p>
          </draw:text-box>
        </draw:frame>
        <draw:frame draw:style-name="gr97" draw:text-style-name="P18" draw:layer="layout" svg:width="0.4cm" svg:height="0.2cm" svg:x="2.75cm" svg:y="10.38cm">
          <draw:text-box>
            <text:p><text:span text:style-name="T8">V-/0V</text:span></text:p>
          </draw:text-box>
        </draw:frame>
        <draw:frame draw:style-name="gr97" draw:text-style-name="P18" draw:layer="layout" svg:width="0.2cm" svg:height="0.2cm" svg:x="3.15cm" svg:y="10.2cm">
          <draw:text-box>
            <text:p><text:span text:style-name="T8">V+</text:span></text:p>
          </draw:text-box>
        </draw:frame>
        <draw:rect draw:style-name="gr88" draw:text-style-name="P35" draw:layer="layout" svg:width="2.3cm" svg:height="4.3cm" svg:x="13.4cm" svg:y="2cm">
          <text:p/>
        </draw:rect>
        <draw:polyline draw:style-name="gr55" draw:text-style-name="P2" draw:layer="layout" svg:width="7.499cm" svg:height="1.699cm" svg:x="6.2cm" svg:y="4.3cm" svg:viewBox="0 0 7500 1700" draw:points="0,1700 5900,1700 5900,0 7500,0">
          <text:p/>
        </draw:polyline>
        <draw:polyline draw:style-name="gr56" draw:text-style-name="P26" draw:layer="layout" svg:width="6.599cm" svg:height="1.799cm" svg:x="7.1cm" svg:y="3.9cm" svg:viewBox="0 0 6600 1800" draw:points="0,1800 4900,1800 4900,0 6600,0">
          <text:p/>
        </draw:polyline>
        <draw:polyline draw:style-name="gr45" draw:text-style-name="P2" draw:layer="layout" svg:width="0.199cm" svg:height="0.599cm" svg:x="3.898cm" svg:y="3.3cm" svg:viewBox="0 0 200 600" draw:points="200,600 0,600 0,0 200,0">
          <text:p/>
        </draw:polyline>
        <draw:g draw:style-name="gr20">
          <draw:custom-shape draw:style-name="gr102" draw:text-style-name="P14" draw:layer="layout" svg:width="0.3cm" svg:height="0.3cm" svg:x="4.098cm" svg:y="3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40" draw:text-style-name="P1" draw:layer="layout" svg:width="0.06cm" svg:height="0.02cm" svg:x="4.108cm" svg:y="3.59cm">
            <text:p/>
          </draw:rect>
          <draw:rect draw:style-name="gr40" draw:text-style-name="P1" draw:layer="layout" svg:width="0.06cm" svg:height="0.02cm" svg:x="4.328cm" svg:y="3.59cm">
            <text:p/>
          </draw:rect>
          <draw:circle draw:style-name="gr103" draw:text-style-name="P9" draw:layer="layout" svg:width="0.04cm" svg:height="0.04cm" svg:x="4.228cm" svg:y="3.63cm">
            <text:p/>
          </draw:circle>
          <draw:circle draw:style-name="gr103" draw:text-style-name="P9" draw:layer="layout" svg:width="0.04cm" svg:height="0.04cm" svg:x="4.228cm" svg:y="3.53cm">
            <text:p/>
          </draw:circle>
        </draw:g>
        <draw:g draw:style-name="gr24">
          <draw:line draw:style-name="gr104" draw:text-style-name="P1" draw:layer="layout" svg:x1="3.149cm" svg:y1="3.6cm" svg:x2="3.549cm" svg:y2="3.4cm">
            <text:p/>
          </draw:line>
          <draw:circle draw:style-name="gr85" draw:text-style-name="P14" draw:layer="layout" svg:width="0.1cm" svg:height="0.1cm" svg:x="3.099cm" svg:y="3.55cm">
            <text:p/>
          </draw:circle>
          <draw:circle draw:style-name="gr85" draw:text-style-name="P14" draw:layer="layout" svg:width="0.1cm" svg:height="0.1cm" svg:x="3.499cm" svg:y="3.55cm">
            <text:p/>
          </draw:circle>
        </draw:g>
        <draw:line draw:style-name="gr45" draw:text-style-name="P2" draw:layer="layout" svg:x1="4.098cm" svg:y1="3.6cm" svg:x2="3.599cm" svg:y2="3.6cm">
          <text:p/>
        </draw:line>
        <draw:line draw:style-name="gr45" draw:text-style-name="P2" draw:layer="layout" svg:x1="3.1cm" svg:y1="3.6cm" svg:x2="2.8cm" svg:y2="3.6cm">
          <text:p/>
        </draw:line>
        <draw:g draw:style-name="gr20">
          <draw:custom-shape draw:style-name="gr46" draw:text-style-name="P9" draw:layer="layout" svg:width="0.229cm" svg:height="0.2cm" svg:x="2.571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9" draw:layer="layout" svg:width="0.115cm" svg:height="0.2cm" svg:x="2.571cm" svg:y="3.5cm">
            <text:p/>
            <draw:enhanced-geometry svg:viewBox="0 0 21600 21600" draw:type="rectangle" draw:enhanced-path="M 0 0 L 21600 0 21600 21600 0 21600 0 0 Z N"/>
          </draw:custom-shape>
          <draw:line draw:style-name="gr47" draw:text-style-name="P2" draw:layer="layout" svg:x1="2.571cm" svg:y1="3.55cm" svg:x2="2.4cm" svg:y2="3.55cm">
            <text:p/>
          </draw:line>
          <draw:line draw:style-name="gr47" draw:text-style-name="P2" draw:layer="layout" svg:x1="2.571cm" svg:y1="3.65cm" svg:x2="2.4cm" svg:y2="3.65cm">
            <text:p/>
          </draw:line>
        </draw:g>
        <draw:g draw:style-name="gr20">
          <draw:custom-shape draw:style-name="gr102" draw:text-style-name="P14" draw:layer="layout" svg:width="0.3cm" svg:height="0.3cm" svg:x="4.098cm" svg:y="3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40" draw:text-style-name="P1" draw:layer="layout" svg:width="0.06cm" svg:height="0.02cm" svg:x="4.108cm" svg:y="3.29cm">
            <text:p/>
          </draw:rect>
          <draw:rect draw:style-name="gr40" draw:text-style-name="P1" draw:layer="layout" svg:width="0.06cm" svg:height="0.02cm" svg:x="4.328cm" svg:y="3.29cm">
            <text:p/>
          </draw:rect>
          <draw:circle draw:style-name="gr103" draw:text-style-name="P9" draw:layer="layout" svg:width="0.04cm" svg:height="0.04cm" svg:x="4.228cm" svg:y="3.33cm">
            <text:p/>
          </draw:circle>
          <draw:circle draw:style-name="gr103" draw:text-style-name="P9" draw:layer="layout" svg:width="0.04cm" svg:height="0.04cm" svg:x="4.228cm" svg:y="3.23cm">
            <text:p/>
          </draw:circle>
        </draw:g>
        <draw:g draw:style-name="gr20">
          <draw:custom-shape draw:style-name="gr102" draw:text-style-name="P14" draw:layer="layout" svg:width="0.3cm" svg:height="0.3cm" svg:x="4.098cm" svg:y="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40" draw:text-style-name="P1" draw:layer="layout" svg:width="0.06cm" svg:height="0.02cm" svg:x="4.108cm" svg:y="3.89cm">
            <text:p/>
          </draw:rect>
          <draw:rect draw:style-name="gr40" draw:text-style-name="P1" draw:layer="layout" svg:width="0.06cm" svg:height="0.02cm" svg:x="4.328cm" svg:y="3.89cm">
            <text:p/>
          </draw:rect>
          <draw:circle draw:style-name="gr103" draw:text-style-name="P9" draw:layer="layout" svg:width="0.04cm" svg:height="0.04cm" svg:x="4.228cm" svg:y="3.93cm">
            <text:p/>
          </draw:circle>
          <draw:circle draw:style-name="gr103" draw:text-style-name="P9" draw:layer="layout" svg:width="0.04cm" svg:height="0.04cm" svg:x="4.228cm" svg:y="3.83cm">
            <text:p/>
          </draw:circle>
        </draw:g>
        <draw:polyline draw:style-name="gr45" draw:text-style-name="P2" draw:layer="layout" svg:width="0.898cm" svg:height="1.799cm" svg:x="4.198cm" svg:y="3.9cm" svg:viewBox="0 0 899 1800" draw:points="702,1800 2,1800 0,300 899,300 899,0 699,0">
          <text:p/>
        </draw:polyline>
        <draw:circle draw:style-name="gr105" draw:text-style-name="P41" draw:layer="layout" svg:width="0.1cm" svg:height="0.1cm" svg:x="3.848cm" svg:y="3.55cm">
          <text:p/>
        </draw:circle>
        <draw:custom-shape draw:style-name="gr106" draw:text-style-name="P15" draw:layer="layout" svg:width="1.295cm" svg:height="0.6cm" svg:x="4.9cm" svg:y="2cm">
          <text:p/>
          <draw:enhanced-geometry svg:viewBox="0 0 21600 21600" draw:type="rectangle" draw:enhanced-path="M 0 0 L 21600 0 21600 21600 0 21600 0 0 Z N"/>
        </draw:custom-shape>
        <draw:frame draw:style-name="gr91" draw:text-style-name="P16" draw:layer="layout" svg:width="1.103cm" svg:height="0.559cm" svg:x="4.997cm" svg:y="2.03cm">
          <draw:text-box>
            <text:p><text:span text:style-name="T6">Netzteil</text:span></text:p>
            <text:p><text:span text:style-name="T6">Roco 10850</text:span></text:p>
          </draw:text-box>
        </draw:frame>
        <draw:line draw:style-name="gr32" draw:text-style-name="P2" draw:layer="layout" svg:x1="6.195cm" svg:y1="2.6cm" svg:x2="4.9cm" svg:y2="3.4cm">
          <text:p/>
        </draw:line>
        <draw:frame draw:style-name="gr107" draw:text-style-name="P17" draw:layer="layout" svg:width="0.555cm" svg:height="0.28cm" svg:x="5.045cm" svg:y="2.668cm">
          <draw:text-box>
            <text:p><text:span text:style-name="T7">230~</text:span></text:p>
          </draw:text-box>
        </draw:frame>
        <draw:frame draw:style-name="gr108" draw:text-style-name="P17" draw:layer="layout" svg:width="0.582cm" svg:height="0.28cm" svg:x="5.496cm" svg:y="3.068cm">
          <draw:text-box>
            <text:p><text:span text:style-name="T7">18V=</text:span></text:p>
          </draw:text-box>
        </draw:frame>
        <draw:g draw:style-name="gr20">
          <draw:custom-shape draw:style-name="gr109" draw:text-style-name="P15" draw:layer="layout" svg:width="0.209cm" svg:height="0.2cm" svg:x="6.386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14" draw:layer="layout" svg:width="0.104cm" svg:height="0.1cm" svg:x="6.355cm" svg:y="3.0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41" draw:layer="layout" svg:width="0.104cm" svg:height="0.1cm" svg:x="6.439cm" svg:y="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12" draw:text-style-name="P2" draw:layer="layout" svg:x1="6.195cm" svg:y1="3.1cm" svg:x2="6.495cm" svg:y2="3.1cm">
          <text:p/>
        </draw:line>
        <draw:custom-shape draw:style-name="gr113" draw:text-style-name="P15" draw:layer="layout" svg:width="1.295cm" svg:height="0.8cm" svg:x="4.9cm" svg:y="2.6cm">
          <text:p/>
          <draw:enhanced-geometry svg:viewBox="0 0 21600 21600" draw:type="rectangle" draw:enhanced-path="M 0 0 L 21600 0 21600 21600 0 21600 0 0 Z N"/>
        </draw:custom-shape>
        <draw:line draw:style-name="gr114" draw:text-style-name="P2" draw:layer="layout" svg:x1="6.6cm" svg:y1="3.1cm" svg:x2="7cm" svg:y2="3.1cm">
          <text:p/>
        </draw:line>
        <draw:polyline draw:style-name="gr115" draw:text-style-name="P2" draw:layer="layout" svg:width="0.504cm" svg:height="0.099cm" svg:x="6.495cm" svg:y="3.2cm" svg:viewBox="0 0 505 100" draw:points="0,0 0,100 505,100">
          <text:p/>
        </draw:polyline>
        <draw:custom-shape draw:style-name="gr116" draw:text-style-name="P15" draw:layer="layout" svg:width="1cm" svg:height="0.6cm" svg:x="7cm" svg:y="2cm">
          <text:p/>
          <draw:enhanced-geometry svg:viewBox="0 0 21600 21600" draw:type="rectangle" draw:enhanced-path="M 0 0 L 21600 0 21600 21600 0 21600 0 0 Z N"/>
        </draw:custom-shape>
        <draw:frame draw:style-name="gr91" draw:text-style-name="P16" draw:layer="layout" svg:width="0.679cm" svg:height="0.559cm" svg:x="7.1cm" svg:y="2.041cm">
          <draw:text-box>
            <text:p><text:span text:style-name="T6">Roco</text:span></text:p>
            <text:p><text:span text:style-name="T6">10764</text:span></text:p>
          </draw:text-box>
        </draw:frame>
        <draw:custom-shape draw:style-name="gr117" draw:text-style-name="P15" draw:layer="layout" svg:width="1cm" svg:height="1.4cm" svg:x="7cm" svg:y="2.6cm">
          <text:p/>
          <draw:enhanced-geometry svg:viewBox="0 0 21600 21600" draw:type="rectangle" draw:enhanced-path="M 0 0 L 21600 0 21600 21600 0 21600 0 0 Z N"/>
        </draw:custom-shape>
        <draw:frame draw:style-name="gr118" draw:text-style-name="P16" draw:layer="layout" svg:width="1.213cm" svg:height="0.559cm" svg:x="9.589cm" svg:y="2.242cm">
          <draw:text-box>
            <text:p><text:span text:style-name="T6">Roco</text:span></text:p>
            <text:p><text:span text:style-name="T6">Multimaus</text:span></text:p>
          </draw:text-box>
        </draw:frame>
        <draw:g draw:style-name="gr20">
          <draw:custom-shape draw:style-name="gr119" draw:text-style-name="P15" draw:layer="layout" svg:width="0.7cm" svg:height="1.8cm" svg:x="8.792cm" svg:y="2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20" draw:layer="layout" svg:width="0.5cm" svg:height="0.3cm" svg:x="8.892cm" svg:y="2.1cm">
            <text:p/>
            <draw:enhanced-geometry svg:viewBox="0 0 21600 21600" draw:type="rectangle" draw:enhanced-path="M 0 0 L 21600 0 21600 21600 0 21600 0 0 Z N"/>
          </draw:custom-shape>
          <draw:polygon draw:style-name="gr121" draw:text-style-name="P10" draw:layer="layout" svg:width="0.099cm" svg:height="0.099cm" svg:x="9.092cm" svg:y="2.5cm" svg:viewBox="0 0 100 100" draw:points="29,0 71,0 100,29 100,71 71,100 29,100 0,71 0,29">
            <text:p/>
          </draw:polygon>
          <draw:polygon draw:style-name="gr121" draw:text-style-name="P10" draw:layer="layout" svg:width="0.099cm" svg:height="0.099cm" svg:x="9.292cm" svg:y="2.5cm" svg:viewBox="0 0 100 100" draw:points="50,0 100,50 50,100 0,50">
            <text:p/>
          </draw:polygon>
          <draw:polygon draw:style-name="gr121" draw:text-style-name="P10" draw:layer="layout" svg:width="0.099cm" svg:height="0.099cm" svg:x="8.892cm" svg:y="2.5cm" svg:viewBox="0 0 100 100" draw:points="50,0 100,50 50,100 0,50">
            <text:p/>
          </draw:polygon>
          <draw:custom-shape draw:style-name="gr122" draw:text-style-name="P42" draw:layer="layout" svg:width="0.5cm" svg:height="0.5cm" svg:x="8.892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3" draw:text-style-name="P41" draw:layer="layout" svg:width="0.402cm" svg:height="0.4cm" svg:x="8.941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4" draw:text-style-name="P9" draw:layer="layout" svg:width="0.1cm" svg:height="0.06cm" svg:x="8.892cm" svg:y="3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9" draw:layer="layout" svg:width="0.1cm" svg:height="0.06cm" svg:x="9.092cm" svg:y="3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9" draw:layer="layout" svg:width="0.1cm" svg:height="0.06cm" svg:x="9.292cm" svg:y="3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9" draw:layer="layout" svg:width="0.1cm" svg:height="0.06cm" svg:x="8.892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9" draw:layer="layout" svg:width="0.1cm" svg:height="0.06cm" svg:x="9.092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9" draw:layer="layout" svg:width="0.1cm" svg:height="0.06cm" svg:x="9.292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9" draw:layer="layout" svg:width="0.1cm" svg:height="0.06cm" svg:x="8.892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9" draw:layer="layout" svg:width="0.1cm" svg:height="0.06cm" svg:x="9.092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9" draw:layer="layout" svg:width="0.1cm" svg:height="0.06cm" svg:x="9.292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9" draw:layer="layout" svg:width="0.1cm" svg:height="0.06cm" svg:x="8.892cm" svg:y="3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9" draw:layer="layout" svg:width="0.1cm" svg:height="0.06cm" svg:x="9.092cm" svg:y="3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9" draw:layer="layout" svg:width="0.1cm" svg:height="0.06cm" svg:x="9.292cm" svg:y="3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9" draw:layer="layout" svg:width="0.16cm" svg:height="0.06cm" svg:x="8.892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9" draw:layer="layout" svg:width="0.16cm" svg:height="0.06cm" svg:x="9.232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125" draw:text-style-name="P2" draw:layer="layout" svg:width="1.099cm" svg:height="0.799cm" svg:x="8cm" svg:y="3.1cm" svg:viewBox="0 0 1100 800" draw:points="0,0 500,0 500,800 1100,800 1100,700">
          <text:p/>
        </draw:polyline>
        <draw:frame draw:style-name="gr126" draw:text-style-name="P17" draw:layer="layout" svg:width="0.743cm" svg:height="0.28cm" svg:x="7.103cm" svg:y="2.668cm">
          <draw:text-box>
            <text:p><text:span text:style-name="T7">Master</text:span></text:p>
          </draw:text-box>
        </draw:frame>
        <draw:frame draw:style-name="gr127" draw:text-style-name="P17" draw:layer="layout" svg:width="0.7cm" svg:height="0.56cm" svg:x="7.203cm" svg:y="3.368cm">
          <draw:text-box>
            <text:p><text:span text:style-name="T7">Track</text:span></text:p>
            <text:p><text:span text:style-name="T7">out</text:span></text:p>
          </draw:text-box>
        </draw:frame>
        <draw:frame draw:style-name="gr128" draw:text-style-name="P18" draw:layer="layout" svg:width="0.861cm" svg:height="0.276cm" svg:x="8.598cm" svg:y="4.426cm">
          <draw:text-box>
            <text:p><text:span text:style-name="T8">schwarz</text:span></text:p>
          </draw:text-box>
        </draw:frame>
        <draw:polyline draw:style-name="gr129" draw:text-style-name="P2" draw:layer="layout" svg:width="2.399cm" svg:height="0.399cm" svg:x="7.5cm" svg:y="4cm" svg:viewBox="0 0 2400 400" draw:points="2400,400 0,400 0,0">
          <text:p/>
        </draw:polyline>
        <draw:polyline draw:style-name="gr129" draw:text-style-name="P2" draw:layer="layout" svg:width="2.699cm" svg:height="0.699cm" svg:x="7.2cm" svg:y="4cm" svg:viewBox="0 0 2700 700" draw:points="2700,700 0,700 0,0">
          <text:p/>
        </draw:polyline>
        <draw:g draw:style-name="gr20">
          <draw:custom-shape draw:style-name="gr46" draw:text-style-name="P9" draw:layer="layout" svg:width="0.229cm" svg:height="0.2cm" svg:x="4.668cm" svg:y="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9" draw:layer="layout" svg:width="0.115cm" svg:height="0.2cm" svg:x="4.668cm" svg:y="3.2cm">
            <text:p/>
            <draw:enhanced-geometry svg:viewBox="0 0 21600 21600" draw:type="rectangle" draw:enhanced-path="M 0 0 L 21600 0 21600 21600 0 21600 0 0 Z N"/>
          </draw:custom-shape>
          <draw:line draw:style-name="gr47" draw:text-style-name="P2" draw:layer="layout" svg:x1="4.669cm" svg:y1="3.25cm" svg:x2="4.498cm" svg:y2="3.25cm">
            <text:p/>
          </draw:line>
          <draw:line draw:style-name="gr47" draw:text-style-name="P2" draw:layer="layout" svg:x1="4.669cm" svg:y1="3.35cm" svg:x2="4.498cm" svg:y2="3.35cm">
            <text:p/>
          </draw:line>
        </draw:g>
        <draw:g draw:style-name="gr20">
          <draw:custom-shape draw:style-name="gr46" draw:text-style-name="P9" draw:layer="layout" svg:width="0.229cm" svg:height="0.2cm" svg:x="4.66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9" draw:layer="layout" svg:width="0.115cm" svg:height="0.2cm" svg:x="4.668cm" svg:y="3.8cm">
            <text:p/>
            <draw:enhanced-geometry svg:viewBox="0 0 21600 21600" draw:type="rectangle" draw:enhanced-path="M 0 0 L 21600 0 21600 21600 0 21600 0 0 Z N"/>
          </draw:custom-shape>
          <draw:line draw:style-name="gr47" draw:text-style-name="P2" draw:layer="layout" svg:x1="4.669cm" svg:y1="3.85cm" svg:x2="4.498cm" svg:y2="3.85cm">
            <text:p/>
          </draw:line>
          <draw:line draw:style-name="gr47" draw:text-style-name="P2" draw:layer="layout" svg:x1="4.669cm" svg:y1="3.95cm" svg:x2="4.498cm" svg:y2="3.95cm">
            <text:p/>
          </draw:line>
        </draw:g>
        <draw:custom-shape draw:style-name="gr130" draw:text-style-name="P15" draw:layer="layout" svg:width="1.298cm" svg:height="0.6cm" svg:x="4.902cm" svg:y="4.8cm">
          <text:p/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1.09cm" svg:height="0.559cm" svg:x="4.997cm" svg:y="4.83cm">
          <draw:text-box>
            <text:p><text:span text:style-name="T6">Conrad</text:span></text:p>
            <text:p><text:span text:style-name="T6">BV00/026</text:span></text:p>
          </draw:text-box>
        </draw:frame>
        <draw:line draw:style-name="gr32" draw:text-style-name="P2" draw:layer="layout" svg:x1="6.2cm" svg:y1="5.4cm" svg:x2="4.9cm" svg:y2="6cm">
          <text:p/>
        </draw:line>
        <draw:frame draw:style-name="gr33" draw:text-style-name="P17" draw:layer="layout" svg:width="0.552cm" svg:height="0.28cm" svg:x="5.05cm" svg:y="5.468cm">
          <draw:text-box>
            <text:p><text:span text:style-name="T7">230~</text:span></text:p>
          </draw:text-box>
        </draw:frame>
        <draw:frame draw:style-name="gr34" draw:text-style-name="P17" draw:layer="layout" svg:width="0.5cm" svg:height="0.5cm" svg:x="5.7cm" svg:y="5.65cm">
          <draw:text-box>
            <text:p><text:span text:style-name="T7">18V~</text:span></text:p>
            <text:p><text:span text:style-name="T7">2,9A</text:span></text:p>
          </draw:text-box>
        </draw:frame>
        <draw:custom-shape draw:style-name="gr131" draw:text-style-name="P15" draw:layer="layout" svg:width="1.298cm" svg:height="0.8cm" svg:x="4.902cm" svg:y="5.4cm">
          <text:p/>
          <draw:enhanced-geometry svg:viewBox="0 0 21600 21600" draw:type="rectangle" draw:enhanced-path="M 0 0 L 21600 0 21600 21600 0 21600 0 0 Z N"/>
        </draw:custom-shape>
        <draw:frame draw:style-name="gr36" draw:text-style-name="P18" draw:layer="layout" svg:width="0.607cm" svg:height="0.276cm" svg:x="10.055cm" svg:y="4.1cm">
          <draw:text-box>
            <text:p><text:span text:style-name="T8">braun</text:span></text:p>
          </draw:text-box>
        </draw:frame>
        <draw:frame draw:style-name="gr132" draw:text-style-name="P18" draw:layer="layout" svg:width="0.304cm" svg:height="0.276cm" svg:x="10.056cm" svg:y="4.4cm">
          <draw:text-box>
            <text:p><text:span text:style-name="T8">rot</text:span></text:p>
          </draw:text-box>
        </draw:frame>
        <draw:circle draw:style-name="gr133" draw:text-style-name="P43" draw:layer="layout" svg:width="0.1cm" svg:height="0.1cm" svg:x="11.15cm" svg:y="4.35cm">
          <text:p/>
        </draw:circle>
        <draw:frame draw:style-name="gr128" draw:text-style-name="P18" draw:layer="layout" svg:width="0.861cm" svg:height="0.276cm" svg:x="8.599cm" svg:y="4.126cm">
          <draw:text-box>
            <text:p><text:span text:style-name="T8">schwarz</text:span></text:p>
          </draw:text-box>
        </draw:frame>
        <draw:polyline draw:style-name="gr6" draw:text-style-name="P2" draw:layer="layout" svg:width="3.799cm" svg:height="1.199cm" svg:x="9.9cm" svg:y="4.7cm" svg:viewBox="0 0 3800 1200" draw:points="3800,1200 1600,1200 1600,0 0,0">
          <text:p/>
        </draw:polyline>
        <draw:polyline draw:style-name="gr15" draw:text-style-name="P2" draw:layer="layout" svg:width="3.799cm" svg:height="2.099cm" svg:x="9.9cm" svg:y="2.3cm" svg:viewBox="0 0 3800 2100" draw:points="0,2100 1300,2100 1300,0 3800,0">
          <text:p/>
        </draw:polyline>
        <draw:polygon draw:style-name="gr134" draw:text-style-name="P44" draw:layer="layout" svg:width="0.299cm" svg:height="0.099cm" svg:x="11.5cm" svg:y="2.238cm" svg:viewBox="0 0 300 100" draw:points="0,0 300,50 0,100">
          <text:p/>
        </draw:polygon>
        <draw:polyline draw:style-name="gr53" draw:text-style-name="P2" draw:layer="layout" svg:width="2.099cm" svg:height="1.299cm" svg:x="11.6cm" svg:y="3.1cm" svg:viewBox="0 0 2100 1300" draw:points="0,1300 0,0 2100,0">
          <text:p/>
        </draw:polyline>
        <draw:line draw:style-name="gr57" draw:text-style-name="P2" draw:layer="layout" svg:x1="12.2cm" svg:y1="4.7cm" svg:x2="13.7cm" svg:y2="4.7cm">
          <text:p/>
        </draw:line>
        <draw:line draw:style-name="gr29" draw:text-style-name="P2" draw:layer="layout" svg:x1="12.3cm" svg:y1="5.1cm" svg:x2="13.7cm" svg:y2="5.1cm">
          <text:p/>
        </draw:line>
        <draw:polyline draw:style-name="gr8" draw:text-style-name="P2" draw:layer="layout" svg:width="2.099cm" svg:height="1.099cm" svg:x="11.6cm" svg:y="4.4cm" svg:viewBox="0 0 2100 1100" draw:points="0,0 0,1100 2100,1100">
          <text:p/>
        </draw:polyline>
        <draw:polyline draw:style-name="gr13" draw:text-style-name="P2" draw:layer="layout" svg:width="2.399cm" svg:height="1.999cm" svg:x="11.3cm" svg:y="2.7cm" svg:viewBox="0 0 2400 2000" draw:points="0,2000 0,0 2400,0">
          <text:p/>
        </draw:polyline>
        <draw:polyline draw:style-name="gr54" draw:text-style-name="P2" draw:layer="layout" svg:width="1.999cm" svg:height="1.199cm" svg:x="11.7cm" svg:y="3.5cm" svg:viewBox="0 0 2000 1200" draw:points="0,1200 0,0 2000,0">
          <text:p/>
        </draw:polyline>
        <draw:g draw:style-name="gr24">
          <draw:frame draw:style-name="gr135" draw:text-style-name="P45" draw:layer="layout" svg:width="0.15cm" svg:height="0.25cm" svg:x="15.4cm" svg:y="2.073cm">
            <draw:text-box>
              <text:p><text:span text:style-name="T22">1</text:span></text:p>
            </draw:text-box>
          </draw:frame>
          <draw:circle draw:style-name="gr136" draw:text-style-name="P29" draw:layer="layout" svg:width="0.12cm" svg:height="0.12cm" svg:x="14.94cm" svg:y="2.263cm">
            <text:p/>
          </draw:circle>
          <draw:circle draw:style-name="gr136" draw:text-style-name="P29" draw:layer="layout" svg:width="0.12cm" svg:height="0.12cm" svg:x="14.74cm" svg:y="2.413cm">
            <text:p/>
          </draw:circle>
          <draw:circle draw:style-name="gr136" draw:text-style-name="P29" draw:layer="layout" svg:width="0.12cm" svg:height="0.12cm" svg:x="14.94cm" svg:y="2.563cm">
            <text:p/>
          </draw:circle>
          <draw:circle draw:style-name="gr136" draw:text-style-name="P29" draw:layer="layout" svg:width="0.12cm" svg:height="0.12cm" svg:x="14.74cm" svg:y="2.713cm">
            <text:p/>
          </draw:circle>
          <draw:circle draw:style-name="gr136" draw:text-style-name="P29" draw:layer="layout" svg:width="0.12cm" svg:height="0.12cm" svg:x="14.94cm" svg:y="2.863cm">
            <text:p/>
          </draw:circle>
          <draw:circle draw:style-name="gr136" draw:text-style-name="P29" draw:layer="layout" svg:width="0.12cm" svg:height="0.12cm" svg:x="14.74cm" svg:y="3.013cm">
            <text:p/>
          </draw:circle>
          <draw:circle draw:style-name="gr136" draw:text-style-name="P29" draw:layer="layout" svg:width="0.12cm" svg:height="0.12cm" svg:x="14.94cm" svg:y="3.163cm">
            <text:p/>
          </draw:circle>
          <draw:circle draw:style-name="gr136" draw:text-style-name="P29" draw:layer="layout" svg:width="0.12cm" svg:height="0.12cm" svg:x="14.74cm" svg:y="3.313cm">
            <text:p/>
          </draw:circle>
          <draw:circle draw:style-name="gr136" draw:text-style-name="P29" draw:layer="layout" svg:width="0.12cm" svg:height="0.12cm" svg:x="14.94cm" svg:y="3.463cm">
            <text:p/>
          </draw:circle>
          <draw:circle draw:style-name="gr136" draw:text-style-name="P29" draw:layer="layout" svg:width="0.12cm" svg:height="0.12cm" svg:x="14.74cm" svg:y="3.613cm">
            <text:p/>
          </draw:circle>
          <draw:circle draw:style-name="gr136" draw:text-style-name="P29" draw:layer="layout" svg:width="0.12cm" svg:height="0.12cm" svg:x="14.94cm" svg:y="3.763cm">
            <text:p/>
          </draw:circle>
          <draw:frame draw:style-name="gr135" draw:text-style-name="P45" draw:layer="layout" svg:width="0.15cm" svg:height="0.25cm" svg:x="15.4cm" svg:y="2.373cm">
            <draw:text-box>
              <text:p><text:span text:style-name="T22">2</text:span></text:p>
            </draw:text-box>
          </draw:frame>
          <draw:frame draw:style-name="gr135" draw:text-style-name="P45" draw:layer="layout" svg:width="0.15cm" svg:height="0.25cm" svg:x="15.4cm" svg:y="2.673cm">
            <draw:text-box>
              <text:p><text:span text:style-name="T22">3</text:span></text:p>
            </draw:text-box>
          </draw:frame>
          <draw:frame draw:style-name="gr135" draw:text-style-name="P45" draw:layer="layout" svg:width="0.15cm" svg:height="0.25cm" svg:x="15.4cm" svg:y="2.973cm">
            <draw:text-box>
              <text:p><text:span text:style-name="T22">4</text:span></text:p>
            </draw:text-box>
          </draw:frame>
          <draw:frame draw:style-name="gr135" draw:text-style-name="P45" draw:layer="layout" svg:width="0.15cm" svg:height="0.25cm" svg:x="15.4cm" svg:y="3.273cm">
            <draw:text-box>
              <text:p><text:span text:style-name="T22">5</text:span></text:p>
            </draw:text-box>
          </draw:frame>
          <draw:frame draw:style-name="gr135" draw:text-style-name="P45" draw:layer="layout" svg:width="0.15cm" svg:height="0.25cm" svg:x="15.4cm" svg:y="3.573cm">
            <draw:text-box>
              <text:p><text:span text:style-name="T22">6</text:span></text:p>
            </draw:text-box>
          </draw:frame>
          <draw:frame draw:style-name="gr135" draw:text-style-name="P45" draw:layer="layout" svg:width="0.15cm" svg:height="0.25cm" svg:x="15.4cm" svg:y="3.873cm">
            <draw:text-box>
              <text:p><text:span text:style-name="T22">7</text:span></text:p>
            </draw:text-box>
          </draw:frame>
          <draw:frame draw:style-name="gr135" draw:text-style-name="P45" draw:layer="layout" svg:width="0.15cm" svg:height="0.25cm" svg:x="15.4cm" svg:y="4.173cm">
            <draw:text-box>
              <text:p><text:span text:style-name="T22">8</text:span></text:p>
            </draw:text-box>
          </draw:frame>
          <draw:frame draw:style-name="gr135" draw:text-style-name="P45" draw:layer="layout" svg:width="0.15cm" svg:height="0.25cm" svg:x="15.4cm" svg:y="4.473cm">
            <draw:text-box>
              <text:p><text:span text:style-name="T22">9</text:span></text:p>
            </draw:text-box>
          </draw:frame>
          <draw:frame draw:style-name="gr135" draw:text-style-name="P45" draw:layer="layout" svg:width="0.25cm" svg:height="0.25cm" svg:x="15.3cm" svg:y="4.773cm">
            <draw:text-box>
              <text:p><text:span text:style-name="T22">10</text:span></text:p>
            </draw:text-box>
          </draw:frame>
          <draw:frame draw:style-name="gr135" draw:text-style-name="P45" draw:layer="layout" svg:width="0.25cm" svg:height="0.25cm" svg:x="15.3cm" svg:y="5.073cm">
            <draw:text-box>
              <text:p><text:span text:style-name="T22">11</text:span></text:p>
            </draw:text-box>
          </draw:frame>
          <draw:frame draw:style-name="gr135" draw:text-style-name="P45" draw:layer="layout" svg:width="0.25cm" svg:height="0.25cm" svg:x="15.3cm" svg:y="5.373cm">
            <draw:text-box>
              <text:p><text:span text:style-name="T22">12</text:span></text:p>
            </draw:text-box>
          </draw:frame>
          <draw:frame draw:style-name="gr135" draw:text-style-name="P45" draw:layer="layout" svg:width="0.25cm" svg:height="0.25cm" svg:x="15.3cm" svg:y="5.673cm">
            <draw:text-box>
              <text:p><text:span text:style-name="T22">13</text:span></text:p>
            </draw:text-box>
          </draw:frame>
          <draw:circle draw:style-name="gr136" draw:text-style-name="P29" draw:layer="layout" svg:width="0.12cm" svg:height="0.12cm" svg:x="14.74cm" svg:y="3.913cm">
            <text:p/>
          </draw:circle>
          <draw:circle draw:style-name="gr136" draw:text-style-name="P29" draw:layer="layout" svg:width="0.12cm" svg:height="0.12cm" svg:x="14.94cm" svg:y="4.063cm">
            <text:p/>
          </draw:circle>
          <draw:circle draw:style-name="gr136" draw:text-style-name="P29" draw:layer="layout" svg:width="0.12cm" svg:height="0.12cm" svg:x="14.74cm" svg:y="4.213cm">
            <text:p/>
          </draw:circle>
          <draw:circle draw:style-name="gr136" draw:text-style-name="P29" draw:layer="layout" svg:width="0.12cm" svg:height="0.12cm" svg:x="14.94cm" svg:y="4.363cm">
            <text:p/>
          </draw:circle>
          <draw:circle draw:style-name="gr136" draw:text-style-name="P29" draw:layer="layout" svg:width="0.12cm" svg:height="0.12cm" svg:x="14.74cm" svg:y="4.513cm">
            <text:p/>
          </draw:circle>
          <draw:circle draw:style-name="gr136" draw:text-style-name="P29" draw:layer="layout" svg:width="0.12cm" svg:height="0.12cm" svg:x="14.94cm" svg:y="4.663cm">
            <text:p/>
          </draw:circle>
          <draw:circle draw:style-name="gr136" draw:text-style-name="P29" draw:layer="layout" svg:width="0.12cm" svg:height="0.12cm" svg:x="14.74cm" svg:y="4.813cm">
            <text:p/>
          </draw:circle>
          <draw:circle draw:style-name="gr136" draw:text-style-name="P29" draw:layer="layout" svg:width="0.12cm" svg:height="0.12cm" svg:x="14.94cm" svg:y="4.963cm">
            <text:p/>
          </draw:circle>
          <draw:circle draw:style-name="gr136" draw:text-style-name="P29" draw:layer="layout" svg:width="0.12cm" svg:height="0.12cm" svg:x="14.74cm" svg:y="5.113cm">
            <text:p/>
          </draw:circle>
          <draw:circle draw:style-name="gr136" draw:text-style-name="P29" draw:layer="layout" svg:width="0.12cm" svg:height="0.12cm" svg:x="14.94cm" svg:y="5.263cm">
            <text:p/>
          </draw:circle>
          <draw:circle draw:style-name="gr136" draw:text-style-name="P29" draw:layer="layout" svg:width="0.12cm" svg:height="0.12cm" svg:x="14.74cm" svg:y="5.413cm">
            <text:p/>
          </draw:circle>
          <draw:circle draw:style-name="gr136" draw:text-style-name="P29" draw:layer="layout" svg:width="0.12cm" svg:height="0.12cm" svg:x="14.94cm" svg:y="5.563cm">
            <text:p/>
          </draw:circle>
          <draw:circle draw:style-name="gr136" draw:text-style-name="P29" draw:layer="layout" svg:width="0.12cm" svg:height="0.12cm" svg:x="14.74cm" svg:y="5.713cm">
            <text:p/>
          </draw:circle>
          <draw:circle draw:style-name="gr136" draw:text-style-name="P29" draw:layer="layout" svg:width="0.12cm" svg:height="0.12cm" svg:x="14.94cm" svg:y="5.863cm">
            <text:p/>
          </draw:circle>
          <draw:polygon draw:style-name="gr32" draw:text-style-name="P2" draw:layer="layout" svg:width="0.599cm" svg:height="4.199cm" svg:x="14.6cm" svg:y="2.023cm" svg:viewBox="0 0 600 4200" draw:points="0,300 200,100 400,0 500,0 600,100 600,4100 500,4200 400,4200 200,4100 0,3900">
            <text:p/>
          </draw:polygon>
        </draw:g>
        <draw:circle draw:style-name="gr137" draw:text-style-name="P46" draw:layer="layout" svg:width="0.1cm" svg:height="0.1cm" svg:x="11.25cm" svg:y="4.65cm">
          <text:p/>
        </draw:circle>
        <draw:line draw:style-name="gr15" draw:text-style-name="P2" draw:layer="layout" svg:x1="11.2cm" svg:y1="4.4cm" svg:x2="11.6cm" svg:y2="4.4cm">
          <text:p/>
        </draw:line>
        <draw:line draw:style-name="gr6" draw:text-style-name="P2" draw:layer="layout" svg:x1="11.7cm" svg:y1="4.7cm" svg:x2="11.2cm" svg:y2="4.7cm">
          <text:p/>
        </draw:line>
        <draw:circle draw:style-name="gr137" draw:text-style-name="P46" draw:layer="layout" svg:width="0.1cm" svg:height="0.1cm" svg:x="11.45cm" svg:y="4.65cm">
          <text:p/>
        </draw:circle>
        <draw:circle draw:style-name="gr138" draw:text-style-name="P47" draw:layer="layout" svg:width="0.1cm" svg:height="0.1cm" svg:x="14.45cm" svg:y="4.273cm">
          <text:p/>
        </draw:circle>
        <draw:frame draw:style-name="gr36" draw:text-style-name="P18" draw:layer="layout" svg:width="0.75cm" svg:height="0.25cm" svg:x="12.3cm" svg:y="2.85cm">
          <draw:text-box>
            <text:p><text:span text:style-name="T8">WA gelb</text:span></text:p>
          </draw:text-box>
        </draw:frame>
        <draw:frame draw:style-name="gr36" draw:text-style-name="P18" draw:layer="layout" svg:width="1cm" svg:height="0.25cm" svg:x="12.3cm" svg:y="2.45cm">
          <draw:text-box>
            <text:p><text:span text:style-name="T8">NS orange</text:span></text:p>
          </draw:text-box>
        </draw:frame>
        <draw:frame draw:style-name="gr36" draw:text-style-name="P18" draw:layer="layout" svg:width="1cm" svg:height="0.25cm" svg:x="12.3cm" svg:y="2.05cm">
          <draw:text-box>
            <text:p><text:span text:style-name="T8">NN1 braun</text:span></text:p>
          </draw:text-box>
        </draw:frame>
        <draw:frame draw:style-name="gr36" draw:text-style-name="P18" draw:layer="layout" svg:width="0.8cm" svg:height="0.25cm" svg:x="12.3cm" svg:y="3.25cm">
          <draw:text-box>
            <text:p><text:span text:style-name="T8">WB grün</text:span></text:p>
          </draw:text-box>
        </draw:frame>
        <draw:frame draw:style-name="gr36" draw:text-style-name="P18" draw:layer="layout" svg:width="0.9cm" svg:height="0.25cm" svg:x="12.3cm" svg:y="3.65cm">
          <draw:text-box>
            <text:p><text:span text:style-name="T8">V+ violett</text:span></text:p>
          </draw:text-box>
        </draw:frame>
        <draw:frame draw:style-name="gr36" draw:text-style-name="P18" draw:layer="layout" svg:width="0.7cm" svg:height="0.25cm" svg:x="12.3cm" svg:y="4.05cm">
          <draw:text-box>
            <text:p><text:span text:style-name="T8">V- blau</text:span></text:p>
          </draw:text-box>
        </draw:frame>
        <draw:frame draw:style-name="gr36" draw:text-style-name="P18" draw:layer="layout" svg:width="0.4cm" svg:height="0.25cm" svg:x="6.5cm" svg:y="5.75cm">
          <draw:text-box>
            <text:p><text:span text:style-name="T8">blau</text:span></text:p>
          </draw:text-box>
        </draw:frame>
        <draw:frame draw:style-name="gr36" draw:text-style-name="P18" draw:layer="layout" svg:width="1.3cm" svg:height="0.25cm" svg:x="6.5cm" svg:y="5.45cm">
          <draw:text-box>
            <text:p><text:span text:style-name="T8">gelb </text:span><text:span text:style-name="T10">→ </text:span><text:span text:style-name="T8">violett</text:span></text:p>
          </draw:text-box>
        </draw:frame>
        <draw:line draw:style-name="gr48" draw:text-style-name="P2" draw:layer="layout" svg:x1="6.2cm" svg:y1="5.7cm" svg:x2="7.1cm" svg:y2="5.7cm">
          <text:p/>
        </draw:line>
        <draw:frame draw:style-name="gr36" draw:text-style-name="P18" draw:layer="layout" svg:width="0.75cm" svg:height="0.25cm" svg:x="12.3cm" svg:y="4.45cm">
          <draw:text-box>
            <text:p><text:span text:style-name="T8">OB weiß</text:span></text:p>
          </draw:text-box>
        </draw:frame>
        <draw:frame draw:style-name="gr36" draw:text-style-name="P18" draw:layer="layout" svg:width="0.998cm" svg:height="0.25cm" svg:x="12.302cm" svg:y="4.85cm">
          <draw:text-box>
            <text:p><text:span text:style-name="T8">OA schwarz</text:span></text:p>
          </draw:text-box>
        </draw:frame>
        <draw:circle draw:style-name="gr133" draw:text-style-name="P43" draw:layer="layout" svg:width="0.1cm" svg:height="0.1cm" svg:x="11.55cm" svg:y="4.35cm">
          <text:p/>
        </draw:circle>
        <draw:frame draw:style-name="gr36" draw:text-style-name="P18" draw:layer="layout" svg:width="0.7cm" svg:height="0.25cm" svg:x="12.3cm" svg:y="5.25cm">
          <draw:text-box>
            <text:p><text:span text:style-name="T8">SN grau</text:span></text:p>
          </draw:text-box>
        </draw:frame>
        <draw:frame draw:style-name="gr36" draw:text-style-name="P18" draw:layer="layout" svg:width="0.7cm" svg:height="0.25cm" svg:x="12.3cm" svg:y="5.65cm">
          <draw:text-box>
            <text:p><text:span text:style-name="T8">SS1 rot</text:span></text:p>
          </draw:text-box>
        </draw:frame>
        <draw:polyline draw:style-name="gr139" draw:text-style-name="P2" draw:layer="layout" svg:width="14.199cm" svg:height="4.799cm" svg:x="2.4cm" svg:y="4.1cm" svg:viewBox="0 0 14200 4800" draw:points="12800,23 14200,0 14200,3000 0,3000 0,4800 500,4800">
          <text:p/>
        </draw:polyline>
        <draw:rect draw:style-name="gr140" draw:text-style-name="P14" draw:layer="layout" svg:width="0.4cm" svg:height="0.399cm" svg:x="13.702cm" svg:y="2.124cm">
          <text:p/>
        </draw:rect>
        <draw:frame draw:style-name="gr141" draw:text-style-name="P48" draw:layer="layout" svg:width="0.2cm" svg:height="0.4cm" svg:x="13.8cm" svg:y="2.123cm">
          <draw:text-box>
            <text:p text:style-name="P1"><text:span text:style-name="T23">1</text:span></text:p>
          </draw:text-box>
        </draw:frame>
        <draw:frame draw:style-name="gr142" draw:text-style-name="P49" draw:layer="layout" svg:width="0.8cm" svg:height="0.5cm" svg:x="15.8cm" svg:y="2cm">
          <draw:text-box>
            <text:p><text:span text:style-name="T24">OST</text:span></text:p>
          </draw:text-box>
        </draw:frame>
        <draw:rect draw:style-name="gr140" draw:text-style-name="P14" draw:layer="layout" svg:width="0.4cm" svg:height="0.399cm" svg:x="13.702cm" svg:y="2.525cm">
          <text:p/>
        </draw:rect>
        <draw:frame draw:style-name="gr141" draw:text-style-name="P48" draw:layer="layout" svg:width="0.2cm" svg:height="0.4cm" svg:x="13.8cm" svg:y="2.524cm">
          <draw:text-box>
            <text:p text:style-name="P1"><text:span text:style-name="T23">3</text:span></text:p>
          </draw:text-box>
        </draw:frame>
        <draw:rect draw:style-name="gr140" draw:text-style-name="P14" draw:layer="layout" svg:width="0.4cm" svg:height="0.399cm" svg:x="13.702cm" svg:y="2.925cm">
          <text:p/>
        </draw:rect>
        <draw:rect draw:style-name="gr140" draw:text-style-name="P14" draw:layer="layout" svg:width="0.4cm" svg:height="0.399cm" svg:x="13.702cm" svg:y="3.326cm">
          <text:p/>
        </draw:rect>
        <draw:rect draw:style-name="gr140" draw:text-style-name="P14" draw:layer="layout" svg:width="0.4cm" svg:height="0.399cm" svg:x="13.702cm" svg:y="3.726cm">
          <text:p/>
        </draw:rect>
        <draw:frame draw:style-name="gr141" draw:text-style-name="P48" draw:layer="layout" svg:width="0.2cm" svg:height="0.4cm" svg:x="13.8cm" svg:y="2.924cm">
          <draw:text-box>
            <text:p text:style-name="P1"><text:span text:style-name="T23">4</text:span></text:p>
          </draw:text-box>
        </draw:frame>
        <draw:frame draw:style-name="gr141" draw:text-style-name="P48" draw:layer="layout" svg:width="0.2cm" svg:height="0.4cm" svg:x="13.8cm" svg:y="3.324cm">
          <draw:text-box>
            <text:p text:style-name="P1"><text:span text:style-name="T23">5</text:span></text:p>
          </draw:text-box>
        </draw:frame>
        <draw:frame draw:style-name="gr141" draw:text-style-name="P48" draw:layer="layout" svg:width="0.2cm" svg:height="0.4cm" svg:x="13.8cm" svg:y="3.724cm">
          <draw:text-box>
            <text:p text:style-name="P1"><text:span text:style-name="T23">7</text:span></text:p>
          </draw:text-box>
        </draw:frame>
        <draw:rect draw:style-name="gr140" draw:text-style-name="P14" draw:layer="layout" svg:width="0.4cm" svg:height="0.399cm" svg:x="13.702cm" svg:y="4.125cm">
          <text:p/>
        </draw:rect>
        <draw:frame draw:style-name="gr141" draw:text-style-name="P48" draw:layer="layout" svg:width="0.2cm" svg:height="0.4cm" svg:x="13.8cm" svg:y="4.124cm">
          <draw:text-box>
            <text:p text:style-name="P1"><text:span text:style-name="T23">8</text:span></text:p>
          </draw:text-box>
        </draw:frame>
        <draw:rect draw:style-name="gr140" draw:text-style-name="P14" draw:layer="layout" svg:width="0.4cm" svg:height="0.399cm" svg:x="13.702cm" svg:y="4.526cm">
          <text:p/>
        </draw:rect>
        <draw:frame draw:style-name="gr141" draw:text-style-name="P48" draw:layer="layout" svg:width="0.2cm" svg:height="0.4cm" svg:x="13.8cm" svg:y="4.525cm">
          <draw:text-box>
            <text:p text:style-name="P1"><text:span text:style-name="T23">9</text:span></text:p>
          </draw:text-box>
        </draw:frame>
        <draw:rect draw:style-name="gr140" draw:text-style-name="P14" draw:layer="layout" svg:width="0.4cm" svg:height="0.399cm" svg:x="13.702cm" svg:y="4.926cm">
          <text:p/>
        </draw:rect>
        <draw:rect draw:style-name="gr140" draw:text-style-name="P14" draw:layer="layout" svg:width="0.4cm" svg:height="0.399cm" svg:x="13.702cm" svg:y="5.327cm">
          <text:p/>
        </draw:rect>
        <draw:rect draw:style-name="gr140" draw:text-style-name="P14" draw:layer="layout" svg:width="0.4cm" svg:height="0.399cm" svg:x="13.702cm" svg:y="5.727cm">
          <text:p/>
        </draw:rect>
        <draw:frame draw:style-name="gr141" draw:text-style-name="P48" draw:layer="layout" svg:width="0.3cm" svg:height="0.4cm" svg:x="13.75cm" svg:y="4.923cm">
          <draw:text-box>
            <text:p text:style-name="P1"><text:span text:style-name="T23">10</text:span></text:p>
          </draw:text-box>
        </draw:frame>
        <draw:frame draw:style-name="gr141" draw:text-style-name="P48" draw:layer="layout" svg:width="0.3cm" svg:height="0.4cm" svg:x="13.75cm" svg:y="5.323cm">
          <draw:text-box>
            <text:p text:style-name="P1"><text:span text:style-name="T23">11</text:span></text:p>
          </draw:text-box>
        </draw:frame>
        <draw:frame draw:style-name="gr141" draw:text-style-name="P48" draw:layer="layout" svg:width="0.3cm" svg:height="0.4cm" svg:x="13.75cm" svg:y="5.723cm">
          <draw:text-box>
            <text:p text:style-name="P1"><text:span text:style-name="T23">13</text:span></text:p>
          </draw:text-box>
        </draw:frame>
        <draw:line draw:style-name="gr15" draw:text-style-name="P2" draw:layer="layout" svg:x1="14.1cm" svg:y1="2.323cm" svg:x2="15cm" svg:y2="2.323cm">
          <text:p/>
        </draw:line>
        <draw:polyline draw:style-name="gr13" draw:text-style-name="P2" draw:layer="layout" svg:width="0.899cm" svg:height="0.199cm" svg:x="14.1cm" svg:y="2.723cm" svg:viewBox="0 0 900 200" draw:points="0,0 300,0 300,200 900,200">
          <text:p/>
        </draw:polyline>
        <draw:polyline draw:style-name="gr53" draw:text-style-name="P2" draw:layer="layout" svg:width="0.899cm" svg:height="0.099cm" svg:x="14.1cm" svg:y="3.123cm" svg:viewBox="0 0 900 100" draw:points="0,0 300,0 300,100 900,100">
          <text:p/>
        </draw:polyline>
        <draw:line draw:style-name="gr54" draw:text-style-name="P2" draw:layer="layout" svg:x1="14.1cm" svg:y1="3.523cm" svg:x2="15cm" svg:y2="3.523cm">
          <text:p/>
        </draw:line>
        <draw:polyline draw:style-name="gr56" draw:text-style-name="P26" draw:layer="layout" svg:width="0.899cm" svg:height="0.199cm" svg:x="14.1cm" svg:y="3.923cm" svg:viewBox="0 0 900 200" draw:points="0,0 200,0 200,200 900,200">
          <text:p/>
        </draw:polyline>
        <draw:line draw:style-name="gr57" draw:text-style-name="P2" draw:layer="layout" svg:x1="14.1cm" svg:y1="4.723cm" svg:x2="15cm" svg:y2="4.723cm">
          <text:p/>
        </draw:line>
        <draw:polyline draw:style-name="gr143" draw:text-style-name="P26" draw:layer="layout" svg:width="0.499cm" svg:height="0.599cm" svg:x="14.5cm" svg:y="3.823cm" svg:viewBox="0 0 500 600" draw:points="500,600 0,600 0,0 486,0">
          <text:p/>
        </draw:polyline>
        <draw:polyline draw:style-name="gr29" draw:text-style-name="P2" draw:layer="layout" svg:width="0.899cm" svg:height="0.099cm" svg:x="14.1cm" svg:y="5.023cm" svg:viewBox="0 0 900 100" draw:points="0,100 300,100 300,0 900,0">
          <text:p/>
        </draw:polyline>
        <draw:polyline draw:style-name="gr8" draw:text-style-name="P2" draw:layer="layout" svg:width="0.899cm" svg:height="0.199cm" svg:x="14.1cm" svg:y="5.323cm" svg:viewBox="0 0 900 200" draw:points="0,200 300,200 300,0 900,0">
          <text:p/>
        </draw:polyline>
        <draw:line draw:style-name="gr6" draw:text-style-name="P2" draw:layer="layout" svg:x1="15cm" svg:y1="5.923cm" svg:x2="14.1cm" svg:y2="5.923cm">
          <text:p/>
        </draw:line>
        <draw:rect draw:style-name="gr90" draw:text-style-name="P14" draw:layer="layout" svg:width="2.5cm" svg:height="0.5cm" svg:x="13.3cm" svg:y="6.323cm">
          <text:p/>
        </draw:rect>
        <draw:frame draw:style-name="gr91" draw:text-style-name="P16" draw:layer="layout" svg:width="2.3cm" svg:height="0.3cm" svg:x="13.4cm" svg:y="6.423cm">
          <draw:text-box>
            <text:p><text:span text:style-name="T20">CON_SubD_Screw10</text:span></text:p>
          </draw:text-box>
        </draw:frame>
        <draw:frame draw:style-name="gr91" draw:text-style-name="P16" draw:layer="layout" svg:width="1.8cm" svg:height="0.3cm" draw:transform="rotate (1.5707963267949) translate (16.2cm 6.423cm)">
          <draw:text-box>
            <text:p><text:span text:style-name="T20">10-poliges Kab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Gill Sans MT Condensed" svg:font-family="'Gill Sans MT Condense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Standar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1T17:33:35.005963800</dc:date>
    <meta:editing-duration>P1DT11H39M45S</meta:editing-duration>
    <meta:editing-cycles>160</meta:editing-cycles>
    <meta:generator>LibreOffice/25.2.3.2$Windows_X86_64 LibreOffice_project/bbb074479178df812d175f709636b368952c2ce3</meta:generator>
    <meta:print-date>2024-10-20T09:56:13.86</meta:print-date>
    <meta:printed-by>Karl Hartinger</meta:printed-by>
    <meta:document-statistic meta:object-count="767"/>
  </office:meta>
</office:document-meta>
</file>